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94529"/>
    </style:style>
    <style:style style:name="gr2" style:family="graphic" style:parent-style-name="standard">
      <style:graphic-properties draw:stroke="none" draw:fill="solid" draw:fill-color="#d9d9d9"/>
    </style:style>
    <style:style style:name="gr3" style:family="graphic" style:parent-style-name="standard">
      <style:graphic-properties draw:stroke="none" draw:fill="solid" draw:fill-color="#ddd9c4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2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1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2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8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2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6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6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6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4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3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0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2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8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4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1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7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9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7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59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2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2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8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0.88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01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8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2.13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5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79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7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4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3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7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7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95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33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52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3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6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7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solid" draw:fill-color="#000000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0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5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71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3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68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5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0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8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5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1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32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4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2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5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58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4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07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3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9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36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0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6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8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2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2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6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0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4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2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13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6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5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3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3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2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9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0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1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13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26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fill-color="#ffffff" fo:min-height="0.671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57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38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2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9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2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3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7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006cm" fo:min-width="2.3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73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6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5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9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88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97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8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278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0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00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07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47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17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94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73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89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63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1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22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24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58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33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8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0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96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89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15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44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0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937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564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4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71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3.85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3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467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0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959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32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77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95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494529"/>
    </style:style>
    <style:style style:name="P2" style:family="paragraph">
      <loext:graphic-properties draw:fill="solid" draw:fill-color="#d9d9d9"/>
    </style:style>
    <style:style style:name="P3" style:family="paragraph">
      <loext:graphic-properties draw:fill="solid" draw:fill-color="#ddd9c4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6" style:family="paragraph">
      <loext:graphic-properties draw:fill="none"/>
      <style:paragraph-properties fo:text-align="start"/>
      <style:text-properties fo:font-size="9.39999961853027pt" style:font-size-asian="9.39999961853027pt" style:font-size-complex="9.39999961853027pt"/>
    </style:style>
    <style:style style:name="P7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loext:opacity="100%" style:font-name="Calibri1" fo:font-size="9.39999961853027pt" fo:font-weight="normal" style:font-name-asian="Calibri1" style:font-size-asian="9.39999961853027pt" style:font-weight-asian="normal" style:font-name-complex="Calibri1" style:font-size-complex="9.39999961853027pt" style:font-weight-complex="normal"/>
    </style:style>
    <style:style style:name="T2" style:family="text">
      <style:text-properties fo:color="#000000" loext:opacity="100%" style:font-name="Calibri1" fo:font-size="9.39999961853027pt" fo:font-weight="bold" style:font-name-asian="Calibri1" style:font-size-asian="9.39999961853027pt" style:font-weight-asian="bold" style:font-name-complex="Calibri1" style:font-size-complex="9.39999961853027pt" style:font-weight-complex="bold"/>
    </style:style>
    <style:style style:name="T3" style:family="text">
      <style:text-properties fo:color="#ffffff" loext:opacity="100%" style:font-name="Calibri1" fo:font-size="11.8999996185303pt" fo:font-weight="normal" style:font-name-asian="Calibri1" style:font-size-asian="11.8999996185303pt" style:font-weight-asian="normal" style:font-name-complex="Calibri1" style:font-size-complex="11.8999996185303pt" style:font-weight-complex="normal"/>
    </style:style>
    <style:style style:name="T4" style:family="text">
      <style:text-properties fo:color="#ffffff" loext:opacity="100%" style:font-name="Calibri1" fo:font-size="9.39999961853027pt" fo:font-weight="bold" style:font-name-asian="Calibri1" style:font-size-asian="9.39999961853027pt" style:font-weight-asian="bold" style:font-name-complex="Calibri1" style:font-size-complex="9.39999961853027pt" style:font-weight-complex="bold"/>
    </style:style>
    <style:style style:name="T5" style:family="text">
      <style:text-properties fo:color="#262626" loext:opacity="100%" style:font-name="Calibri1" fo:font-size="9.39999961853027pt" fo:font-weight="normal" style:font-name-asian="Calibri1" style:font-size-asian="9.39999961853027pt" style:font-weight-asian="normal" style:font-name-complex="Calibri1" style:font-size-complex="9.3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347cm" svg:height="0.919cm" svg:x="0.524cm" svg:y="1.913cm" svg:viewBox="0 0 18348 920" draw:points="0,920 18348,920 18348,0 0,0">
          <text:p/>
        </draw:polygon>
        <draw:polygon draw:style-name="gr2" draw:text-style-name="P2" draw:layer="layout" svg:width="18.347cm" svg:height="0.7cm" svg:x="0.524cm" svg:y="2.827cm" svg:viewBox="0 0 18348 701" draw:points="0,701 18348,701 18348,0 0,0">
          <text:p/>
        </draw:polygon>
        <draw:polygon draw:style-name="gr1" draw:text-style-name="P1" draw:layer="layout" svg:width="18.347cm" svg:height="0.636cm" svg:x="0.524cm" svg:y="3.958cm" svg:viewBox="0 0 18348 637" draw:points="0,637 18348,637 18348,0 0,0">
          <text:p/>
        </draw:polygon>
        <draw:polygon draw:style-name="gr3" draw:text-style-name="P3" draw:layer="layout" svg:width="18.347cm" svg:height="0.593cm" svg:x="0.524cm" svg:y="4.589cm" svg:viewBox="0 0 18348 594" draw:points="0,594 18348,594 18348,0 0,0">
          <text:p/>
        </draw:polygon>
        <draw:polygon draw:style-name="gr1" draw:text-style-name="P1" draw:layer="layout" svg:width="18.347cm" svg:height="0.636cm" svg:x="0.524cm" svg:y="7.358cm" svg:viewBox="0 0 18348 637" draw:points="0,637 18348,637 18348,0 0,0">
          <text:p/>
        </draw:polygon>
        <draw:polygon draw:style-name="gr3" draw:text-style-name="P3" draw:layer="layout" svg:width="18.347cm" svg:height="0.592cm" svg:x="0.524cm" svg:y="7.989cm" svg:viewBox="0 0 18348 593" draw:points="0,593 18348,593 18348,0 0,0">
          <text:p/>
        </draw:polygon>
        <draw:polygon draw:style-name="gr1" draw:text-style-name="P1" draw:layer="layout" svg:width="18.347cm" svg:height="0.636cm" svg:x="0.524cm" svg:y="13.81cm" svg:viewBox="0 0 18348 637" draw:points="0,637 18348,637 18348,0 0,0">
          <text:p/>
        </draw:polygon>
        <draw:polygon draw:style-name="gr3" draw:text-style-name="P3" draw:layer="layout" svg:width="18.347cm" svg:height="0.593cm" svg:x="0.524cm" svg:y="14.441cm" svg:viewBox="0 0 18348 594" draw:points="0,594 18348,594 18348,0 0,0">
          <text:p/>
        </draw:polygon>
        <draw:polygon draw:style-name="gr1" draw:text-style-name="P1" draw:layer="layout" svg:width="18.347cm" svg:height="0.441cm" svg:x="0.524cm" svg:y="16.338cm" svg:viewBox="0 0 18348 442" draw:points="0,442 18348,442 18348,0 0,0">
          <text:p/>
        </draw:polygon>
        <draw:polygon draw:style-name="gr3" draw:text-style-name="P3" draw:layer="layout" svg:width="18.347cm" svg:height="0.441cm" svg:x="0.524cm" svg:y="16.774cm" svg:viewBox="0 0 18348 442" draw:points="0,442 18348,442 18348,0 0,0">
          <text:p/>
        </draw:polygon>
        <draw:polygon draw:style-name="gr1" draw:text-style-name="P1" draw:layer="layout" svg:width="18.347cm" svg:height="0.636cm" svg:x="0.524cm" svg:y="21.571cm" svg:viewBox="0 0 18348 637" draw:points="0,637 18348,637 18348,0 0,0">
          <text:p/>
        </draw:polygon>
        <draw:polygon draw:style-name="gr3" draw:text-style-name="P3" draw:layer="layout" svg:width="18.347cm" svg:height="0.592cm" svg:x="0.524cm" svg:y="22.203cm" svg:viewBox="0 0 18348 593" draw:points="0,593 18348,593 18348,0 0,0">
          <text:p/>
        </draw:polygon>
        <draw:polygon draw:style-name="gr1" draw:text-style-name="P1" draw:layer="layout" svg:width="18.347cm" svg:height="0.636cm" svg:x="0.524cm" svg:y="24.099cm" svg:viewBox="0 0 18348 637" draw:points="0,637 18348,637 18348,0 0,0">
          <text:p/>
        </draw:polygon>
        <draw:polygon draw:style-name="gr3" draw:text-style-name="P3" draw:layer="layout" svg:width="18.347cm" svg:height="0.593cm" svg:x="0.524cm" svg:y="24.73cm" svg:viewBox="0 0 18348 594" draw:points="0,594 18348,594 18348,0 0,0">
          <text:p/>
        </draw:polygon>
        <draw:polygon draw:style-name="gr1" draw:text-style-name="P1" draw:layer="layout" svg:width="18.347cm" svg:height="0.441cm" svg:x="0.524cm" svg:y="26.626cm" svg:viewBox="0 0 18348 442" draw:points="0,442 18348,442 18348,0 0,0">
          <text:p/>
        </draw:polygon>
        <draw:polygon draw:style-name="gr3" draw:text-style-name="P3" draw:layer="layout" svg:width="18.347cm" svg:height="0.441cm" svg:x="0.524cm" svg:y="27.062cm" svg:viewBox="0 0 18348 442" draw:points="0,442 18348,442 18348,0 0,0">
          <text:p/>
        </draw:polygon>
        <draw:frame draw:style-name="gr4" draw:text-style-name="P5" draw:layer="layout" svg:width="0.329cm" svg:height="0.336cm" svg:x="20.189cm" svg:y="4.236cm">
          <draw:text-box>
            <text:p text:style-name="P4"><text:span text:style-name="T1">1</text:span></text:p>
          </draw:text-box>
        </draw:frame>
        <draw:frame draw:style-name="gr5" draw:text-style-name="P5" draw:layer="layout" svg:width="0.518cm" svg:height="0.336cm" svg:x="0.91cm" svg:y="4.748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4.748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4.748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4.748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5.261cm">
          <draw:text-box>
            <text:p text:style-name="P4"><text:span text:style-name="T1">PK</text:span></text:p>
          </draw:text-box>
        </draw:frame>
        <draw:frame draw:style-name="gr10" draw:text-style-name="P6" draw:layer="layout" svg:width="1.153cm" svg:height="0.336cm" svg:x="1.842cm" svg:y="5.261cm">
          <draw:text-box>
            <text:p text:style-name="P4"><text:span text:style-name="T2">point_id</text:span></text:p>
          </draw:text-box>
        </draw:frame>
        <draw:frame draw:style-name="gr11" draw:text-style-name="P6" draw:layer="layout" svg:width="0.629cm" svg:height="0.336cm" svg:x="6.5cm" svg:y="5.314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5.261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5.261cm">
          <draw:text-box>
            <text:p text:style-name="P4"><text:span text:style-name="T1">Autoincrement</text:span></text:p>
          </draw:text-box>
        </draw:frame>
        <draw:frame draw:style-name="gr13" draw:text-style-name="P5" draw:layer="layout" svg:width="1.67cm" svg:height="0.336cm" svg:x="1.842cm" svg:y="5.697cm">
          <draw:text-box>
            <text:p text:style-name="P4"><text:span text:style-name="T2">point_name</text:span></text:p>
          </draw:text-box>
        </draw:frame>
        <draw:frame draw:style-name="gr14" draw:text-style-name="P5" draw:layer="layout" svg:width="2.267cm" svg:height="0.336cm" svg:x="6.363cm" svg:y="5.697cm">
          <draw:text-box>
            <text:p text:style-name="P4"><text:span text:style-name="T1">VARCHAR (1000)</text:span></text:p>
          </draw:text-box>
        </draw:frame>
        <draw:frame draw:style-name="gr4" draw:text-style-name="P5" draw:layer="layout" svg:width="0.329cm" svg:height="0.336cm" svg:x="11.784cm" svg:y="5.697cm">
          <draw:text-box>
            <text:p text:style-name="P4"><text:span text:style-name="T1">Y</text:span></text:p>
          </draw:text-box>
        </draw:frame>
        <draw:frame draw:style-name="gr15" draw:text-style-name="P5" draw:layer="layout" svg:width="1.069cm" svg:height="0.336cm" svg:x="1.842cm" svg:y="6.133cm">
          <draw:text-box>
            <text:p text:style-name="P4"><text:span text:style-name="T2">address</text:span></text:p>
          </draw:text-box>
        </draw:frame>
        <draw:frame draw:style-name="gr14" draw:text-style-name="P5" draw:layer="layout" svg:width="2.267cm" svg:height="0.336cm" svg:x="6.363cm" svg:y="6.133cm">
          <draw:text-box>
            <text:p text:style-name="P4"><text:span text:style-name="T1">VARCHAR (1000)</text:span></text:p>
          </draw:text-box>
        </draw:frame>
        <draw:frame draw:style-name="gr4" draw:text-style-name="P5" draw:layer="layout" svg:width="0.329cm" svg:height="0.336cm" svg:x="11.784cm" svg:y="6.133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1.008cm" svg:y="6.569cm">
          <draw:text-box>
            <text:p text:style-name="P4"><text:span text:style-name="T1">FK</text:span></text:p>
          </draw:text-box>
        </draw:frame>
        <draw:frame draw:style-name="gr16" draw:text-style-name="P5" draw:layer="layout" svg:width="1.048cm" svg:height="0.336cm" svg:x="1.842cm" svg:y="6.569cm">
          <draw:text-box>
            <text:p text:style-name="P4"><text:span text:style-name="T2">agentId</text:span></text:p>
          </draw:text-box>
        </draw:frame>
        <draw:frame draw:style-name="gr11" draw:text-style-name="P5" draw:layer="layout" svg:width="0.629cm" svg:height="0.336cm" svg:x="6.363cm" svg:y="6.569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6.569cm">
          <draw:text-box>
            <text:p text:style-name="P4"><text:span text:style-name="T1">Y</text:span></text:p>
          </draw:text-box>
        </draw:frame>
        <draw:frame draw:style-name="gr17" draw:text-style-name="P5" draw:layer="layout" svg:width="3.372cm" svg:height="0.336cm" svg:x="12.838cm" svg:y="6.569cm">
          <draw:text-box>
            <text:p text:style-name="P4"><text:span text:style-name="T1">Внешний ключ на Agent</text:span></text:p>
          </draw:text-box>
        </draw:frame>
        <draw:frame draw:style-name="gr4" draw:text-style-name="P5" draw:layer="layout" svg:width="0.329cm" svg:height="0.336cm" svg:x="20.189cm" svg:y="7.636cm">
          <draw:text-box>
            <text:p text:style-name="P4"><text:span text:style-name="T1">2</text:span></text:p>
          </draw:text-box>
        </draw:frame>
        <draw:frame draw:style-name="gr5" draw:text-style-name="P5" draw:layer="layout" svg:width="0.518cm" svg:height="0.336cm" svg:x="0.91cm" svg:y="8.148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8.148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8.148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8.148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8.66cm">
          <draw:text-box>
            <text:p text:style-name="P4"><text:span text:style-name="T1">PK</text:span></text:p>
          </draw:text-box>
        </draw:frame>
        <draw:frame draw:style-name="gr18" draw:text-style-name="P5" draw:layer="layout" svg:width="1.204cm" svg:height="0.336cm" svg:x="1.842cm" svg:y="8.66cm">
          <draw:text-box>
            <text:p text:style-name="P4"><text:span text:style-name="T2">agent_id</text:span></text:p>
          </draw:text-box>
        </draw:frame>
        <draw:frame draw:style-name="gr11" draw:text-style-name="P5" draw:layer="layout" svg:width="0.629cm" svg:height="0.336cm" svg:x="6.363cm" svg:y="8.66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8.66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8.66cm">
          <draw:text-box>
            <text:p text:style-name="P4"><text:span text:style-name="T1">Autoincrement</text:span></text:p>
          </draw:text-box>
        </draw:frame>
        <draw:frame draw:style-name="gr19" draw:text-style-name="P5" draw:layer="layout" svg:width="1.721cm" svg:height="0.336cm" svg:x="1.842cm" svg:y="9.097cm">
          <draw:text-box>
            <text:p text:style-name="P4"><text:span text:style-name="T2">agent_name</text:span></text:p>
          </draw:text-box>
        </draw:frame>
        <draw:frame draw:style-name="gr20" draw:text-style-name="P5" draw:layer="layout" svg:width="1.928cm" svg:height="0.336cm" svg:x="6.363cm" svg:y="9.097cm">
          <draw:text-box>
            <text:p text:style-name="P4"><text:span text:style-name="T1">VARCHAR (50)</text:span></text:p>
          </draw:text-box>
        </draw:frame>
        <draw:frame draw:style-name="gr4" draw:text-style-name="P5" draw:layer="layout" svg:width="0.329cm" svg:height="0.336cm" svg:x="11.784cm" svg:y="9.097cm">
          <draw:text-box>
            <text:p text:style-name="P4"><text:span text:style-name="T1">Y</text:span></text:p>
          </draw:text-box>
        </draw:frame>
        <draw:frame draw:style-name="gr21" draw:text-style-name="P5" draw:layer="layout" svg:width="1.882cm" svg:height="0.336cm" svg:x="1.842cm" svg:y="9.533cm">
          <draw:text-box>
            <text:p text:style-name="P4"><text:span text:style-name="T2">legal_address</text:span></text:p>
          </draw:text-box>
        </draw:frame>
        <draw:frame draw:style-name="gr14" draw:text-style-name="P5" draw:layer="layout" svg:width="2.267cm" svg:height="0.336cm" svg:x="6.363cm" svg:y="9.533cm">
          <draw:text-box>
            <text:p text:style-name="P4"><text:span text:style-name="T1">VARCHAR (1000)</text:span></text:p>
          </draw:text-box>
        </draw:frame>
        <draw:frame draw:style-name="gr4" draw:text-style-name="P5" draw:layer="layout" svg:width="0.329cm" svg:height="0.336cm" svg:x="11.784cm" svg:y="9.533cm">
          <draw:text-box>
            <text:p text:style-name="P4"><text:span text:style-name="T1">Y</text:span></text:p>
          </draw:text-box>
        </draw:frame>
        <draw:frame draw:style-name="gr22" draw:text-style-name="P5" draw:layer="layout" svg:width="0.438cm" svg:height="0.336cm" svg:x="1.842cm" svg:y="9.969cm">
          <draw:text-box>
            <text:p text:style-name="P4"><text:span text:style-name="T2">inn</text:span></text:p>
          </draw:text-box>
        </draw:frame>
        <draw:frame draw:style-name="gr20" draw:text-style-name="P5" draw:layer="layout" svg:width="1.928cm" svg:height="0.336cm" svg:x="6.363cm" svg:y="9.969cm">
          <draw:text-box>
            <text:p text:style-name="P4"><text:span text:style-name="T1">VARCHAR (20)</text:span></text:p>
          </draw:text-box>
        </draw:frame>
        <draw:frame draw:style-name="gr4" draw:text-style-name="P5" draw:layer="layout" svg:width="0.329cm" svg:height="0.336cm" svg:x="11.784cm" svg:y="9.969cm">
          <draw:text-box>
            <text:p text:style-name="P4"><text:span text:style-name="T1">Y</text:span></text:p>
          </draw:text-box>
        </draw:frame>
        <draw:frame draw:style-name="gr23" draw:text-style-name="P5" draw:layer="layout" svg:width="0.514cm" svg:height="0.336cm" svg:x="1.842cm" svg:y="10.405cm">
          <draw:text-box>
            <text:p text:style-name="P4"><text:span text:style-name="T2">kpp</text:span></text:p>
          </draw:text-box>
        </draw:frame>
        <draw:frame draw:style-name="gr20" draw:text-style-name="P5" draw:layer="layout" svg:width="1.928cm" svg:height="0.336cm" svg:x="6.363cm" svg:y="10.405cm">
          <draw:text-box>
            <text:p text:style-name="P4"><text:span text:style-name="T1">VARCHAR (20)</text:span></text:p>
          </draw:text-box>
        </draw:frame>
        <draw:frame draw:style-name="gr4" draw:text-style-name="P5" draw:layer="layout" svg:width="0.329cm" svg:height="0.336cm" svg:x="11.784cm" svg:y="10.405cm">
          <draw:text-box>
            <text:p text:style-name="P4"><text:span text:style-name="T1">Y</text:span></text:p>
          </draw:text-box>
        </draw:frame>
        <draw:frame draw:style-name="gr24" draw:text-style-name="P5" draw:layer="layout" svg:width="2.076cm" svg:height="0.336cm" svg:x="1.842cm" svg:y="10.841cm">
          <draw:text-box>
            <text:p text:style-name="P4"><text:span text:style-name="T2">manager_f_i_o</text:span></text:p>
          </draw:text-box>
        </draw:frame>
        <draw:frame draw:style-name="gr25" draw:text-style-name="P5" draw:layer="layout" svg:width="2.098cm" svg:height="0.336cm" svg:x="6.363cm" svg:y="10.841cm">
          <draw:text-box>
            <text:p text:style-name="P4"><text:span text:style-name="T1">VARCHAR (100)</text:span></text:p>
          </draw:text-box>
        </draw:frame>
        <draw:frame draw:style-name="gr4" draw:text-style-name="P5" draw:layer="layout" svg:width="0.329cm" svg:height="0.336cm" svg:x="11.784cm" svg:y="10.841cm">
          <draw:text-box>
            <text:p text:style-name="P4"><text:span text:style-name="T1">Y</text:span></text:p>
          </draw:text-box>
        </draw:frame>
        <draw:frame draw:style-name="gr26" draw:text-style-name="P5" draw:layer="layout" svg:width="0.878cm" svg:height="0.336cm" svg:x="1.842cm" svg:y="11.277cm">
          <draw:text-box>
            <text:p text:style-name="P4"><text:span text:style-name="T2">phone</text:span></text:p>
          </draw:text-box>
        </draw:frame>
        <draw:frame draw:style-name="gr20" draw:text-style-name="P5" draw:layer="layout" svg:width="1.928cm" svg:height="0.336cm" svg:x="6.363cm" svg:y="11.277cm">
          <draw:text-box>
            <text:p text:style-name="P4"><text:span text:style-name="T1">VARCHAR (20)</text:span></text:p>
          </draw:text-box>
        </draw:frame>
        <draw:frame draw:style-name="gr4" draw:text-style-name="P5" draw:layer="layout" svg:width="0.329cm" svg:height="0.336cm" svg:x="11.784cm" svg:y="11.277cm">
          <draw:text-box>
            <text:p text:style-name="P4"><text:span text:style-name="T1">Y</text:span></text:p>
          </draw:text-box>
        </draw:frame>
        <draw:frame draw:style-name="gr27" draw:text-style-name="P5" draw:layer="layout" svg:width="0.76cm" svg:height="0.336cm" svg:x="1.842cm" svg:y="11.713cm">
          <draw:text-box>
            <text:p text:style-name="P4"><text:span text:style-name="T2">email</text:span></text:p>
          </draw:text-box>
        </draw:frame>
        <draw:frame draw:style-name="gr25" draw:text-style-name="P5" draw:layer="layout" svg:width="2.098cm" svg:height="0.336cm" svg:x="6.363cm" svg:y="11.713cm">
          <draw:text-box>
            <text:p text:style-name="P4"><text:span text:style-name="T1">VARCHAR (100)</text:span></text:p>
          </draw:text-box>
        </draw:frame>
        <draw:frame draw:style-name="gr4" draw:text-style-name="P5" draw:layer="layout" svg:width="0.329cm" svg:height="0.336cm" svg:x="11.784cm" svg:y="11.713cm">
          <draw:text-box>
            <text:p text:style-name="P4"><text:span text:style-name="T1">Y</text:span></text:p>
          </draw:text-box>
        </draw:frame>
        <draw:frame draw:style-name="gr28" draw:text-style-name="P5" draw:layer="layout" svg:width="0.595cm" svg:height="0.336cm" svg:x="1.842cm" svg:y="12.149cm">
          <draw:text-box>
            <text:p text:style-name="P4"><text:span text:style-name="T2">logo</text:span></text:p>
          </draw:text-box>
        </draw:frame>
        <draw:frame draw:style-name="gr29" draw:text-style-name="P5" draw:layer="layout" svg:width="2.021cm" svg:height="0.336cm" svg:x="6.363cm" svg:y="12.149cm">
          <draw:text-box>
            <text:p text:style-name="P4"><text:span text:style-name="T1">VARCHAR(100)</text:span></text:p>
          </draw:text-box>
        </draw:frame>
        <draw:frame draw:style-name="gr30" draw:text-style-name="P5" draw:layer="layout" svg:width="1.026cm" svg:height="0.336cm" svg:x="1.842cm" svg:y="12.585cm">
          <draw:text-box>
            <text:p text:style-name="P4"><text:span text:style-name="T2">priority</text:span></text:p>
          </draw:text-box>
        </draw:frame>
        <draw:frame draw:style-name="gr11" draw:text-style-name="P5" draw:layer="layout" svg:width="0.629cm" svg:height="0.336cm" svg:x="6.363cm" svg:y="12.585cm">
          <draw:text-box>
            <text:p text:style-name="P4"><text:span text:style-name="T1">INT4</text:span></text:p>
          </draw:text-box>
        </draw:frame>
        <draw:frame draw:style-name="gr4" draw:text-style-name="P5" draw:layer="layout" svg:width="0.329cm" svg:height="0.336cm" svg:x="11.784cm" svg:y="12.585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1.008cm" svg:y="13.021cm">
          <draw:text-box>
            <text:p text:style-name="P4"><text:span text:style-name="T1">FK</text:span></text:p>
          </draw:text-box>
        </draw:frame>
        <draw:frame draw:style-name="gr31" draw:text-style-name="P5" draw:layer="layout" svg:width="1.983cm" svg:height="0.336cm" svg:x="1.842cm" svg:y="13.021cm">
          <draw:text-box>
            <text:p text:style-name="P4"><text:span text:style-name="T2">agent_type_id</text:span></text:p>
          </draw:text-box>
        </draw:frame>
        <draw:frame draw:style-name="gr32" draw:text-style-name="P6" draw:layer="layout" svg:width="0.887cm" svg:height="0.671cm" svg:x="6.363cm" svg:y="13.02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3.021cm">
          <draw:text-box>
            <text:p text:style-name="P4"><text:span text:style-name="T1">Y</text:span></text:p>
          </draw:text-box>
        </draw:frame>
        <draw:frame draw:style-name="gr33" draw:text-style-name="P5" draw:layer="layout" svg:width="4.019cm" svg:height="0.336cm" svg:x="12.838cm" svg:y="13.021cm">
          <draw:text-box>
            <text:p text:style-name="P4"><text:span text:style-name="T1">Внешний ключ на AgentType</text:span></text:p>
          </draw:text-box>
        </draw:frame>
        <draw:frame draw:style-name="gr4" draw:text-style-name="P5" draw:layer="layout" svg:width="0.329cm" svg:height="0.336cm" svg:x="20.189cm" svg:y="14.088cm">
          <draw:text-box>
            <text:p text:style-name="P4"><text:span text:style-name="T1">3</text:span></text:p>
          </draw:text-box>
        </draw:frame>
        <draw:frame draw:style-name="gr5" draw:text-style-name="P5" draw:layer="layout" svg:width="0.518cm" svg:height="0.336cm" svg:x="0.91cm" svg:y="14.6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14.6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14.6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14.6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5.113cm">
          <draw:text-box>
            <text:p text:style-name="P4"><text:span text:style-name="T1">PK</text:span></text:p>
          </draw:text-box>
        </draw:frame>
        <draw:frame draw:style-name="gr31" draw:text-style-name="P5" draw:layer="layout" svg:width="1.983cm" svg:height="0.336cm" svg:x="1.842cm" svg:y="15.113cm">
          <draw:text-box>
            <text:p text:style-name="P4"><text:span text:style-name="T2">agent_type_id</text:span></text:p>
          </draw:text-box>
        </draw:frame>
        <draw:frame draw:style-name="gr11" draw:text-style-name="P5" draw:layer="layout" svg:width="0.629cm" svg:height="0.336cm" svg:x="6.363cm" svg:y="15.113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5.113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5.113cm">
          <draw:text-box>
            <text:p text:style-name="P4"><text:span text:style-name="T1">Autoincrement</text:span></text:p>
          </draw:text-box>
        </draw:frame>
        <draw:frame draw:style-name="gr34" draw:text-style-name="P5" draw:layer="layout" svg:width="2.5cm" svg:height="0.336cm" svg:x="1.842cm" svg:y="15.549cm">
          <draw:text-box>
            <text:p text:style-name="P4"><text:span text:style-name="T2">agent_type_name</text:span></text:p>
          </draw:text-box>
        </draw:frame>
        <draw:frame draw:style-name="gr25" draw:text-style-name="P5" draw:layer="layout" svg:width="2.098cm" svg:height="0.336cm" svg:x="6.363cm" svg:y="15.549cm">
          <draw:text-box>
            <text:p text:style-name="P4"><text:span text:style-name="T1">VARCHAR (200)</text:span></text:p>
          </draw:text-box>
        </draw:frame>
        <draw:frame draw:style-name="gr4" draw:text-style-name="P5" draw:layer="layout" svg:width="0.329cm" svg:height="0.336cm" svg:x="11.784cm" svg:y="15.549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20.189cm" svg:y="16.421cm">
          <draw:text-box>
            <text:p text:style-name="P4"><text:span text:style-name="T1">4</text:span></text:p>
          </draw:text-box>
        </draw:frame>
        <draw:frame draw:style-name="gr5" draw:text-style-name="P5" draw:layer="layout" svg:width="0.518cm" svg:height="0.336cm" svg:x="0.91cm" svg:y="16.857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16.857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16.857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16.857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7.294cm">
          <draw:text-box>
            <text:p text:style-name="P4"><text:span text:style-name="T1">PK</text:span></text:p>
          </draw:text-box>
        </draw:frame>
        <draw:frame draw:style-name="gr35" draw:text-style-name="P5" draw:layer="layout" svg:width="1.581cm" svg:height="0.336cm" svg:x="1.842cm" svg:y="17.294cm">
          <draw:text-box>
            <text:p text:style-name="P4"><text:span text:style-name="T2">material_id</text:span></text:p>
          </draw:text-box>
        </draw:frame>
        <draw:frame draw:style-name="gr11" draw:text-style-name="P6" draw:layer="layout" svg:width="0.629cm" svg:height="0.336cm" svg:x="6.363cm" svg:y="17.294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7.294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7.294cm">
          <draw:text-box>
            <text:p text:style-name="P4"><text:span text:style-name="T1">Autoincrement</text:span></text:p>
          </draw:text-box>
        </draw:frame>
        <draw:frame draw:style-name="gr25" draw:text-style-name="P5" draw:layer="layout" svg:width="2.098cm" svg:height="0.336cm" svg:x="1.842cm" svg:y="17.73cm">
          <draw:text-box>
            <text:p text:style-name="P4"><text:span text:style-name="T2">material_name</text:span></text:p>
          </draw:text-box>
        </draw:frame>
        <draw:frame draw:style-name="gr25" draw:text-style-name="P5" draw:layer="layout" svg:width="2.098cm" svg:height="0.336cm" svg:x="6.363cm" svg:y="17.73cm">
          <draw:text-box>
            <text:p text:style-name="P4"><text:span text:style-name="T1">VARCHAR (100)</text:span></text:p>
          </draw:text-box>
        </draw:frame>
        <draw:frame draw:style-name="gr4" draw:text-style-name="P5" draw:layer="layout" svg:width="0.329cm" svg:height="0.336cm" svg:x="11.784cm" svg:y="17.73cm">
          <draw:text-box>
            <text:p text:style-name="P4"><text:span text:style-name="T1">Y</text:span></text:p>
          </draw:text-box>
        </draw:frame>
        <draw:frame draw:style-name="gr36" draw:text-style-name="P5" draw:layer="layout" svg:width="1.86cm" svg:height="0.336cm" svg:x="1.842cm" svg:y="18.166cm">
          <draw:text-box>
            <text:p text:style-name="P4"><text:span text:style-name="T2">countIn_pack</text:span></text:p>
          </draw:text-box>
        </draw:frame>
        <draw:frame draw:style-name="gr37" draw:text-style-name="P6" draw:layer="layout" svg:width="2.137cm" svg:height="0.671cm" svg:x="6.363cm" svg:y="18.166cm">
          <draw:text-box>
            <text:p text:style-name="P4"><text:span text:style-name="T1">VARCHAR(50)</text:span></text:p>
          </draw:text-box>
        </draw:frame>
        <draw:frame draw:style-name="gr4" draw:text-style-name="P5" draw:layer="layout" svg:width="0.329cm" svg:height="0.336cm" svg:x="11.784cm" svg:y="18.166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1.008cm" svg:y="18.602cm">
          <draw:text-box>
            <text:p text:style-name="P4"><text:span text:style-name="T1">FK</text:span></text:p>
          </draw:text-box>
        </draw:frame>
        <draw:frame draw:style-name="gr38" draw:text-style-name="P5" draw:layer="layout" svg:width="1.755cm" svg:height="0.336cm" svg:x="1.842cm" svg:y="18.602cm">
          <draw:text-box>
            <text:p text:style-name="P4"><text:span text:style-name="T2">unit_type_id</text:span></text:p>
          </draw:text-box>
        </draw:frame>
        <draw:frame draw:style-name="gr11" draw:text-style-name="P5" draw:layer="layout" svg:width="0.629cm" svg:height="0.336cm" svg:x="6.363cm" svg:y="18.602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8.602cm">
          <draw:text-box>
            <text:p text:style-name="P4"><text:span text:style-name="T1">Y</text:span></text:p>
          </draw:text-box>
        </draw:frame>
        <draw:frame draw:style-name="gr39" draw:text-style-name="P5" draw:layer="layout" svg:width="3.795cm" svg:height="0.336cm" svg:x="12.838cm" svg:y="18.602cm">
          <draw:text-box>
            <text:p text:style-name="P4"><text:span text:style-name="T1">Внешний ключ на UnitType</text:span></text:p>
          </draw:text-box>
        </draw:frame>
        <draw:frame draw:style-name="gr40" draw:text-style-name="P5" draw:layer="layout" svg:width="2.072cm" svg:height="0.336cm" svg:x="1.842cm" svg:y="19.038cm">
          <draw:text-box>
            <text:p text:style-name="P4"><text:span text:style-name="T2">minimal_count</text:span></text:p>
          </draw:text-box>
        </draw:frame>
        <draw:frame draw:style-name="gr11" draw:text-style-name="P5" draw:layer="layout" svg:width="0.629cm" svg:height="0.336cm" svg:x="6.363cm" svg:y="19.038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9.038cm">
          <draw:text-box>
            <text:p text:style-name="P4"><text:span text:style-name="T1">Y</text:span></text:p>
          </draw:text-box>
        </draw:frame>
        <draw:frame draw:style-name="gr41" draw:text-style-name="P5" draw:layer="layout" svg:width="1.543cm" svg:height="0.336cm" svg:x="1.842cm" svg:y="19.474cm">
          <draw:text-box>
            <text:p text:style-name="P4"><text:span text:style-name="T2">description</text:span></text:p>
          </draw:text-box>
        </draw:frame>
        <draw:frame draw:style-name="gr14" draw:text-style-name="P5" draw:layer="layout" svg:width="2.267cm" svg:height="0.336cm" svg:x="6.363cm" svg:y="19.474cm">
          <draw:text-box>
            <text:p text:style-name="P4"><text:span text:style-name="T1">VARCHAR (1000)</text:span></text:p>
          </draw:text-box>
        </draw:frame>
        <draw:frame draw:style-name="gr42" draw:text-style-name="P5" draw:layer="layout" svg:width="0.836cm" svg:height="0.336cm" svg:x="1.842cm" svg:y="19.91cm">
          <draw:text-box>
            <text:p text:style-name="P4"><text:span text:style-name="T2">image</text:span></text:p>
          </draw:text-box>
        </draw:frame>
        <draw:frame draw:style-name="gr20" draw:text-style-name="P5" draw:layer="layout" svg:width="1.928cm" svg:height="0.336cm" svg:x="6.363cm" svg:y="19.91cm">
          <draw:text-box>
            <text:p text:style-name="P4"><text:span text:style-name="T1">VARCHAR (50)</text:span></text:p>
          </draw:text-box>
        </draw:frame>
        <draw:frame draw:style-name="gr43" draw:text-style-name="P5" draw:layer="layout" svg:width="0.684cm" svg:height="0.336cm" svg:x="1.842cm" svg:y="20.346cm">
          <draw:text-box>
            <text:p text:style-name="P4"><text:span text:style-name="T2">price</text:span></text:p>
          </draw:text-box>
        </draw:frame>
        <draw:frame draw:style-name="gr29" draw:text-style-name="P5" draw:layer="layout" svg:width="2.021cm" svg:height="0.336cm" svg:x="6.363cm" svg:y="20.346cm">
          <draw:text-box>
            <text:p text:style-name="P4"><text:span text:style-name="T1">VARCHAR(100)</text:span></text:p>
          </draw:text-box>
        </draw:frame>
        <draw:frame draw:style-name="gr4" draw:text-style-name="P5" draw:layer="layout" svg:width="0.329cm" svg:height="0.336cm" svg:x="11.784cm" svg:y="20.346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1.008cm" svg:y="20.782cm">
          <draw:text-box>
            <text:p text:style-name="P4"><text:span text:style-name="T1">FK</text:span></text:p>
          </draw:text-box>
        </draw:frame>
        <draw:frame draw:style-name="gr44" draw:text-style-name="P5" draw:layer="layout" svg:width="2.36cm" svg:height="0.336cm" svg:x="1.842cm" svg:y="20.782cm">
          <draw:text-box>
            <text:p text:style-name="P4"><text:span text:style-name="T2">material_type_id</text:span></text:p>
          </draw:text-box>
        </draw:frame>
        <draw:frame draw:style-name="gr32" draw:text-style-name="P6" draw:layer="layout" svg:width="0.887cm" svg:height="0.671cm" svg:x="6.363cm" svg:y="20.782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0.782cm">
          <draw:text-box>
            <text:p text:style-name="P4"><text:span text:style-name="T1">Y</text:span></text:p>
          </draw:text-box>
        </draw:frame>
        <draw:frame draw:style-name="gr45" draw:text-style-name="P5" draw:layer="layout" svg:width="4.362cm" svg:height="0.336cm" svg:x="12.838cm" svg:y="20.782cm">
          <draw:text-box>
            <text:p text:style-name="P4"><text:span text:style-name="T1">Внешний ключ на MaterialType</text:span></text:p>
          </draw:text-box>
        </draw:frame>
        <draw:frame draw:style-name="gr4" draw:text-style-name="P5" draw:layer="layout" svg:width="0.329cm" svg:height="0.336cm" svg:x="20.189cm" svg:y="21.85cm">
          <draw:text-box>
            <text:p text:style-name="P4"><text:span text:style-name="T1">5</text:span></text:p>
          </draw:text-box>
        </draw:frame>
        <draw:frame draw:style-name="gr5" draw:text-style-name="P5" draw:layer="layout" svg:width="0.518cm" svg:height="0.336cm" svg:x="0.91cm" svg:y="22.362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22.362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22.362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22.362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22.874cm">
          <draw:text-box>
            <text:p text:style-name="P4"><text:span text:style-name="T1">PK</text:span></text:p>
          </draw:text-box>
        </draw:frame>
        <draw:frame draw:style-name="gr38" draw:text-style-name="P5" draw:layer="layout" svg:width="1.755cm" svg:height="0.336cm" svg:x="1.842cm" svg:y="22.874cm">
          <draw:text-box>
            <text:p text:style-name="P4"><text:span text:style-name="T2">unit_type_id</text:span></text:p>
          </draw:text-box>
        </draw:frame>
        <draw:frame draw:style-name="gr11" draw:text-style-name="P5" draw:layer="layout" svg:width="0.629cm" svg:height="0.336cm" svg:x="6.363cm" svg:y="22.874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2.874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22.874cm">
          <draw:text-box>
            <text:p text:style-name="P4"><text:span text:style-name="T1">Autoincrement</text:span></text:p>
          </draw:text-box>
        </draw:frame>
        <draw:frame draw:style-name="gr46" draw:text-style-name="P5" draw:layer="layout" svg:width="2.271cm" svg:height="0.336cm" svg:x="1.842cm" svg:y="23.31cm">
          <draw:text-box>
            <text:p text:style-name="P4"><text:span text:style-name="T2">unit_type_name</text:span></text:p>
          </draw:text-box>
        </draw:frame>
        <draw:frame draw:style-name="gr20" draw:text-style-name="P5" draw:layer="layout" svg:width="1.928cm" svg:height="0.336cm" svg:x="6.363cm" svg:y="23.31cm">
          <draw:text-box>
            <text:p text:style-name="P4"><text:span text:style-name="T1">VARCHAR (20)</text:span></text:p>
          </draw:text-box>
        </draw:frame>
        <draw:frame draw:style-name="gr4" draw:text-style-name="P5" draw:layer="layout" svg:width="0.329cm" svg:height="0.336cm" svg:x="11.784cm" svg:y="23.31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20.189cm" svg:y="24.377cm">
          <draw:text-box>
            <text:p text:style-name="P4"><text:span text:style-name="T1">6</text:span></text:p>
          </draw:text-box>
        </draw:frame>
        <draw:frame draw:style-name="gr5" draw:text-style-name="P5" draw:layer="layout" svg:width="0.518cm" svg:height="0.336cm" svg:x="0.91cm" svg:y="24.889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24.889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24.889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24.889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25.401cm">
          <draw:text-box>
            <text:p text:style-name="P4"><text:span text:style-name="T1">PK</text:span></text:p>
          </draw:text-box>
        </draw:frame>
        <draw:frame draw:style-name="gr44" draw:text-style-name="P5" draw:layer="layout" svg:width="2.36cm" svg:height="0.336cm" svg:x="1.842cm" svg:y="25.401cm">
          <draw:text-box>
            <text:p text:style-name="P4"><text:span text:style-name="T2">material_type_id</text:span></text:p>
          </draw:text-box>
        </draw:frame>
        <draw:frame draw:style-name="gr11" draw:text-style-name="P5" draw:layer="layout" svg:width="0.629cm" svg:height="0.336cm" svg:x="6.363cm" svg:y="25.40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5.401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25.401cm">
          <draw:text-box>
            <text:p text:style-name="P4"><text:span text:style-name="T1">Autoincrement</text:span></text:p>
          </draw:text-box>
        </draw:frame>
        <draw:frame draw:style-name="gr47" draw:text-style-name="P5" draw:layer="layout" svg:width="2.876cm" svg:height="0.336cm" svg:x="1.842cm" svg:y="25.837cm">
          <draw:text-box>
            <text:p text:style-name="P4"><text:span text:style-name="T2">material_type_name</text:span></text:p>
          </draw:text-box>
        </draw:frame>
        <draw:frame draw:style-name="gr25" draw:text-style-name="P5" draw:layer="layout" svg:width="2.098cm" svg:height="0.336cm" svg:x="6.363cm" svg:y="25.837cm">
          <draw:text-box>
            <text:p text:style-name="P4"><text:span text:style-name="T1">VARCHAR (200)</text:span></text:p>
          </draw:text-box>
        </draw:frame>
        <draw:frame draw:style-name="gr4" draw:text-style-name="P5" draw:layer="layout" svg:width="0.329cm" svg:height="0.336cm" svg:x="11.784cm" svg:y="25.837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20.189cm" svg:y="26.709cm">
          <draw:text-box>
            <text:p text:style-name="P4"><text:span text:style-name="T1">7</text:span></text:p>
          </draw:text-box>
        </draw:frame>
        <draw:frame draw:style-name="gr5" draw:text-style-name="P5" draw:layer="layout" svg:width="0.518cm" svg:height="0.336cm" svg:x="0.91cm" svg:y="27.145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27.145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27.145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27.145cm">
          <draw:text-box>
            <text:p text:style-name="P4"><text:span text:style-name="T2">REQUIRED? NOTES</text:span></text:p>
          </draw:text-box>
        </draw:frame>
        <draw:frame draw:style-name="gr48" draw:text-style-name="P7" draw:layer="layout" svg:width="2.953cm" svg:height="0.42cm" svg:x="8.236cm" svg:y="2.179cm">
          <draw:text-box>
            <text:p text:style-name="P4"><text:span text:style-name="T3">Словарь Данных</text:span></text:p>
          </draw:text-box>
        </draw:frame>
        <draw:frame draw:style-name="gr49" draw:text-style-name="P5" draw:layer="layout" svg:width="1.81cm" svg:height="0.336cm" svg:x="0.851cm" svg:y="7.521cm">
          <draw:text-box>
            <text:p text:style-name="P4"><text:span text:style-name="T4">agent(Агент)</text:span></text:p>
          </draw:text-box>
        </draw:frame>
        <draw:frame draw:style-name="gr50" draw:text-style-name="P5" draw:layer="layout" svg:width="3.338cm" svg:height="0.336cm" svg:x="0.851cm" svg:y="13.974cm">
          <draw:text-box>
            <text:p text:style-name="P4"><text:span text:style-name="T4">agent_Type(Тип агента)</text:span></text:p>
          </draw:text-box>
        </draw:frame>
        <draw:frame draw:style-name="gr51" draw:text-style-name="P5" draw:layer="layout" svg:width="4.527cm" svg:height="0.336cm" svg:x="0.851cm" svg:y="21.735cm">
          <draw:text-box>
            <text:p text:style-name="P4"><text:span text:style-name="T4">unit_type(Единицы измерения)</text:span></text:p>
          </draw:text-box>
        </draw:frame>
        <draw:frame draw:style-name="gr52" draw:text-style-name="P5" draw:layer="layout" svg:width="3.935cm" svg:height="0.336cm" svg:x="0.851cm" svg:y="4.122cm">
          <draw:text-box>
            <text:p text:style-name="P4"><text:span text:style-name="T4">agent_point(Точки продаж)</text:span></text:p>
          </draw:text-box>
        </draw:frame>
        <draw:frame draw:style-name="gr53" draw:text-style-name="P5" draw:layer="layout" svg:width="3.063cm" svg:height="0.336cm" svg:x="0.851cm" svg:y="16.405cm">
          <draw:text-box>
            <text:p text:style-name="P4"><text:span text:style-name="T4">material(Материалы)</text:span></text:p>
          </draw:text-box>
        </draw:frame>
        <draw:frame draw:style-name="gr54" draw:text-style-name="P5" draw:layer="layout" svg:width="2.771cm" svg:height="0.336cm" svg:x="0.851cm" svg:y="24.263cm">
          <draw:text-box>
            <text:p text:style-name="P4"><text:span text:style-name="T4">material_type(Теги)</text:span></text:p>
          </draw:text-box>
        </draw:frame>
        <draw:polygon draw:style-name="gr55" draw:text-style-name="P8" draw:layer="layout" svg:width="0.029cm" svg:height="2.993cm" svg:x="0.512cm" svg:y="3.946cm" svg:viewBox="0 0 30 2994" draw:points="0,2994 30,2994 30,0 0,0">
          <text:p/>
        </draw:polygon>
        <draw:polygon draw:style-name="gr55" draw:text-style-name="P8" draw:layer="layout" svg:width="0.03cm" svg:height="2.964cm" svg:x="18.854cm" svg:y="3.975cm" svg:viewBox="0 0 31 2965" draw:points="0,2965 31,2965 31,0 0,0">
          <text:p/>
        </draw:polygon>
        <draw:polygon draw:style-name="gr55" draw:text-style-name="P8" draw:layer="layout" svg:width="0.03cm" svg:height="2.333cm" svg:x="1.769cm" svg:y="4.606cm" svg:viewBox="0 0 31 2334" draw:points="0,2334 31,2334 31,0 0,0">
          <text:p/>
        </draw:polygon>
        <draw:polygon draw:style-name="gr55" draw:text-style-name="P8" draw:layer="layout" svg:width="0.03cm" svg:height="2.333cm" svg:x="6.291cm" svg:y="4.606cm" svg:viewBox="0 0 31 2334" draw:points="0,2334 31,2334 31,0 0,0">
          <text:p/>
        </draw:polygon>
        <draw:polygon draw:style-name="gr55" draw:text-style-name="P8" draw:layer="layout" svg:width="0.03cm" svg:height="2.333cm" svg:x="10.906cm" svg:y="4.606cm" svg:viewBox="0 0 31 2334" draw:points="0,2334 31,2334 31,0 0,0">
          <text:p/>
        </draw:polygon>
        <draw:polygon draw:style-name="gr55" draw:text-style-name="P8" draw:layer="layout" svg:width="0.03cm" svg:height="2.333cm" svg:x="12.765cm" svg:y="4.606cm" svg:viewBox="0 0 31 2334" draw:points="0,2334 31,2334 31,0 0,0">
          <text:p/>
        </draw:polygon>
        <draw:polygon draw:style-name="gr55" draw:text-style-name="P8" draw:layer="layout" svg:width="0.029cm" svg:height="6.046cm" svg:x="0.512cm" svg:y="7.345cm" svg:viewBox="0 0 30 6047" draw:points="0,6047 30,6047 30,0 0,0">
          <text:p/>
        </draw:polygon>
        <draw:polygon draw:style-name="gr55" draw:text-style-name="P8" draw:layer="layout" svg:width="0.03cm" svg:height="6.016cm" svg:x="18.854cm" svg:y="7.375cm" svg:viewBox="0 0 31 6017" draw:points="0,6017 31,6017 31,0 0,0">
          <text:p/>
        </draw:polygon>
        <draw:polygon draw:style-name="gr55" draw:text-style-name="P8" draw:layer="layout" svg:width="0.03cm" svg:height="5.385cm" svg:x="1.769cm" svg:y="8.006cm" svg:viewBox="0 0 31 5386" draw:points="0,5386 31,5386 31,0 0,0">
          <text:p/>
        </draw:polygon>
        <draw:polygon draw:style-name="gr55" draw:text-style-name="P8" draw:layer="layout" svg:width="0.03cm" svg:height="5.385cm" svg:x="6.291cm" svg:y="8.006cm" svg:viewBox="0 0 31 5386" draw:points="0,5386 31,5386 31,0 0,0">
          <text:p/>
        </draw:polygon>
        <draw:polygon draw:style-name="gr55" draw:text-style-name="P8" draw:layer="layout" svg:width="0.03cm" svg:height="5.385cm" svg:x="10.906cm" svg:y="8.006cm" svg:viewBox="0 0 31 5386" draw:points="0,5386 31,5386 31,0 0,0">
          <text:p/>
        </draw:polygon>
        <draw:polygon draw:style-name="gr55" draw:text-style-name="P8" draw:layer="layout" svg:width="0.03cm" svg:height="5.385cm" svg:x="12.765cm" svg:y="8.006cm" svg:viewBox="0 0 31 5386" draw:points="0,5386 31,5386 31,0 0,0">
          <text:p/>
        </draw:polygon>
        <draw:polygon draw:style-name="gr55" draw:text-style-name="P8" draw:layer="layout" svg:width="0.029cm" svg:height="2.121cm" svg:x="0.512cm" svg:y="13.798cm" svg:viewBox="0 0 30 2122" draw:points="0,2122 30,2122 30,0 0,0">
          <text:p/>
        </draw:polygon>
        <draw:polygon draw:style-name="gr55" draw:text-style-name="P8" draw:layer="layout" svg:width="0.03cm" svg:height="2.092cm" svg:x="18.854cm" svg:y="13.827cm" svg:viewBox="0 0 31 2093" draw:points="0,2093 31,2093 31,0 0,0">
          <text:p/>
        </draw:polygon>
        <draw:polygon draw:style-name="gr55" draw:text-style-name="P8" draw:layer="layout" svg:width="0.03cm" svg:height="1.461cm" svg:x="1.769cm" svg:y="14.458cm" svg:viewBox="0 0 31 1462" draw:points="0,1462 31,1462 31,0 0,0">
          <text:p/>
        </draw:polygon>
        <draw:polygon draw:style-name="gr55" draw:text-style-name="P8" draw:layer="layout" svg:width="0.03cm" svg:height="1.461cm" svg:x="6.291cm" svg:y="14.458cm" svg:viewBox="0 0 31 1462" draw:points="0,1462 31,1462 31,0 0,0">
          <text:p/>
        </draw:polygon>
        <draw:polygon draw:style-name="gr55" draw:text-style-name="P8" draw:layer="layout" svg:width="0.03cm" svg:height="1.461cm" svg:x="10.906cm" svg:y="14.458cm" svg:viewBox="0 0 31 1462" draw:points="0,1462 31,1462 31,0 0,0">
          <text:p/>
        </draw:polygon>
        <draw:polygon draw:style-name="gr55" draw:text-style-name="P8" draw:layer="layout" svg:width="0.03cm" svg:height="1.461cm" svg:x="12.765cm" svg:y="14.458cm" svg:viewBox="0 0 31 1462" draw:points="0,1462 31,1462 31,0 0,0">
          <text:p/>
        </draw:polygon>
        <draw:polygon draw:style-name="gr55" draw:text-style-name="P8" draw:layer="layout" svg:width="0.029cm" svg:height="4.826cm" svg:x="0.512cm" svg:y="16.326cm" svg:viewBox="0 0 30 4827" draw:points="0,4827 30,4827 30,0 0,0">
          <text:p/>
        </draw:polygon>
        <draw:polygon draw:style-name="gr55" draw:text-style-name="P8" draw:layer="layout" svg:width="0.03cm" svg:height="4.797cm" svg:x="18.854cm" svg:y="16.355cm" svg:viewBox="0 0 31 4798" draw:points="0,4798 31,4798 31,0 0,0">
          <text:p/>
        </draw:polygon>
        <draw:polygon draw:style-name="gr55" draw:text-style-name="P8" draw:layer="layout" svg:width="0.03cm" svg:height="4.361cm" svg:x="1.769cm" svg:y="16.791cm" svg:viewBox="0 0 31 4362" draw:points="0,4362 31,4362 31,0 0,0">
          <text:p/>
        </draw:polygon>
        <draw:polygon draw:style-name="gr55" draw:text-style-name="P8" draw:layer="layout" svg:width="0.03cm" svg:height="4.361cm" svg:x="6.291cm" svg:y="16.791cm" svg:viewBox="0 0 31 4362" draw:points="0,4362 31,4362 31,0 0,0">
          <text:p/>
        </draw:polygon>
        <draw:polygon draw:style-name="gr55" draw:text-style-name="P8" draw:layer="layout" svg:width="0.03cm" svg:height="4.361cm" svg:x="10.906cm" svg:y="16.791cm" svg:viewBox="0 0 31 4362" draw:points="0,4362 31,4362 31,0 0,0">
          <text:p/>
        </draw:polygon>
        <draw:polygon draw:style-name="gr55" draw:text-style-name="P8" draw:layer="layout" svg:width="0.03cm" svg:height="4.361cm" svg:x="12.765cm" svg:y="16.791cm" svg:viewBox="0 0 31 4362" draw:points="0,4362 31,4362 31,0 0,0">
          <text:p/>
        </draw:polygon>
        <draw:polygon draw:style-name="gr55" draw:text-style-name="P8" draw:layer="layout" svg:width="0.029cm" svg:height="2.122cm" svg:x="0.512cm" svg:y="21.558cm" svg:viewBox="0 0 30 2123" draw:points="0,2123 30,2123 30,0 0,0">
          <text:p/>
        </draw:polygon>
        <draw:polygon draw:style-name="gr55" draw:text-style-name="P8" draw:layer="layout" svg:width="0.03cm" svg:height="2.092cm" svg:x="18.854cm" svg:y="21.588cm" svg:viewBox="0 0 31 2093" draw:points="0,2093 31,2093 31,0 0,0">
          <text:p/>
        </draw:polygon>
        <draw:polygon draw:style-name="gr55" draw:text-style-name="P8" draw:layer="layout" svg:width="0.03cm" svg:height="1.46cm" svg:x="1.769cm" svg:y="22.22cm" svg:viewBox="0 0 31 1461" draw:points="0,1461 31,1461 31,0 0,0">
          <text:p/>
        </draw:polygon>
        <draw:polygon draw:style-name="gr55" draw:text-style-name="P8" draw:layer="layout" svg:width="0.03cm" svg:height="1.46cm" svg:x="6.291cm" svg:y="22.22cm" svg:viewBox="0 0 31 1461" draw:points="0,1461 31,1461 31,0 0,0">
          <text:p/>
        </draw:polygon>
        <draw:polygon draw:style-name="gr55" draw:text-style-name="P8" draw:layer="layout" svg:width="0.03cm" svg:height="1.46cm" svg:x="10.906cm" svg:y="22.22cm" svg:viewBox="0 0 31 1461" draw:points="0,1461 31,1461 31,0 0,0">
          <text:p/>
        </draw:polygon>
        <draw:polygon draw:style-name="gr55" draw:text-style-name="P8" draw:layer="layout" svg:width="0.03cm" svg:height="1.46cm" svg:x="12.765cm" svg:y="22.22cm" svg:viewBox="0 0 31 1461" draw:points="0,1461 31,1461 31,0 0,0">
          <text:p/>
        </draw:polygon>
        <draw:polygon draw:style-name="gr55" draw:text-style-name="P8" draw:layer="layout" svg:width="0.029cm" svg:height="2.121cm" svg:x="0.512cm" svg:y="24.086cm" svg:viewBox="0 0 30 2122" draw:points="0,2122 30,2122 30,0 0,0">
          <text:p/>
        </draw:polygon>
        <draw:polygon draw:style-name="gr55" draw:text-style-name="P8" draw:layer="layout" svg:width="0.03cm" svg:height="2.091cm" svg:x="18.854cm" svg:y="24.116cm" svg:viewBox="0 0 31 2092" draw:points="0,2092 31,2092 31,0 0,0">
          <text:p/>
        </draw:polygon>
        <draw:polygon draw:style-name="gr55" draw:text-style-name="P8" draw:layer="layout" svg:width="0.03cm" svg:height="1.46cm" svg:x="1.769cm" svg:y="24.747cm" svg:viewBox="0 0 31 1461" draw:points="0,1461 31,1461 31,0 0,0">
          <text:p/>
        </draw:polygon>
        <draw:polygon draw:style-name="gr55" draw:text-style-name="P8" draw:layer="layout" svg:width="0.03cm" svg:height="1.46cm" svg:x="6.291cm" svg:y="24.747cm" svg:viewBox="0 0 31 1461" draw:points="0,1461 31,1461 31,0 0,0">
          <text:p/>
        </draw:polygon>
        <draw:polygon draw:style-name="gr55" draw:text-style-name="P8" draw:layer="layout" svg:width="0.03cm" svg:height="1.46cm" svg:x="10.906cm" svg:y="24.747cm" svg:viewBox="0 0 31 1461" draw:points="0,1461 31,1461 31,0 0,0">
          <text:p/>
        </draw:polygon>
        <draw:polygon draw:style-name="gr55" draw:text-style-name="P8" draw:layer="layout" svg:width="0.03cm" svg:height="1.46cm" svg:x="12.765cm" svg:y="24.747cm" svg:viewBox="0 0 31 1461" draw:points="0,1461 31,1461 31,0 0,0">
          <text:p/>
        </draw:polygon>
        <draw:polygon draw:style-name="gr55" draw:text-style-name="P8" draw:layer="layout" svg:width="0.029cm" svg:height="0.901cm" svg:x="0.512cm" svg:y="26.614cm" svg:viewBox="0 0 30 902" draw:points="0,902 30,902 30,0 0,0">
          <text:p/>
        </draw:polygon>
        <draw:polygon draw:style-name="gr55" draw:text-style-name="P8" draw:layer="layout" svg:width="0.03cm" svg:height="0.872cm" svg:x="18.854cm" svg:y="26.643cm" svg:viewBox="0 0 31 873" draw:points="0,873 31,873 31,0 0,0">
          <text:p/>
        </draw:polygon>
        <draw:polygon draw:style-name="gr55" draw:text-style-name="P8" draw:layer="layout" svg:width="0.03cm" svg:height="0.436cm" svg:x="1.769cm" svg:y="27.079cm" svg:viewBox="0 0 31 437" draw:points="0,437 31,437 31,0 0,0">
          <text:p/>
        </draw:polygon>
        <draw:polygon draw:style-name="gr55" draw:text-style-name="P8" draw:layer="layout" svg:width="0.03cm" svg:height="0.436cm" svg:x="6.291cm" svg:y="27.079cm" svg:viewBox="0 0 31 437" draw:points="0,437 31,437 31,0 0,0">
          <text:p/>
        </draw:polygon>
        <draw:polygon draw:style-name="gr55" draw:text-style-name="P8" draw:layer="layout" svg:width="0.03cm" svg:height="0.436cm" svg:x="10.906cm" svg:y="27.079cm" svg:viewBox="0 0 31 437" draw:points="0,437 31,437 31,0 0,0">
          <text:p/>
        </draw:polygon>
        <draw:polygon draw:style-name="gr55" draw:text-style-name="P8" draw:layer="layout" svg:width="0.03cm" svg:height="0.436cm" svg:x="12.765cm" svg:y="27.079cm" svg:viewBox="0 0 31 437" draw:points="0,437 31,437 31,0 0,0">
          <text:p/>
        </draw:polygon>
        <draw:polygon draw:style-name="gr55" draw:text-style-name="P8" draw:layer="layout" svg:width="18.343cm" svg:height="0.029cm" svg:x="0.541cm" svg:y="3.946cm" svg:viewBox="0 0 18344 30" draw:points="0,30 18344,30 18344,0 0,0">
          <text:p/>
        </draw:polygon>
        <draw:polygon draw:style-name="gr55" draw:text-style-name="P8" draw:layer="layout" svg:width="18.343cm" svg:height="0.03cm" svg:x="0.541cm" svg:y="4.576cm" svg:viewBox="0 0 18344 31" draw:points="0,31 18344,31 18344,0 0,0">
          <text:p/>
        </draw:polygon>
        <draw:polygon draw:style-name="gr55" draw:text-style-name="P8" draw:layer="layout" svg:width="18.343cm" svg:height="0.03cm" svg:x="0.541cm" svg:y="5.165cm" svg:viewBox="0 0 18344 31" draw:points="0,31 18344,31 18344,0 0,0">
          <text:p/>
        </draw:polygon>
        <draw:polygon draw:style-name="gr55" draw:text-style-name="P8" draw:layer="layout" svg:width="18.343cm" svg:height="0.03cm" svg:x="0.541cm" svg:y="5.601cm" svg:viewBox="0 0 18344 31" draw:points="0,31 18344,31 18344,0 0,0">
          <text:p/>
        </draw:polygon>
        <draw:polygon draw:style-name="gr55" draw:text-style-name="P8" draw:layer="layout" svg:width="18.343cm" svg:height="0.03cm" svg:x="0.541cm" svg:y="6.037cm" svg:viewBox="0 0 18344 31" draw:points="0,31 18344,31 18344,0 0,0">
          <text:p/>
        </draw:polygon>
        <draw:polygon draw:style-name="gr55" draw:text-style-name="P8" draw:layer="layout" svg:width="18.343cm" svg:height="0.03cm" svg:x="0.541cm" svg:y="6.473cm" svg:viewBox="0 0 18344 31" draw:points="0,31 18344,31 18344,0 0,0">
          <text:p/>
        </draw:polygon>
        <draw:polygon draw:style-name="gr55" draw:text-style-name="P8" draw:layer="layout" svg:width="18.343cm" svg:height="0.03cm" svg:x="0.541cm" svg:y="6.909cm" svg:viewBox="0 0 18344 31" draw:points="0,31 18344,31 18344,0 0,0">
          <text:p/>
        </draw:polygon>
        <draw:polygon draw:style-name="gr55" draw:text-style-name="P8" draw:layer="layout" svg:width="18.343cm" svg:height="0.03cm" svg:x="0.541cm" svg:y="7.345cm" svg:viewBox="0 0 18344 31" draw:points="0,31 18344,31 18344,0 0,0">
          <text:p/>
        </draw:polygon>
        <draw:polygon draw:style-name="gr55" draw:text-style-name="P8" draw:layer="layout" svg:width="18.343cm" svg:height="0.029cm" svg:x="0.541cm" svg:y="7.976cm" svg:viewBox="0 0 18344 30" draw:points="0,30 18344,30 18344,0 0,0">
          <text:p/>
        </draw:polygon>
        <draw:polygon draw:style-name="gr55" draw:text-style-name="P8" draw:layer="layout" svg:width="18.343cm" svg:height="0.03cm" svg:x="0.541cm" svg:y="8.564cm" svg:viewBox="0 0 18344 31" draw:points="0,31 18344,31 18344,0 0,0">
          <text:p/>
        </draw:polygon>
        <draw:polygon draw:style-name="gr55" draw:text-style-name="P8" draw:layer="layout" svg:width="18.343cm" svg:height="0.03cm" svg:x="0.541cm" svg:y="9cm" svg:viewBox="0 0 18344 31" draw:points="0,31 18344,31 18344,0 0,0">
          <text:p/>
        </draw:polygon>
        <draw:polygon draw:style-name="gr55" draw:text-style-name="P8" draw:layer="layout" svg:width="18.343cm" svg:height="0.03cm" svg:x="0.541cm" svg:y="9.437cm" svg:viewBox="0 0 18344 31" draw:points="0,31 18344,31 18344,0 0,0">
          <text:p/>
        </draw:polygon>
        <draw:polygon draw:style-name="gr55" draw:text-style-name="P8" draw:layer="layout" svg:width="18.343cm" svg:height="0.03cm" svg:x="0.541cm" svg:y="9.873cm" svg:viewBox="0 0 18344 31" draw:points="0,31 18344,31 18344,0 0,0">
          <text:p/>
        </draw:polygon>
        <draw:polygon draw:style-name="gr55" draw:text-style-name="P8" draw:layer="layout" svg:width="18.343cm" svg:height="0.031cm" svg:x="0.541cm" svg:y="10.309cm" svg:viewBox="0 0 18344 32" draw:points="0,32 18344,32 18344,0 0,0">
          <text:p/>
        </draw:polygon>
        <draw:polygon draw:style-name="gr55" draw:text-style-name="P8" draw:layer="layout" svg:width="18.343cm" svg:height="0.03cm" svg:x="0.541cm" svg:y="10.745cm" svg:viewBox="0 0 18344 31" draw:points="0,31 18344,31 18344,0 0,0">
          <text:p/>
        </draw:polygon>
        <draw:polygon draw:style-name="gr55" draw:text-style-name="P8" draw:layer="layout" svg:width="18.343cm" svg:height="0.03cm" svg:x="0.541cm" svg:y="11.181cm" svg:viewBox="0 0 18344 31" draw:points="0,31 18344,31 18344,0 0,0">
          <text:p/>
        </draw:polygon>
        <draw:polygon draw:style-name="gr55" draw:text-style-name="P8" draw:layer="layout" svg:width="18.343cm" svg:height="0.029cm" svg:x="0.541cm" svg:y="11.618cm" svg:viewBox="0 0 18344 30" draw:points="0,30 18344,30 18344,0 0,0">
          <text:p/>
        </draw:polygon>
        <draw:polygon draw:style-name="gr55" draw:text-style-name="P8" draw:layer="layout" svg:width="18.343cm" svg:height="0.029cm" svg:x="0.541cm" svg:y="12.054cm" svg:viewBox="0 0 18344 30" draw:points="0,30 18344,30 18344,0 0,0">
          <text:p/>
        </draw:polygon>
        <draw:polygon draw:style-name="gr55" draw:text-style-name="P8" draw:layer="layout" svg:width="18.343cm" svg:height="0.029cm" svg:x="0.541cm" svg:y="12.49cm" svg:viewBox="0 0 18344 30" draw:points="0,30 18344,30 18344,0 0,0">
          <text:p/>
        </draw:polygon>
        <draw:polygon draw:style-name="gr55" draw:text-style-name="P8" draw:layer="layout" svg:width="18.343cm" svg:height="0.029cm" svg:x="0.541cm" svg:y="12.926cm" svg:viewBox="0 0 18344 30" draw:points="0,30 18344,30 18344,0 0,0">
          <text:p/>
        </draw:polygon>
        <draw:polygon draw:style-name="gr55" draw:text-style-name="P8" draw:layer="layout" svg:width="18.343cm" svg:height="0.029cm" svg:x="0.541cm" svg:y="13.362cm" svg:viewBox="0 0 18344 30" draw:points="0,30 18344,30 18344,0 0,0">
          <text:p/>
        </draw:polygon>
        <draw:polygon draw:style-name="gr55" draw:text-style-name="P8" draw:layer="layout" svg:width="18.343cm" svg:height="0.029cm" svg:x="0.541cm" svg:y="13.798cm" svg:viewBox="0 0 18344 30" draw:points="0,30 18344,30 18344,0 0,0">
          <text:p/>
        </draw:polygon>
        <draw:polygon draw:style-name="gr55" draw:text-style-name="P8" draw:layer="layout" svg:width="18.343cm" svg:height="0.03cm" svg:x="0.541cm" svg:y="14.428cm" svg:viewBox="0 0 18344 31" draw:points="0,31 18344,31 18344,0 0,0">
          <text:p/>
        </draw:polygon>
        <draw:polygon draw:style-name="gr55" draw:text-style-name="P8" draw:layer="layout" svg:width="18.343cm" svg:height="0.03cm" svg:x="0.541cm" svg:y="15.017cm" svg:viewBox="0 0 18344 31" draw:points="0,31 18344,31 18344,0 0,0">
          <text:p/>
        </draw:polygon>
        <draw:polygon draw:style-name="gr55" draw:text-style-name="P8" draw:layer="layout" svg:width="18.343cm" svg:height="0.03cm" svg:x="0.541cm" svg:y="15.453cm" svg:viewBox="0 0 18344 31" draw:points="0,31 18344,31 18344,0 0,0">
          <text:p/>
        </draw:polygon>
        <draw:polygon draw:style-name="gr55" draw:text-style-name="P8" draw:layer="layout" svg:width="18.343cm" svg:height="0.029cm" svg:x="0.541cm" svg:y="15.89cm" svg:viewBox="0 0 18344 30" draw:points="0,30 18344,30 18344,0 0,0">
          <text:p/>
        </draw:polygon>
        <draw:polygon draw:style-name="gr55" draw:text-style-name="P8" draw:layer="layout" svg:width="18.343cm" svg:height="0.029cm" svg:x="0.541cm" svg:y="16.326cm" svg:viewBox="0 0 18344 30" draw:points="0,30 18344,30 18344,0 0,0">
          <text:p/>
        </draw:polygon>
        <draw:polygon draw:style-name="gr55" draw:text-style-name="P8" draw:layer="layout" svg:width="18.343cm" svg:height="0.029cm" svg:x="0.541cm" svg:y="16.762cm" svg:viewBox="0 0 18344 30" draw:points="0,30 18344,30 18344,0 0,0">
          <text:p/>
        </draw:polygon>
        <draw:polygon draw:style-name="gr55" draw:text-style-name="P8" draw:layer="layout" svg:width="18.343cm" svg:height="0.029cm" svg:x="0.541cm" svg:y="17.198cm" svg:viewBox="0 0 18344 30" draw:points="0,30 18344,30 18344,0 0,0">
          <text:p/>
        </draw:polygon>
        <draw:polygon draw:style-name="gr55" draw:text-style-name="P8" draw:layer="layout" svg:width="18.343cm" svg:height="0.029cm" svg:x="0.541cm" svg:y="17.634cm" svg:viewBox="0 0 18344 30" draw:points="0,30 18344,30 18344,0 0,0">
          <text:p/>
        </draw:polygon>
        <draw:polygon draw:style-name="gr55" draw:text-style-name="P8" draw:layer="layout" svg:width="18.343cm" svg:height="0.029cm" svg:x="0.541cm" svg:y="18.07cm" svg:viewBox="0 0 18344 30" draw:points="0,30 18344,30 18344,0 0,0">
          <text:p/>
        </draw:polygon>
        <draw:polygon draw:style-name="gr55" draw:text-style-name="P8" draw:layer="layout" svg:width="18.343cm" svg:height="0.03cm" svg:x="0.541cm" svg:y="18.506cm" svg:viewBox="0 0 18344 31" draw:points="0,31 18344,31 18344,0 0,0">
          <text:p/>
        </draw:polygon>
        <draw:polygon draw:style-name="gr55" draw:text-style-name="P8" draw:layer="layout" svg:width="18.343cm" svg:height="0.03cm" svg:x="0.541cm" svg:y="18.942cm" svg:viewBox="0 0 18344 31" draw:points="0,31 18344,31 18344,0 0,0">
          <text:p/>
        </draw:polygon>
        <draw:polygon draw:style-name="gr55" draw:text-style-name="P8" draw:layer="layout" svg:width="18.343cm" svg:height="0.03cm" svg:x="0.541cm" svg:y="19.378cm" svg:viewBox="0 0 18344 31" draw:points="0,31 18344,31 18344,0 0,0">
          <text:p/>
        </draw:polygon>
        <draw:polygon draw:style-name="gr55" draw:text-style-name="P8" draw:layer="layout" svg:width="18.343cm" svg:height="0.03cm" svg:x="0.541cm" svg:y="19.814cm" svg:viewBox="0 0 18344 31" draw:points="0,31 18344,31 18344,0 0,0">
          <text:p/>
        </draw:polygon>
        <draw:polygon draw:style-name="gr55" draw:text-style-name="P8" draw:layer="layout" svg:width="18.343cm" svg:height="0.03cm" svg:x="0.541cm" svg:y="20.25cm" svg:viewBox="0 0 18344 31" draw:points="0,31 18344,31 18344,0 0,0">
          <text:p/>
        </draw:polygon>
        <draw:polygon draw:style-name="gr55" draw:text-style-name="P8" draw:layer="layout" svg:width="18.343cm" svg:height="0.03cm" svg:x="0.541cm" svg:y="20.686cm" svg:viewBox="0 0 18344 31" draw:points="0,31 18344,31 18344,0 0,0">
          <text:p/>
        </draw:polygon>
        <draw:polygon draw:style-name="gr55" draw:text-style-name="P8" draw:layer="layout" svg:width="18.343cm" svg:height="0.027cm" svg:x="0.541cm" svg:y="21.122cm" svg:viewBox="0 0 18344 28" draw:points="0,28 18344,28 18344,0 0,0">
          <text:p/>
        </draw:polygon>
        <draw:polygon draw:style-name="gr55" draw:text-style-name="P8" draw:layer="layout" svg:width="18.343cm" svg:height="0.03cm" svg:x="0.541cm" svg:y="21.558cm" svg:viewBox="0 0 18344 31" draw:points="0,31 18344,31 18344,0 0,0">
          <text:p/>
        </draw:polygon>
        <draw:polygon draw:style-name="gr55" draw:text-style-name="P8" draw:layer="layout" svg:width="18.343cm" svg:height="0.03cm" svg:x="0.541cm" svg:y="22.19cm" svg:viewBox="0 0 18344 31" draw:points="0,31 18344,31 18344,0 0,0">
          <text:p/>
        </draw:polygon>
        <draw:polygon draw:style-name="gr55" draw:text-style-name="P8" draw:layer="layout" svg:width="18.343cm" svg:height="0.03cm" svg:x="0.541cm" svg:y="22.778cm" svg:viewBox="0 0 18344 31" draw:points="0,31 18344,31 18344,0 0,0">
          <text:p/>
        </draw:polygon>
        <draw:polygon draw:style-name="gr55" draw:text-style-name="P8" draw:layer="layout" svg:width="18.343cm" svg:height="0.031cm" svg:x="0.541cm" svg:y="23.214cm" svg:viewBox="0 0 18344 32" draw:points="0,32 18344,32 18344,0 0,0">
          <text:p/>
        </draw:polygon>
        <draw:polygon draw:style-name="gr55" draw:text-style-name="P8" draw:layer="layout" svg:width="18.343cm" svg:height="0.03cm" svg:x="0.541cm" svg:y="23.65cm" svg:viewBox="0 0 18344 31" draw:points="0,31 18344,31 18344,0 0,0">
          <text:p/>
        </draw:polygon>
        <draw:polygon draw:style-name="gr55" draw:text-style-name="P8" draw:layer="layout" svg:width="18.343cm" svg:height="0.03cm" svg:x="0.541cm" svg:y="24.086cm" svg:viewBox="0 0 18344 31" draw:points="0,31 18344,31 18344,0 0,0">
          <text:p/>
        </draw:polygon>
        <draw:polygon draw:style-name="gr55" draw:text-style-name="P8" draw:layer="layout" svg:width="18.343cm" svg:height="0.03cm" svg:x="0.541cm" svg:y="24.717cm" svg:viewBox="0 0 18344 31" draw:points="0,31 18344,31 18344,0 0,0">
          <text:p/>
        </draw:polygon>
        <draw:polygon draw:style-name="gr55" draw:text-style-name="P8" draw:layer="layout" svg:width="18.343cm" svg:height="0.029cm" svg:x="0.541cm" svg:y="25.306cm" svg:viewBox="0 0 18344 30" draw:points="0,30 18344,30 18344,0 0,0">
          <text:p/>
        </draw:polygon>
        <draw:polygon draw:style-name="gr55" draw:text-style-name="P8" draw:layer="layout" svg:width="18.343cm" svg:height="0.029cm" svg:x="0.541cm" svg:y="25.742cm" svg:viewBox="0 0 18344 30" draw:points="0,30 18344,30 18344,0 0,0">
          <text:p/>
        </draw:polygon>
        <draw:polygon draw:style-name="gr55" draw:text-style-name="P8" draw:layer="layout" svg:width="18.343cm" svg:height="0.029cm" svg:x="0.541cm" svg:y="26.178cm" svg:viewBox="0 0 18344 30" draw:points="0,30 18344,30 18344,0 0,0">
          <text:p/>
        </draw:polygon>
        <draw:polygon draw:style-name="gr55" draw:text-style-name="P8" draw:layer="layout" svg:width="18.343cm" svg:height="0.029cm" svg:x="0.541cm" svg:y="26.614cm" svg:viewBox="0 0 18344 30" draw:points="0,30 18344,30 18344,0 0,0">
          <text:p/>
        </draw:polygon>
        <draw:polygon draw:style-name="gr55" draw:text-style-name="P8" draw:layer="layout" svg:width="18.343cm" svg:height="0.029cm" svg:x="0.541cm" svg:y="27.05cm" svg:viewBox="0 0 18344 30" draw:points="0,30 18344,30 18344,0 0,0">
          <text:p/>
        </draw:polygon>
        <draw:polygon draw:style-name="gr55" draw:text-style-name="P8" draw:layer="layout" svg:width="18.343cm" svg:height="0.029cm" svg:x="0.541cm" svg:y="27.486cm" svg:viewBox="0 0 18344 30" draw:points="0,30 18344,30 18344,0 0,0">
          <text:p/>
        </draw:polygon>
        <draw:frame draw:style-name="gr56" draw:text-style-name="P5" draw:layer="layout" svg:width="4.409cm" svg:height="0.336cm" svg:x="0.851cm" svg:y="26.692cm">
          <draw:text-box>
            <text:p text:style-name="P4"><text:span text:style-name="T4">material_supplier(Поставщики)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8.347cm" svg:height="0.44cm" svg:x="0.524cm" svg:y="4.966cm" svg:viewBox="0 0 18348 441" draw:points="0,441 18348,441 18348,0 0,0">
          <text:p/>
        </draw:polygon>
        <draw:polygon draw:style-name="gr3" draw:text-style-name="P3" draw:layer="layout" svg:width="18.347cm" svg:height="0.44cm" svg:x="0.524cm" svg:y="5.402cm" svg:viewBox="0 0 18348 441" draw:points="0,441 18348,441 18348,0 0,0">
          <text:p/>
        </draw:polygon>
        <draw:polygon draw:style-name="gr1" draw:text-style-name="P1" draw:layer="layout" svg:width="18.347cm" svg:height="0.636cm" svg:x="0.524cm" svg:y="8.018cm" svg:viewBox="0 0 18348 637" draw:points="0,637 18348,637 18348,0 0,0">
          <text:p/>
        </draw:polygon>
        <draw:polygon draw:style-name="gr3" draw:text-style-name="P3" draw:layer="layout" svg:width="18.347cm" svg:height="0.594cm" svg:x="0.524cm" svg:y="8.649cm" svg:viewBox="0 0 18348 595" draw:points="0,595 18348,595 18348,0 0,0">
          <text:p/>
        </draw:polygon>
        <draw:polygon draw:style-name="gr1" draw:text-style-name="P1" draw:layer="layout" svg:width="18.347cm" svg:height="0.441cm" svg:x="0.524cm" svg:y="10.546cm" svg:viewBox="0 0 18348 442" draw:points="0,442 18348,442 18348,0 0,0">
          <text:p/>
        </draw:polygon>
        <draw:polygon draw:style-name="gr3" draw:text-style-name="P3" draw:layer="layout" svg:width="18.347cm" svg:height="0.44cm" svg:x="0.524cm" svg:y="10.983cm" svg:viewBox="0 0 18348 441" draw:points="0,441 18348,441 18348,0 0,0">
          <text:p/>
        </draw:polygon>
        <draw:polygon draw:style-name="gr1" draw:text-style-name="P1" draw:layer="layout" svg:width="18.347cm" svg:height="0.636cm" svg:x="0.524cm" svg:y="14.162cm" svg:viewBox="0 0 18348 637" draw:points="0,637 18348,637 18348,0 0,0">
          <text:p/>
        </draw:polygon>
        <draw:polygon draw:style-name="gr3" draw:text-style-name="P3" draw:layer="layout" svg:width="18.347cm" svg:height="0.592cm" svg:x="0.524cm" svg:y="14.793cm" svg:viewBox="0 0 18348 593" draw:points="0,593 18348,593 18348,0 0,0">
          <text:p/>
        </draw:polygon>
        <draw:polygon draw:style-name="gr1" draw:text-style-name="P1" draw:layer="layout" svg:width="18.347cm" svg:height="0.636cm" svg:x="0.524cm" svg:y="16.69cm" svg:viewBox="0 0 18348 637" draw:points="0,637 18348,637 18348,0 0,0">
          <text:p/>
        </draw:polygon>
        <draw:polygon draw:style-name="gr3" draw:text-style-name="P3" draw:layer="layout" svg:width="18.347cm" svg:height="0.592cm" svg:x="0.524cm" svg:y="17.321cm" svg:viewBox="0 0 18348 593" draw:points="0,593 18348,593 18348,0 0,0">
          <text:p/>
        </draw:polygon>
        <draw:polygon draw:style-name="gr1" draw:text-style-name="P1" draw:layer="layout" svg:width="18.347cm" svg:height="0.636cm" svg:x="0.524cm" svg:y="20.089cm" svg:viewBox="0 0 18348 637" draw:points="0,637 18348,637 18348,0 0,0">
          <text:p/>
        </draw:polygon>
        <draw:polygon draw:style-name="gr3" draw:text-style-name="P3" draw:layer="layout" svg:width="18.347cm" svg:height="0.593cm" svg:x="0.524cm" svg:y="20.72cm" svg:viewBox="0 0 18348 594" draw:points="0,594 18348,594 18348,0 0,0">
          <text:p/>
        </draw:polygon>
        <draw:polygon draw:style-name="gr1" draw:text-style-name="P1" draw:layer="layout" svg:width="18.347cm" svg:height="0.636cm" svg:x="0.524cm" svg:y="24.798cm" svg:viewBox="0 0 18348 637" draw:points="0,637 18348,637 18348,0 0,0">
          <text:p/>
        </draw:polygon>
        <draw:polygon draw:style-name="gr3" draw:text-style-name="P3" draw:layer="layout" svg:width="18.347cm" svg:height="0.593cm" svg:x="0.524cm" svg:y="25.428cm" svg:viewBox="0 0 18348 594" draw:points="0,594 18348,594 18348,0 0,0">
          <text:p/>
        </draw:polygon>
        <draw:frame draw:style-name="gr9" draw:text-style-name="P5" draw:layer="layout" svg:width="0.345cm" svg:height="0.336cm" svg:x="0.999cm" svg:y="1.996cm">
          <draw:text-box>
            <text:p text:style-name="P4"><text:span text:style-name="T1">PK</text:span></text:p>
          </draw:text-box>
        </draw:frame>
        <draw:frame draw:style-name="gr57" draw:text-style-name="P5" draw:layer="layout" svg:width="2.855cm" svg:height="0.336cm" svg:x="1.842cm" svg:y="1.996cm">
          <draw:text-box>
            <text:p text:style-name="P4"><text:span text:style-name="T2">material_supplier_id</text:span></text:p>
          </draw:text-box>
        </draw:frame>
        <draw:frame draw:style-name="gr11" draw:text-style-name="P5" draw:layer="layout" svg:width="0.629cm" svg:height="0.336cm" svg:x="6.363cm" svg:y="1.996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.996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.996cm">
          <draw:text-box>
            <text:p text:style-name="P4"><text:span text:style-name="T1">Autoincrement</text:span></text:p>
          </draw:text-box>
        </draw:frame>
        <draw:frame draw:style-name="gr4" draw:text-style-name="P5" draw:layer="layout" svg:width="0.329cm" svg:height="0.336cm" svg:x="1.008cm" svg:y="2.432cm">
          <draw:text-box>
            <text:p text:style-name="P4"><text:span text:style-name="T1">FK</text:span></text:p>
          </draw:text-box>
        </draw:frame>
        <draw:frame draw:style-name="gr35" draw:text-style-name="P5" draw:layer="layout" svg:width="1.581cm" svg:height="0.336cm" svg:x="1.842cm" svg:y="2.432cm">
          <draw:text-box>
            <text:p text:style-name="P4"><text:span text:style-name="T2">material_id</text:span></text:p>
          </draw:text-box>
        </draw:frame>
        <draw:frame draw:style-name="gr11" draw:text-style-name="P5" draw:layer="layout" svg:width="0.629cm" svg:height="0.336cm" svg:x="6.363cm" svg:y="2.432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.432cm">
          <draw:text-box>
            <text:p text:style-name="P4"><text:span text:style-name="T1">Y</text:span></text:p>
          </draw:text-box>
        </draw:frame>
        <draw:frame draw:style-name="gr58" draw:text-style-name="P5" draw:layer="layout" svg:width="3.715cm" svg:height="0.336cm" svg:x="12.838cm" svg:y="2.432cm">
          <draw:text-box>
            <text:p text:style-name="P4"><text:span text:style-name="T1">Внешний ключ на Material</text:span></text:p>
          </draw:text-box>
        </draw:frame>
        <draw:frame draw:style-name="gr4" draw:text-style-name="P5" draw:layer="layout" svg:width="0.329cm" svg:height="0.336cm" svg:x="1.008cm" svg:y="2.869cm">
          <draw:text-box>
            <text:p text:style-name="P4"><text:span text:style-name="T1">FK</text:span></text:p>
          </draw:text-box>
        </draw:frame>
        <draw:frame draw:style-name="gr59" draw:text-style-name="P5" draw:layer="layout" svg:width="1.534cm" svg:height="0.336cm" svg:x="1.842cm" svg:y="2.869cm">
          <draw:text-box>
            <text:p text:style-name="P4"><text:span text:style-name="T2">supplier_id</text:span></text:p>
          </draw:text-box>
        </draw:frame>
        <draw:frame draw:style-name="gr11" draw:text-style-name="P5" draw:layer="layout" svg:width="0.629cm" svg:height="0.336cm" svg:x="6.363cm" svg:y="2.869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.869cm">
          <draw:text-box>
            <text:p text:style-name="P4"><text:span text:style-name="T1">Y</text:span></text:p>
          </draw:text-box>
        </draw:frame>
        <draw:frame draw:style-name="gr60" draw:text-style-name="P5" draw:layer="layout" svg:width="3.681cm" svg:height="0.336cm" svg:x="12.838cm" svg:y="2.869cm">
          <draw:text-box>
            <text:p text:style-name="P4"><text:span text:style-name="T1">Внешний ключ на Supplier</text:span></text:p>
          </draw:text-box>
        </draw:frame>
        <draw:frame draw:style-name="gr61" draw:text-style-name="P5" draw:layer="layout" svg:width="0.955cm" svg:height="0.336cm" svg:x="1.842cm" svg:y="3.305cm">
          <draw:text-box>
            <text:p text:style-name="P4"><text:span text:style-name="T2">quality</text:span></text:p>
          </draw:text-box>
        </draw:frame>
        <draw:frame draw:style-name="gr11" draw:text-style-name="P5" draw:layer="layout" svg:width="0.629cm" svg:height="0.336cm" svg:x="6.363cm" svg:y="3.305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3.305cm">
          <draw:text-box>
            <text:p text:style-name="P4"><text:span text:style-name="T1">Y</text:span></text:p>
          </draw:text-box>
        </draw:frame>
        <draw:frame draw:style-name="gr62" draw:text-style-name="P5" draw:layer="layout" svg:width="1.89cm" svg:height="0.336cm" svg:x="1.842cm" svg:y="3.741cm">
          <draw:text-box>
            <text:p text:style-name="P4"><text:span text:style-name="T2">delivery_date</text:span></text:p>
          </draw:text-box>
        </draw:frame>
        <draw:frame draw:style-name="gr63" draw:text-style-name="P5" draw:layer="layout" svg:width="1.407cm" svg:height="0.336cm" svg:x="6.363cm" svg:y="3.741cm">
          <draw:text-box>
            <text:p text:style-name="P4"><text:span text:style-name="T1">DATETIME</text:span></text:p>
          </draw:text-box>
        </draw:frame>
        <draw:frame draw:style-name="gr4" draw:text-style-name="P5" draw:layer="layout" svg:width="0.329cm" svg:height="0.336cm" svg:x="11.784cm" svg:y="3.741cm">
          <draw:text-box>
            <text:p text:style-name="P4"><text:span text:style-name="T1">Y</text:span></text:p>
          </draw:text-box>
        </draw:frame>
        <draw:frame draw:style-name="gr64" draw:text-style-name="P5" draw:layer="layout" svg:width="0.789cm" svg:height="0.336cm" svg:x="1.842cm" svg:y="4.177cm">
          <draw:text-box>
            <text:p text:style-name="P4"><text:span text:style-name="T2">count</text:span></text:p>
          </draw:text-box>
        </draw:frame>
        <draw:frame draw:style-name="gr11" draw:text-style-name="P5" draw:layer="layout" svg:width="0.629cm" svg:height="0.336cm" svg:x="6.363cm" svg:y="4.177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4.177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20.189cm" svg:y="5.049cm">
          <draw:text-box>
            <text:p text:style-name="P4"><text:span text:style-name="T1">8</text:span></text:p>
          </draw:text-box>
        </draw:frame>
        <draw:frame draw:style-name="gr5" draw:text-style-name="P5" draw:layer="layout" svg:width="0.518cm" svg:height="0.336cm" svg:x="0.91cm" svg:y="5.485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5.485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5.485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5.485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5.921cm">
          <draw:text-box>
            <text:p text:style-name="P4"><text:span text:style-name="T1">PK</text:span></text:p>
          </draw:text-box>
        </draw:frame>
        <draw:frame draw:style-name="gr59" draw:text-style-name="P5" draw:layer="layout" svg:width="1.534cm" svg:height="0.336cm" svg:x="1.842cm" svg:y="5.921cm">
          <draw:text-box>
            <text:p text:style-name="P4"><text:span text:style-name="T2">supplier_id</text:span></text:p>
          </draw:text-box>
        </draw:frame>
        <draw:frame draw:style-name="gr11" draw:text-style-name="P5" draw:layer="layout" svg:width="0.629cm" svg:height="0.336cm" svg:x="6.363cm" svg:y="5.92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5.921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5.921cm">
          <draw:text-box>
            <text:p text:style-name="P4"><text:span text:style-name="T1">Autoincrement</text:span></text:p>
          </draw:text-box>
        </draw:frame>
        <draw:frame draw:style-name="gr65" draw:text-style-name="P5" draw:layer="layout" svg:width="2.051cm" svg:height="0.336cm" svg:x="1.842cm" svg:y="6.357cm">
          <draw:text-box>
            <text:p text:style-name="P4"><text:span text:style-name="T2">supplier_name</text:span></text:p>
          </draw:text-box>
        </draw:frame>
        <draw:frame draw:style-name="gr25" draw:text-style-name="P5" draw:layer="layout" svg:width="2.098cm" svg:height="0.336cm" svg:x="6.363cm" svg:y="6.357cm">
          <draw:text-box>
            <text:p text:style-name="P4"><text:span text:style-name="T1">VARCHAR (100)</text:span></text:p>
          </draw:text-box>
        </draw:frame>
        <draw:frame draw:style-name="gr4" draw:text-style-name="P5" draw:layer="layout" svg:width="0.329cm" svg:height="0.336cm" svg:x="11.784cm" svg:y="6.357cm">
          <draw:text-box>
            <text:p text:style-name="P4"><text:span text:style-name="T1">Y</text:span></text:p>
          </draw:text-box>
        </draw:frame>
        <draw:frame draw:style-name="gr22" draw:text-style-name="P5" draw:layer="layout" svg:width="0.438cm" svg:height="0.336cm" svg:x="1.842cm" svg:y="6.793cm">
          <draw:text-box>
            <text:p text:style-name="P4"><text:span text:style-name="T2">inn</text:span></text:p>
          </draw:text-box>
        </draw:frame>
        <draw:frame draw:style-name="gr20" draw:text-style-name="P5" draw:layer="layout" svg:width="1.928cm" svg:height="0.336cm" svg:x="6.363cm" svg:y="6.793cm">
          <draw:text-box>
            <text:p text:style-name="P4"><text:span text:style-name="T1">VARCHAR (50)</text:span></text:p>
          </draw:text-box>
        </draw:frame>
        <draw:frame draw:style-name="gr4" draw:text-style-name="P5" draw:layer="layout" svg:width="0.329cm" svg:height="0.336cm" svg:x="11.784cm" svg:y="6.793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1.008cm" svg:y="7.229cm">
          <draw:text-box>
            <text:p text:style-name="P4"><text:span text:style-name="T1">FK</text:span></text:p>
          </draw:text-box>
        </draw:frame>
        <draw:frame draw:style-name="gr66" draw:text-style-name="P5" draw:layer="layout" svg:width="2.313cm" svg:height="0.336cm" svg:x="1.842cm" svg:y="7.229cm">
          <draw:text-box>
            <text:p text:style-name="P4"><text:span text:style-name="T2">supplier_type_id</text:span></text:p>
          </draw:text-box>
        </draw:frame>
        <draw:frame draw:style-name="gr32" draw:text-style-name="P6" draw:layer="layout" svg:width="0.887cm" svg:height="0.671cm" svg:x="6.363cm" svg:y="7.229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7.229cm">
          <draw:text-box>
            <text:p text:style-name="P4"><text:span text:style-name="T1">Y</text:span></text:p>
          </draw:text-box>
        </draw:frame>
        <draw:frame draw:style-name="gr67" draw:text-style-name="P5" draw:layer="layout" svg:width="4.328cm" svg:height="0.336cm" svg:x="12.838cm" svg:y="7.229cm">
          <draw:text-box>
            <text:p text:style-name="P4"><text:span text:style-name="T1">Внешний ключ на SupplierType</text:span></text:p>
          </draw:text-box>
        </draw:frame>
        <draw:frame draw:style-name="gr4" draw:text-style-name="P5" draw:layer="layout" svg:width="0.329cm" svg:height="0.336cm" svg:x="20.189cm" svg:y="8.296cm">
          <draw:text-box>
            <text:p text:style-name="P4"><text:span text:style-name="T1">9</text:span></text:p>
          </draw:text-box>
        </draw:frame>
        <draw:frame draw:style-name="gr5" draw:text-style-name="P5" draw:layer="layout" svg:width="0.518cm" svg:height="0.336cm" svg:x="0.91cm" svg:y="8.808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8.808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8.808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8.808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9.321cm">
          <draw:text-box>
            <text:p text:style-name="P4"><text:span text:style-name="T1">PK</text:span></text:p>
          </draw:text-box>
        </draw:frame>
        <draw:frame draw:style-name="gr66" draw:text-style-name="P5" draw:layer="layout" svg:width="2.313cm" svg:height="0.336cm" svg:x="1.842cm" svg:y="9.321cm">
          <draw:text-box>
            <text:p text:style-name="P4"><text:span text:style-name="T2">supplier_type_id</text:span></text:p>
          </draw:text-box>
        </draw:frame>
        <draw:frame draw:style-name="gr11" draw:text-style-name="P5" draw:layer="layout" svg:width="0.629cm" svg:height="0.336cm" svg:x="6.363cm" svg:y="9.32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9.321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9.321cm">
          <draw:text-box>
            <text:p text:style-name="P4"><text:span text:style-name="T1">Autoincrement</text:span></text:p>
          </draw:text-box>
        </draw:frame>
        <draw:frame draw:style-name="gr68" draw:text-style-name="P5" draw:layer="layout" svg:width="2.83cm" svg:height="0.336cm" svg:x="1.842cm" svg:y="9.757cm">
          <draw:text-box>
            <text:p text:style-name="P4"><text:span text:style-name="T2">supplier_type_name</text:span></text:p>
          </draw:text-box>
        </draw:frame>
        <draw:frame draw:style-name="gr25" draw:text-style-name="P5" draw:layer="layout" svg:width="2.098cm" svg:height="0.336cm" svg:x="6.363cm" svg:y="9.757cm">
          <draw:text-box>
            <text:p text:style-name="P4"><text:span text:style-name="T1">VARCHAR (200)</text:span></text:p>
          </draw:text-box>
        </draw:frame>
        <draw:frame draw:style-name="gr4" draw:text-style-name="P5" draw:layer="layout" svg:width="0.329cm" svg:height="0.336cm" svg:x="11.784cm" svg:y="9.757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10.63cm">
          <draw:text-box>
            <text:p text:style-name="P4"><text:span text:style-name="T1">10</text:span></text:p>
          </draw:text-box>
        </draw:frame>
        <draw:frame draw:style-name="gr5" draw:text-style-name="P5" draw:layer="layout" svg:width="0.518cm" svg:height="0.336cm" svg:x="0.91cm" svg:y="11.066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11.066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11.066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11.066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1.502cm">
          <draw:text-box>
            <text:p text:style-name="P4"><text:span text:style-name="T1">PK</text:span></text:p>
          </draw:text-box>
        </draw:frame>
        <draw:frame draw:style-name="gr70" draw:text-style-name="P5" draw:layer="layout" svg:width="3.27cm" svg:height="0.336cm" svg:x="1.842cm" svg:y="11.502cm">
          <draw:text-box>
            <text:p text:style-name="P4"><text:span text:style-name="T2">material_warehouse_id</text:span></text:p>
          </draw:text-box>
        </draw:frame>
        <draw:frame draw:style-name="gr11" draw:text-style-name="P5" draw:layer="layout" svg:width="0.629cm" svg:height="0.336cm" svg:x="6.363cm" svg:y="11.502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1.502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1.502cm">
          <draw:text-box>
            <text:p text:style-name="P4"><text:span text:style-name="T1">Autoincrement</text:span></text:p>
          </draw:text-box>
        </draw:frame>
        <draw:frame draw:style-name="gr4" draw:text-style-name="P5" draw:layer="layout" svg:width="0.329cm" svg:height="0.336cm" svg:x="1.008cm" svg:y="11.938cm">
          <draw:text-box>
            <text:p text:style-name="P4"><text:span text:style-name="T1">FK</text:span></text:p>
          </draw:text-box>
        </draw:frame>
        <draw:frame draw:style-name="gr35" draw:text-style-name="P5" draw:layer="layout" svg:width="1.581cm" svg:height="0.336cm" svg:x="1.842cm" svg:y="11.938cm">
          <draw:text-box>
            <text:p text:style-name="P4"><text:span text:style-name="T2">material_id</text:span></text:p>
          </draw:text-box>
        </draw:frame>
        <draw:frame draw:style-name="gr11" draw:text-style-name="P5" draw:layer="layout" svg:width="0.629cm" svg:height="0.336cm" svg:x="6.363cm" svg:y="11.938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1.938cm">
          <draw:text-box>
            <text:p text:style-name="P4"><text:span text:style-name="T1">Y</text:span></text:p>
          </draw:text-box>
        </draw:frame>
        <draw:frame draw:style-name="gr58" draw:text-style-name="P5" draw:layer="layout" svg:width="3.715cm" svg:height="0.336cm" svg:x="12.838cm" svg:y="11.938cm">
          <draw:text-box>
            <text:p text:style-name="P4"><text:span text:style-name="T1">Внешний ключ на Material</text:span></text:p>
          </draw:text-box>
        </draw:frame>
        <draw:frame draw:style-name="gr4" draw:text-style-name="P5" draw:layer="layout" svg:width="0.329cm" svg:height="0.336cm" svg:x="1.008cm" svg:y="12.374cm">
          <draw:text-box>
            <text:p text:style-name="P4"><text:span text:style-name="T1">FK</text:span></text:p>
          </draw:text-box>
        </draw:frame>
        <draw:frame draw:style-name="gr71" draw:text-style-name="P5" draw:layer="layout" svg:width="2.559cm" svg:height="0.336cm" svg:x="1.842cm" svg:y="12.374cm">
          <draw:text-box>
            <text:p text:style-name="P4"><text:span text:style-name="T2">operation_type_id</text:span></text:p>
          </draw:text-box>
        </draw:frame>
        <draw:frame draw:style-name="gr11" draw:text-style-name="P5" draw:layer="layout" svg:width="0.629cm" svg:height="0.336cm" svg:x="6.363cm" svg:y="12.374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2.374cm">
          <draw:text-box>
            <text:p text:style-name="P4"><text:span text:style-name="T1">Y</text:span></text:p>
          </draw:text-box>
        </draw:frame>
        <draw:frame draw:style-name="gr72" draw:text-style-name="P5" draw:layer="layout" svg:width="4.582cm" svg:height="0.336cm" svg:x="12.838cm" svg:y="12.374cm">
          <draw:text-box>
            <text:p text:style-name="P4"><text:span text:style-name="T1">Внешний ключ на OperationType</text:span></text:p>
          </draw:text-box>
        </draw:frame>
        <draw:frame draw:style-name="gr73" draw:text-style-name="P5" draw:layer="layout" svg:width="2.144cm" svg:height="0.336cm" svg:x="1.842cm" svg:y="12.81cm">
          <draw:text-box>
            <text:p text:style-name="P4"><text:span text:style-name="T2">operation_date</text:span></text:p>
          </draw:text-box>
        </draw:frame>
        <draw:frame draw:style-name="gr63" draw:text-style-name="P5" draw:layer="layout" svg:width="1.407cm" svg:height="0.336cm" svg:x="6.363cm" svg:y="12.81cm">
          <draw:text-box>
            <text:p text:style-name="P4"><text:span text:style-name="T1">DATETIME</text:span></text:p>
          </draw:text-box>
        </draw:frame>
        <draw:frame draw:style-name="gr4" draw:text-style-name="P5" draw:layer="layout" svg:width="0.329cm" svg:height="0.336cm" svg:x="11.784cm" svg:y="12.81cm">
          <draw:text-box>
            <text:p text:style-name="P4"><text:span text:style-name="T1">Y</text:span></text:p>
          </draw:text-box>
        </draw:frame>
        <draw:frame draw:style-name="gr64" draw:text-style-name="P5" draw:layer="layout" svg:width="0.789cm" svg:height="0.336cm" svg:x="1.842cm" svg:y="13.246cm">
          <draw:text-box>
            <text:p text:style-name="P4"><text:span text:style-name="T2">count</text:span></text:p>
          </draw:text-box>
        </draw:frame>
        <draw:frame draw:style-name="gr11" draw:text-style-name="P5" draw:layer="layout" svg:width="0.629cm" svg:height="0.336cm" svg:x="6.363cm" svg:y="13.246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3.246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14.44cm">
          <draw:text-box>
            <text:p text:style-name="P4"><text:span text:style-name="T1">11</text:span></text:p>
          </draw:text-box>
        </draw:frame>
        <draw:frame draw:style-name="gr5" draw:text-style-name="P5" draw:layer="layout" svg:width="0.518cm" svg:height="0.336cm" svg:x="0.91cm" svg:y="14.952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14.952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14.952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14.952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5.465cm">
          <draw:text-box>
            <text:p text:style-name="P4"><text:span text:style-name="T1">PK</text:span></text:p>
          </draw:text-box>
        </draw:frame>
        <draw:frame draw:style-name="gr71" draw:text-style-name="P5" draw:layer="layout" svg:width="2.559cm" svg:height="0.336cm" svg:x="1.842cm" svg:y="15.465cm">
          <draw:text-box>
            <text:p text:style-name="P4"><text:span text:style-name="T2">operation_type_id</text:span></text:p>
          </draw:text-box>
        </draw:frame>
        <draw:frame draw:style-name="gr11" draw:text-style-name="P5" draw:layer="layout" svg:width="0.629cm" svg:height="0.336cm" svg:x="6.363cm" svg:y="15.465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5.465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5.465cm">
          <draw:text-box>
            <text:p text:style-name="P4"><text:span text:style-name="T1">Autoincrement</text:span></text:p>
          </draw:text-box>
        </draw:frame>
        <draw:frame draw:style-name="gr74" draw:text-style-name="P5" draw:layer="layout" svg:width="3.075cm" svg:height="0.336cm" svg:x="1.842cm" svg:y="15.901cm">
          <draw:text-box>
            <text:p text:style-name="P4"><text:span text:style-name="T2">operation_type_name</text:span></text:p>
          </draw:text-box>
        </draw:frame>
        <draw:frame draw:style-name="gr25" draw:text-style-name="P5" draw:layer="layout" svg:width="2.098cm" svg:height="0.336cm" svg:x="6.363cm" svg:y="15.901cm">
          <draw:text-box>
            <text:p text:style-name="P4"><text:span text:style-name="T1">VARCHAR (200)</text:span></text:p>
          </draw:text-box>
        </draw:frame>
        <draw:frame draw:style-name="gr4" draw:text-style-name="P5" draw:layer="layout" svg:width="0.329cm" svg:height="0.336cm" svg:x="11.784cm" svg:y="15.901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16.968cm">
          <draw:text-box>
            <text:p text:style-name="P4"><text:span text:style-name="T1">12</text:span></text:p>
          </draw:text-box>
        </draw:frame>
        <draw:frame draw:style-name="gr5" draw:text-style-name="P5" draw:layer="layout" svg:width="0.518cm" svg:height="0.336cm" svg:x="0.91cm" svg:y="17.48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17.48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17.48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17.48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7.992cm">
          <draw:text-box>
            <text:p text:style-name="P4"><text:span text:style-name="T1">PK</text:span></text:p>
          </draw:text-box>
        </draw:frame>
        <draw:frame draw:style-name="gr75" draw:text-style-name="P5" draw:layer="layout" svg:width="2.432cm" svg:height="0.336cm" svg:x="1.842cm" svg:y="17.992cm">
          <draw:text-box>
            <text:p text:style-name="P4"><text:span text:style-name="T2">order_Product_id</text:span></text:p>
          </draw:text-box>
        </draw:frame>
        <draw:frame draw:style-name="gr11" draw:text-style-name="P5" draw:layer="layout" svg:width="0.629cm" svg:height="0.336cm" svg:x="6.363cm" svg:y="17.992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7.992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7.992cm">
          <draw:text-box>
            <text:p text:style-name="P4"><text:span text:style-name="T1">Autoincrement</text:span></text:p>
          </draw:text-box>
        </draw:frame>
        <draw:frame draw:style-name="gr4" draw:text-style-name="P5" draw:layer="layout" svg:width="0.329cm" svg:height="0.336cm" svg:x="1.008cm" svg:y="18.428cm">
          <draw:text-box>
            <text:p text:style-name="P4"><text:span text:style-name="T1">FK</text:span></text:p>
          </draw:text-box>
        </draw:frame>
        <draw:frame draw:style-name="gr76" draw:text-style-name="P5" draw:layer="layout" svg:width="1.192cm" svg:height="0.336cm" svg:x="1.842cm" svg:y="18.428cm">
          <draw:text-box>
            <text:p text:style-name="P4"><text:span text:style-name="T2">order_Id</text:span></text:p>
          </draw:text-box>
        </draw:frame>
        <draw:frame draw:style-name="gr11" draw:text-style-name="P5" draw:layer="layout" svg:width="0.629cm" svg:height="0.336cm" svg:x="6.363cm" svg:y="18.428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8.428cm">
          <draw:text-box>
            <text:p text:style-name="P4"><text:span text:style-name="T1">Y</text:span></text:p>
          </draw:text-box>
        </draw:frame>
        <draw:frame draw:style-name="gr77" draw:text-style-name="P5" draw:layer="layout" svg:width="3.363cm" svg:height="0.336cm" svg:x="12.838cm" svg:y="18.428cm">
          <draw:text-box>
            <text:p text:style-name="P4"><text:span text:style-name="T1">Внешний ключ на Order</text:span></text:p>
          </draw:text-box>
        </draw:frame>
        <draw:frame draw:style-name="gr4" draw:text-style-name="P5" draw:layer="layout" svg:width="0.329cm" svg:height="0.336cm" svg:x="1.008cm" svg:y="18.864cm">
          <draw:text-box>
            <text:p text:style-name="P4"><text:span text:style-name="T1">FK</text:span></text:p>
          </draw:text-box>
        </draw:frame>
        <draw:frame draw:style-name="gr78" draw:text-style-name="P5" draw:layer="layout" svg:width="1.509cm" svg:height="0.336cm" svg:x="1.842cm" svg:y="18.864cm">
          <draw:text-box>
            <text:p text:style-name="P4"><text:span text:style-name="T2">product_id</text:span></text:p>
          </draw:text-box>
        </draw:frame>
        <draw:frame draw:style-name="gr11" draw:text-style-name="P5" draw:layer="layout" svg:width="0.629cm" svg:height="0.336cm" svg:x="6.363cm" svg:y="18.864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8.864cm">
          <draw:text-box>
            <text:p text:style-name="P4"><text:span text:style-name="T1">Y</text:span></text:p>
          </draw:text-box>
        </draw:frame>
        <draw:frame draw:style-name="gr79" draw:text-style-name="P5" draw:layer="layout" svg:width="3.63cm" svg:height="0.336cm" svg:x="12.838cm" svg:y="18.864cm">
          <draw:text-box>
            <text:p text:style-name="P4"><text:span text:style-name="T1">Внешний ключ на Product</text:span></text:p>
          </draw:text-box>
        </draw:frame>
        <draw:frame draw:style-name="gr64" draw:text-style-name="P5" draw:layer="layout" svg:width="0.789cm" svg:height="0.336cm" svg:x="1.842cm" svg:y="19.3cm">
          <draw:text-box>
            <text:p text:style-name="P4"><text:span text:style-name="T2">count</text:span></text:p>
          </draw:text-box>
        </draw:frame>
        <draw:frame draw:style-name="gr11" draw:text-style-name="P5" draw:layer="layout" svg:width="0.629cm" svg:height="0.336cm" svg:x="6.363cm" svg:y="19.3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9.3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20.367cm">
          <draw:text-box>
            <text:p text:style-name="P4"><text:span text:style-name="T1">13</text:span></text:p>
          </draw:text-box>
        </draw:frame>
        <draw:frame draw:style-name="gr5" draw:text-style-name="P5" draw:layer="layout" svg:width="0.518cm" svg:height="0.336cm" svg:x="0.91cm" svg:y="20.879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20.879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20.879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20.879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21.391cm">
          <draw:text-box>
            <text:p text:style-name="P4"><text:span text:style-name="T1">PK</text:span></text:p>
          </draw:text-box>
        </draw:frame>
        <draw:frame draw:style-name="gr80" draw:text-style-name="P5" draw:layer="layout" svg:width="1.183cm" svg:height="0.336cm" svg:x="1.842cm" svg:y="21.391cm">
          <draw:text-box>
            <text:p text:style-name="P4"><text:span text:style-name="T2">order_id</text:span></text:p>
          </draw:text-box>
        </draw:frame>
        <draw:frame draw:style-name="gr32" draw:text-style-name="P6" draw:layer="layout" svg:width="0.887cm" svg:height="0.671cm" svg:x="6.363cm" svg:y="21.39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1.391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21.391cm">
          <draw:text-box>
            <text:p text:style-name="P4"><text:span text:style-name="T1">Autoincrement</text:span></text:p>
          </draw:text-box>
        </draw:frame>
        <draw:frame draw:style-name="gr81" draw:text-style-name="P5" draw:layer="layout" svg:width="2.622cm" svg:height="0.336cm" svg:x="1.842cm" svg:y="21.828cm">
          <draw:text-box>
            <text:p text:style-name="P4"><text:span text:style-name="T2">date_of_formation</text:span></text:p>
          </draw:text-box>
        </draw:frame>
        <draw:frame draw:style-name="gr63" draw:text-style-name="P5" draw:layer="layout" svg:width="1.407cm" svg:height="0.336cm" svg:x="6.363cm" svg:y="21.828cm">
          <draw:text-box>
            <text:p text:style-name="P4"><text:span text:style-name="T1">DATETIME</text:span></text:p>
          </draw:text-box>
        </draw:frame>
        <draw:frame draw:style-name="gr4" draw:text-style-name="P5" draw:layer="layout" svg:width="0.329cm" svg:height="0.336cm" svg:x="11.784cm" svg:y="21.828cm">
          <draw:text-box>
            <text:p text:style-name="P4"><text:span text:style-name="T1">Y</text:span></text:p>
          </draw:text-box>
        </draw:frame>
        <draw:frame draw:style-name="gr82" draw:text-style-name="P5" draw:layer="layout" svg:width="2.923cm" svg:height="0.336cm" svg:x="1.842cm" svg:y="22.265cm">
          <draw:text-box>
            <text:p text:style-name="P4"><text:span text:style-name="T2">date_of_prepayment</text:span></text:p>
          </draw:text-box>
        </draw:frame>
        <draw:frame draw:style-name="gr63" draw:text-style-name="P5" draw:layer="layout" svg:width="1.407cm" svg:height="0.336cm" svg:x="6.363cm" svg:y="22.265cm">
          <draw:text-box>
            <text:p text:style-name="P4"><text:span text:style-name="T1">DATETIME</text:span></text:p>
          </draw:text-box>
        </draw:frame>
        <draw:frame draw:style-name="gr83" draw:text-style-name="P5" draw:layer="layout" svg:width="1.2cm" svg:height="0.336cm" svg:x="1.842cm" svg:y="22.701cm">
          <draw:text-box>
            <text:p text:style-name="P4"><text:span text:style-name="T2">is_active</text:span></text:p>
          </draw:text-box>
        </draw:frame>
        <draw:frame draw:style-name="gr84" draw:text-style-name="P5" draw:layer="layout" svg:width="2.462cm" svg:height="0.336cm" svg:x="1.842cm" svg:y="23.137cm">
          <draw:text-box>
            <text:p text:style-name="P4"><text:span text:style-name="T2">date_of_payment</text:span></text:p>
          </draw:text-box>
        </draw:frame>
        <draw:frame draw:style-name="gr63" draw:text-style-name="P5" draw:layer="layout" svg:width="1.407cm" svg:height="0.336cm" svg:x="6.363cm" svg:y="23.137cm">
          <draw:text-box>
            <text:p text:style-name="P4"><text:span text:style-name="T1">DATETIME</text:span></text:p>
          </draw:text-box>
        </draw:frame>
        <draw:frame draw:style-name="gr4" draw:text-style-name="P5" draw:layer="layout" svg:width="0.329cm" svg:height="0.336cm" svg:x="1.008cm" svg:y="23.573cm">
          <draw:text-box>
            <text:p text:style-name="P4"><text:span text:style-name="T1">FK</text:span></text:p>
          </draw:text-box>
        </draw:frame>
        <draw:frame draw:style-name="gr18" draw:text-style-name="P5" draw:layer="layout" svg:width="1.204cm" svg:height="0.336cm" svg:x="1.842cm" svg:y="23.573cm">
          <draw:text-box>
            <text:p text:style-name="P4"><text:span text:style-name="T2">agent_id</text:span></text:p>
          </draw:text-box>
        </draw:frame>
        <draw:frame draw:style-name="gr85" draw:text-style-name="P5" draw:layer="layout" svg:width="0.705cm" svg:height="0.336cm" svg:x="6.363cm" svg:y="23.573cm">
          <draw:text-box>
            <text:p text:style-name="P4"><text:span text:style-name="T1">INT8 </text:span></text:p>
          </draw:text-box>
        </draw:frame>
        <draw:frame draw:style-name="gr4" draw:text-style-name="P5" draw:layer="layout" svg:width="0.329cm" svg:height="0.336cm" svg:x="11.784cm" svg:y="23.573cm">
          <draw:text-box>
            <text:p text:style-name="P4"><text:span text:style-name="T1">Y</text:span></text:p>
          </draw:text-box>
        </draw:frame>
        <draw:frame draw:style-name="gr17" draw:text-style-name="P5" draw:layer="layout" svg:width="3.372cm" svg:height="0.336cm" svg:x="12.838cm" svg:y="23.573cm">
          <draw:text-box>
            <text:p text:style-name="P4"><text:span text:style-name="T1">Внешний ключ на Agent</text:span></text:p>
          </draw:text-box>
        </draw:frame>
        <draw:frame draw:style-name="gr86" draw:text-style-name="P5" draw:layer="layout" svg:width="1.247cm" svg:height="0.336cm" svg:x="1.842cm" svg:y="24.009cm">
          <draw:text-box>
            <text:p text:style-name="P4"><text:span text:style-name="T2">sell_date</text:span></text:p>
          </draw:text-box>
        </draw:frame>
        <draw:frame draw:style-name="gr63" draw:text-style-name="P5" draw:layer="layout" svg:width="1.407cm" svg:height="0.336cm" svg:x="6.363cm" svg:y="24.009cm">
          <draw:text-box>
            <text:p text:style-name="P4"><text:span text:style-name="T1">DATETIME</text:span></text:p>
          </draw:text-box>
        </draw:frame>
        <draw:frame draw:style-name="gr69" draw:text-style-name="P5" draw:layer="layout" svg:width="0.341cm" svg:height="0.336cm" svg:x="20.019cm" svg:y="25.075cm">
          <draw:text-box>
            <text:p text:style-name="P4"><text:span text:style-name="T1">14</text:span></text:p>
          </draw:text-box>
        </draw:frame>
        <draw:frame draw:style-name="gr5" draw:text-style-name="P5" draw:layer="layout" svg:width="0.518cm" svg:height="0.336cm" svg:x="0.91cm" svg:y="25.588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25.588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25.588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25.588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26.1cm">
          <draw:text-box>
            <text:p text:style-name="P4"><text:span text:style-name="T1">PK</text:span></text:p>
          </draw:text-box>
        </draw:frame>
        <draw:frame draw:style-name="gr87" draw:text-style-name="P5" draw:layer="layout" svg:width="2.229cm" svg:height="0.336cm" svg:x="1.842cm" svg:y="26.1cm">
          <draw:text-box>
            <text:p text:style-name="P4"><text:span text:style-name="T2">price_history_id</text:span></text:p>
          </draw:text-box>
        </draw:frame>
        <draw:frame draw:style-name="gr88" draw:text-style-name="P6" draw:layer="layout" svg:width="1.137cm" svg:height="0.671cm" svg:x="6.363cm" svg:y="26.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6.1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26.1cm">
          <draw:text-box>
            <text:p text:style-name="P4"><text:span text:style-name="T1">Autoincrement</text:span></text:p>
          </draw:text-box>
        </draw:frame>
        <draw:frame draw:style-name="gr4" draw:text-style-name="P5" draw:layer="layout" svg:width="0.329cm" svg:height="0.336cm" svg:x="1.008cm" svg:y="26.536cm">
          <draw:text-box>
            <text:p text:style-name="P4"><text:span text:style-name="T1">FK</text:span></text:p>
          </draw:text-box>
        </draw:frame>
        <draw:frame draw:style-name="gr78" draw:text-style-name="P5" draw:layer="layout" svg:width="1.509cm" svg:height="0.336cm" svg:x="1.842cm" svg:y="26.536cm">
          <draw:text-box>
            <text:p text:style-name="P4"><text:span text:style-name="T2">product_id</text:span></text:p>
          </draw:text-box>
        </draw:frame>
        <draw:frame draw:style-name="gr88" draw:text-style-name="P6" draw:layer="layout" svg:width="1.137cm" svg:height="0.671cm" svg:x="6.363cm" svg:y="26.536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6.536cm">
          <draw:text-box>
            <text:p text:style-name="P4"><text:span text:style-name="T1">Y</text:span></text:p>
          </draw:text-box>
        </draw:frame>
        <draw:frame draw:style-name="gr79" draw:text-style-name="P5" draw:layer="layout" svg:width="3.63cm" svg:height="0.336cm" svg:x="12.838cm" svg:y="26.536cm">
          <draw:text-box>
            <text:p text:style-name="P4"><text:span text:style-name="T1">Внешний ключ на Product</text:span></text:p>
          </draw:text-box>
        </draw:frame>
        <draw:frame draw:style-name="gr89" draw:text-style-name="P5" draw:layer="layout" svg:width="1.966cm" svg:height="0.336cm" svg:x="1.842cm" svg:y="26.972cm">
          <draw:text-box>
            <text:p text:style-name="P4"><text:span text:style-name="T2">minimal_price</text:span></text:p>
          </draw:text-box>
        </draw:frame>
        <draw:frame draw:style-name="gr90" draw:text-style-name="P5" draw:layer="layout" svg:width="1.852cm" svg:height="0.336cm" svg:x="6.363cm" svg:y="26.972cm">
          <draw:text-box>
            <text:p text:style-name="P4"><text:span text:style-name="T1">VARCHAR(50)</text:span></text:p>
          </draw:text-box>
        </draw:frame>
        <draw:frame draw:style-name="gr4" draw:text-style-name="P5" draw:layer="layout" svg:width="0.329cm" svg:height="0.336cm" svg:x="11.784cm" svg:y="26.972cm">
          <draw:text-box>
            <text:p text:style-name="P4"><text:span text:style-name="T1">Y</text:span></text:p>
          </draw:text-box>
        </draw:frame>
        <draw:frame draw:style-name="gr91" draw:text-style-name="P5" draw:layer="layout" svg:width="2.339cm" svg:height="0.336cm" svg:x="1.842cm" svg:y="27.408cm">
          <draw:text-box>
            <text:p text:style-name="P4"><text:span text:style-name="T2">acceptance_date</text:span></text:p>
          </draw:text-box>
        </draw:frame>
        <draw:frame draw:style-name="gr63" draw:text-style-name="P5" draw:layer="layout" svg:width="1.407cm" svg:height="0.336cm" svg:x="6.363cm" svg:y="27.408cm">
          <draw:text-box>
            <text:p text:style-name="P4"><text:span text:style-name="T1">DATETIME</text:span></text:p>
          </draw:text-box>
        </draw:frame>
        <draw:frame draw:style-name="gr4" draw:text-style-name="P5" draw:layer="layout" svg:width="0.329cm" svg:height="0.336cm" svg:x="11.784cm" svg:y="27.408cm">
          <draw:text-box>
            <text:p text:style-name="P4"><text:span text:style-name="T1">Y</text:span></text:p>
          </draw:text-box>
        </draw:frame>
        <draw:frame draw:style-name="gr92" draw:text-style-name="P5" draw:layer="layout" svg:width="2.931cm" svg:height="0.336cm" svg:x="0.851cm" svg:y="5.032cm">
          <draw:text-box>
            <text:p text:style-name="P4"><text:span text:style-name="T4">supplier(Поставщик)</text:span></text:p>
          </draw:text-box>
        </draw:frame>
        <draw:frame draw:style-name="gr93" draw:text-style-name="P5" draw:layer="layout" svg:width="4.422cm" svg:height="0.336cm" svg:x="0.851cm" svg:y="8.182cm">
          <draw:text-box>
            <text:p text:style-name="P4"><text:span text:style-name="T4">supplier_type(Тип поставщика)</text:span></text:p>
          </draw:text-box>
        </draw:frame>
        <draw:frame draw:style-name="gr94" draw:text-style-name="P5" draw:layer="layout" svg:width="1.996cm" svg:height="0.336cm" svg:x="0.851cm" svg:y="20.253cm">
          <draw:text-box>
            <text:p text:style-name="P4"><text:span text:style-name="T4">order(Заявка)</text:span></text:p>
          </draw:text-box>
        </draw:frame>
        <draw:frame draw:style-name="gr95" draw:text-style-name="P5" draw:layer="layout" svg:width="3.804cm" svg:height="0.336cm" svg:x="0.851cm" svg:y="24.961cm">
          <draw:text-box>
            <text:p text:style-name="P4"><text:span text:style-name="T4">price_history(История цен)</text:span></text:p>
          </draw:text-box>
        </draw:frame>
        <draw:frame draw:style-name="gr96" draw:text-style-name="P5" draw:layer="layout" svg:width="3.918cm" svg:height="0.336cm" svg:x="0.851cm" svg:y="10.613cm">
          <draw:text-box>
            <text:p text:style-name="P4"><text:span text:style-name="T4">material_warehouse(Склад)</text:span></text:p>
          </draw:text-box>
        </draw:frame>
        <draw:frame draw:style-name="gr97" draw:text-style-name="P5" draw:layer="layout" svg:width="6.136cm" svg:height="0.336cm" svg:x="0.851cm" svg:y="14.325cm">
          <draw:text-box>
            <text:p text:style-name="P4"><text:span text:style-name="T4">Operation_type(Типы операций на складе)</text:span></text:p>
          </draw:text-box>
        </draw:frame>
        <draw:polygon draw:style-name="gr55" draw:text-style-name="P8" draw:layer="layout" svg:width="0.029cm" svg:height="1.339cm" svg:x="0.512cm" svg:y="1.9cm" svg:viewBox="0 0 30 1340" draw:points="0,1340 30,1340 30,0 0,0">
          <text:p/>
        </draw:polygon>
        <draw:polygon draw:style-name="gr55" draw:text-style-name="P8" draw:layer="layout" svg:width="0.029cm" svg:height="0.902cm" svg:x="0.512cm" svg:y="3.645cm" svg:viewBox="0 0 30 903" draw:points="0,903 30,903 30,0 0,0">
          <text:p/>
        </draw:polygon>
        <draw:polygon draw:style-name="gr55" draw:text-style-name="P8" draw:layer="layout" svg:width="0.03cm" svg:height="2.617cm" svg:x="18.854cm" svg:y="1.93cm" svg:viewBox="0 0 31 2618" draw:points="0,2618 31,2618 31,0 0,0">
          <text:p/>
        </draw:polygon>
        <draw:polygon draw:style-name="gr55" draw:text-style-name="P8" draw:layer="layout" svg:width="0.03cm" svg:height="2.617cm" svg:x="1.769cm" svg:y="1.93cm" svg:viewBox="0 0 31 2618" draw:points="0,2618 31,2618 31,0 0,0">
          <text:p/>
        </draw:polygon>
        <draw:polygon draw:style-name="gr55" draw:text-style-name="P8" draw:layer="layout" svg:width="0.03cm" svg:height="2.617cm" svg:x="6.291cm" svg:y="1.93cm" svg:viewBox="0 0 31 2618" draw:points="0,2618 31,2618 31,0 0,0">
          <text:p/>
        </draw:polygon>
        <draw:polygon draw:style-name="gr55" draw:text-style-name="P8" draw:layer="layout" svg:width="0.03cm" svg:height="2.617cm" svg:x="10.906cm" svg:y="1.93cm" svg:viewBox="0 0 31 2618" draw:points="0,2618 31,2618 31,0 0,0">
          <text:p/>
        </draw:polygon>
        <draw:polygon draw:style-name="gr55" draw:text-style-name="P8" draw:layer="layout" svg:width="0.03cm" svg:height="2.617cm" svg:x="12.765cm" svg:y="1.93cm" svg:viewBox="0 0 31 2618" draw:points="0,2618 31,2618 31,0 0,0">
          <text:p/>
        </draw:polygon>
        <draw:polygon draw:style-name="gr55" draw:text-style-name="P8" draw:layer="layout" svg:width="0.029cm" svg:height="2.646cm" svg:x="0.512cm" svg:y="4.953cm" svg:viewBox="0 0 30 2647" draw:points="0,2647 30,2647 30,0 0,0">
          <text:p/>
        </draw:polygon>
        <draw:polygon draw:style-name="gr55" draw:text-style-name="P8" draw:layer="layout" svg:width="0.03cm" svg:height="2.616cm" svg:x="18.854cm" svg:y="4.983cm" svg:viewBox="0 0 31 2617" draw:points="0,2617 31,2617 31,0 0,0">
          <text:p/>
        </draw:polygon>
        <draw:polygon draw:style-name="gr55" draw:text-style-name="P8" draw:layer="layout" svg:width="0.03cm" svg:height="2.18cm" svg:x="1.769cm" svg:y="5.419cm" svg:viewBox="0 0 31 2181" draw:points="0,2181 31,2181 31,0 0,0">
          <text:p/>
        </draw:polygon>
        <draw:polygon draw:style-name="gr55" draw:text-style-name="P8" draw:layer="layout" svg:width="0.03cm" svg:height="2.18cm" svg:x="6.291cm" svg:y="5.419cm" svg:viewBox="0 0 31 2181" draw:points="0,2181 31,2181 31,0 0,0">
          <text:p/>
        </draw:polygon>
        <draw:polygon draw:style-name="gr55" draw:text-style-name="P8" draw:layer="layout" svg:width="0.03cm" svg:height="2.18cm" svg:x="10.906cm" svg:y="5.419cm" svg:viewBox="0 0 31 2181" draw:points="0,2181 31,2181 31,0 0,0">
          <text:p/>
        </draw:polygon>
        <draw:polygon draw:style-name="gr55" draw:text-style-name="P8" draw:layer="layout" svg:width="0.03cm" svg:height="2.18cm" svg:x="12.765cm" svg:y="5.419cm" svg:viewBox="0 0 31 2181" draw:points="0,2181 31,2181 31,0 0,0">
          <text:p/>
        </draw:polygon>
        <draw:polygon draw:style-name="gr55" draw:text-style-name="P8" draw:layer="layout" svg:width="0.029cm" svg:height="2.121cm" svg:x="0.512cm" svg:y="8.006cm" svg:viewBox="0 0 30 2122" draw:points="0,2122 30,2122 30,0 0,0">
          <text:p/>
        </draw:polygon>
        <draw:polygon draw:style-name="gr55" draw:text-style-name="P8" draw:layer="layout" svg:width="0.03cm" svg:height="2.092cm" svg:x="18.854cm" svg:y="8.035cm" svg:viewBox="0 0 31 2093" draw:points="0,2093 31,2093 31,0 0,0">
          <text:p/>
        </draw:polygon>
        <draw:polygon draw:style-name="gr55" draw:text-style-name="P8" draw:layer="layout" svg:width="0.03cm" svg:height="1.461cm" svg:x="1.769cm" svg:y="8.666cm" svg:viewBox="0 0 31 1462" draw:points="0,1462 31,1462 31,0 0,0">
          <text:p/>
        </draw:polygon>
        <draw:polygon draw:style-name="gr55" draw:text-style-name="P8" draw:layer="layout" svg:width="0.03cm" svg:height="1.461cm" svg:x="6.291cm" svg:y="8.666cm" svg:viewBox="0 0 31 1462" draw:points="0,1462 31,1462 31,0 0,0">
          <text:p/>
        </draw:polygon>
        <draw:polygon draw:style-name="gr55" draw:text-style-name="P8" draw:layer="layout" svg:width="0.03cm" svg:height="1.461cm" svg:x="10.906cm" svg:y="8.666cm" svg:viewBox="0 0 31 1462" draw:points="0,1462 31,1462 31,0 0,0">
          <text:p/>
        </draw:polygon>
        <draw:polygon draw:style-name="gr55" draw:text-style-name="P8" draw:layer="layout" svg:width="0.03cm" svg:height="1.461cm" svg:x="12.765cm" svg:y="8.666cm" svg:viewBox="0 0 31 1462" draw:points="0,1462 31,1462 31,0 0,0">
          <text:p/>
        </draw:polygon>
        <draw:polygon draw:style-name="gr55" draw:text-style-name="P8" draw:layer="layout" svg:width="0.029cm" svg:height="3.082cm" svg:x="0.512cm" svg:y="10.534cm" svg:viewBox="0 0 30 3083" draw:points="0,3083 30,3083 30,0 0,0">
          <text:p/>
        </draw:polygon>
        <draw:polygon draw:style-name="gr55" draw:text-style-name="P8" draw:layer="layout" svg:width="0.03cm" svg:height="3.053cm" svg:x="18.854cm" svg:y="10.563cm" svg:viewBox="0 0 31 3054" draw:points="0,3054 31,3054 31,0 0,0">
          <text:p/>
        </draw:polygon>
        <draw:polygon draw:style-name="gr55" draw:text-style-name="P8" draw:layer="layout" svg:width="0.03cm" svg:height="2.617cm" svg:x="1.769cm" svg:y="10.999cm" svg:viewBox="0 0 31 2618" draw:points="0,2618 31,2618 31,0 0,0">
          <text:p/>
        </draw:polygon>
        <draw:polygon draw:style-name="gr55" draw:text-style-name="P8" draw:layer="layout" svg:width="0.03cm" svg:height="2.617cm" svg:x="6.291cm" svg:y="10.999cm" svg:viewBox="0 0 31 2618" draw:points="0,2618 31,2618 31,0 0,0">
          <text:p/>
        </draw:polygon>
        <draw:polygon draw:style-name="gr55" draw:text-style-name="P8" draw:layer="layout" svg:width="0.03cm" svg:height="2.617cm" svg:x="10.906cm" svg:y="10.999cm" svg:viewBox="0 0 31 2618" draw:points="0,2618 31,2618 31,0 0,0">
          <text:p/>
        </draw:polygon>
        <draw:polygon draw:style-name="gr55" draw:text-style-name="P8" draw:layer="layout" svg:width="0.03cm" svg:height="2.617cm" svg:x="12.765cm" svg:y="10.999cm" svg:viewBox="0 0 31 2618" draw:points="0,2618 31,2618 31,0 0,0">
          <text:p/>
        </draw:polygon>
        <draw:polygon draw:style-name="gr55" draw:text-style-name="P8" draw:layer="layout" svg:width="0.029cm" svg:height="2.122cm" svg:x="0.512cm" svg:y="14.149cm" svg:viewBox="0 0 30 2123" draw:points="0,2123 30,2123 30,0 0,0">
          <text:p/>
        </draw:polygon>
        <draw:polygon draw:style-name="gr55" draw:text-style-name="P8" draw:layer="layout" svg:width="0.03cm" svg:height="2.092cm" svg:x="18.854cm" svg:y="14.179cm" svg:viewBox="0 0 31 2093" draw:points="0,2093 31,2093 31,0 0,0">
          <text:p/>
        </draw:polygon>
        <draw:polygon draw:style-name="gr55" draw:text-style-name="P8" draw:layer="layout" svg:width="0.03cm" svg:height="1.462cm" svg:x="1.769cm" svg:y="14.809cm" svg:viewBox="0 0 31 1463" draw:points="0,1463 31,1463 31,0 0,0">
          <text:p/>
        </draw:polygon>
        <draw:polygon draw:style-name="gr55" draw:text-style-name="P8" draw:layer="layout" svg:width="0.03cm" svg:height="1.462cm" svg:x="6.291cm" svg:y="14.809cm" svg:viewBox="0 0 31 1463" draw:points="0,1463 31,1463 31,0 0,0">
          <text:p/>
        </draw:polygon>
        <draw:polygon draw:style-name="gr55" draw:text-style-name="P8" draw:layer="layout" svg:width="0.03cm" svg:height="1.462cm" svg:x="10.906cm" svg:y="14.809cm" svg:viewBox="0 0 31 1463" draw:points="0,1463 31,1463 31,0 0,0">
          <text:p/>
        </draw:polygon>
        <draw:polygon draw:style-name="gr55" draw:text-style-name="P8" draw:layer="layout" svg:width="0.03cm" svg:height="1.462cm" svg:x="12.765cm" svg:y="14.809cm" svg:viewBox="0 0 31 1463" draw:points="0,1463 31,1463 31,0 0,0">
          <text:p/>
        </draw:polygon>
        <draw:polygon draw:style-name="gr55" draw:text-style-name="P8" draw:layer="layout" svg:width="0.029cm" svg:height="2.993cm" svg:x="0.512cm" svg:y="16.677cm" svg:viewBox="0 0 30 2994" draw:points="0,2994 30,2994 30,0 0,0">
          <text:p/>
        </draw:polygon>
        <draw:polygon draw:style-name="gr55" draw:text-style-name="P8" draw:layer="layout" svg:width="0.03cm" svg:height="2.963cm" svg:x="18.854cm" svg:y="16.707cm" svg:viewBox="0 0 31 2964" draw:points="0,2964 31,2964 31,0 0,0">
          <text:p/>
        </draw:polygon>
        <draw:polygon draw:style-name="gr55" draw:text-style-name="P8" draw:layer="layout" svg:width="0.03cm" svg:height="2.333cm" svg:x="1.769cm" svg:y="17.337cm" svg:viewBox="0 0 31 2334" draw:points="0,2334 31,2334 31,0 0,0">
          <text:p/>
        </draw:polygon>
        <draw:polygon draw:style-name="gr55" draw:text-style-name="P8" draw:layer="layout" svg:width="0.03cm" svg:height="2.333cm" svg:x="6.291cm" svg:y="17.337cm" svg:viewBox="0 0 31 2334" draw:points="0,2334 31,2334 31,0 0,0">
          <text:p/>
        </draw:polygon>
        <draw:polygon draw:style-name="gr55" draw:text-style-name="P8" draw:layer="layout" svg:width="0.03cm" svg:height="2.333cm" svg:x="10.906cm" svg:y="17.337cm" svg:viewBox="0 0 31 2334" draw:points="0,2334 31,2334 31,0 0,0">
          <text:p/>
        </draw:polygon>
        <draw:polygon draw:style-name="gr55" draw:text-style-name="P8" draw:layer="layout" svg:width="0.03cm" svg:height="2.333cm" svg:x="12.765cm" svg:y="17.337cm" svg:viewBox="0 0 31 2334" draw:points="0,2334 31,2334 31,0 0,0">
          <text:p/>
        </draw:polygon>
        <draw:polygon draw:style-name="gr55" draw:text-style-name="P8" draw:layer="layout" svg:width="0.029cm" svg:height="4.302cm" svg:x="0.512cm" svg:y="20.077cm" svg:viewBox="0 0 30 4303" draw:points="0,4303 30,4303 30,0 0,0">
          <text:p/>
        </draw:polygon>
        <draw:polygon draw:style-name="gr55" draw:text-style-name="P8" draw:layer="layout" svg:width="0.03cm" svg:height="4.273cm" svg:x="18.854cm" svg:y="20.106cm" svg:viewBox="0 0 31 4274" draw:points="0,4274 31,4274 31,0 0,0">
          <text:p/>
        </draw:polygon>
        <draw:polygon draw:style-name="gr55" draw:text-style-name="P8" draw:layer="layout" svg:width="0.03cm" svg:height="3.642cm" svg:x="1.769cm" svg:y="20.737cm" svg:viewBox="0 0 31 3643" draw:points="0,3643 31,3643 31,0 0,0">
          <text:p/>
        </draw:polygon>
        <draw:polygon draw:style-name="gr55" draw:text-style-name="P8" draw:layer="layout" svg:width="0.03cm" svg:height="3.642cm" svg:x="6.291cm" svg:y="20.737cm" svg:viewBox="0 0 31 3643" draw:points="0,3643 31,3643 31,0 0,0">
          <text:p/>
        </draw:polygon>
        <draw:polygon draw:style-name="gr55" draw:text-style-name="P8" draw:layer="layout" svg:width="0.03cm" svg:height="3.642cm" svg:x="10.906cm" svg:y="20.737cm" svg:viewBox="0 0 31 3643" draw:points="0,3643 31,3643 31,0 0,0">
          <text:p/>
        </draw:polygon>
        <draw:polygon draw:style-name="gr55" draw:text-style-name="P8" draw:layer="layout" svg:width="0.03cm" svg:height="3.642cm" svg:x="12.765cm" svg:y="20.737cm" svg:viewBox="0 0 31 3643" draw:points="0,3643 31,3643 31,0 0,0">
          <text:p/>
        </draw:polygon>
        <draw:polygon draw:style-name="gr55" draw:text-style-name="P8" draw:layer="layout" svg:width="0.03cm" svg:height="2.092cm" svg:x="18.854cm" svg:y="24.814cm" svg:viewBox="0 0 31 2093" draw:points="0,2093 31,2093 31,0 0,0">
          <text:p/>
        </draw:polygon>
        <draw:polygon draw:style-name="gr55" draw:text-style-name="P8" draw:layer="layout" svg:width="0.029cm" svg:height="2.993cm" svg:x="0.512cm" svg:y="24.785cm" svg:viewBox="0 0 30 2994" draw:points="0,2994 30,2994 30,0 0,0">
          <text:p/>
        </draw:polygon>
        <draw:polygon draw:style-name="gr55" draw:text-style-name="P8" draw:layer="layout" svg:width="0.03cm" svg:height="2.333cm" svg:x="1.769cm" svg:y="25.445cm" svg:viewBox="0 0 31 2334" draw:points="0,2334 31,2334 31,0 0,0">
          <text:p/>
        </draw:polygon>
        <draw:polygon draw:style-name="gr55" draw:text-style-name="P8" draw:layer="layout" svg:width="0.03cm" svg:height="2.333cm" svg:x="6.291cm" svg:y="25.445cm" svg:viewBox="0 0 31 2334" draw:points="0,2334 31,2334 31,0 0,0">
          <text:p/>
        </draw:polygon>
        <draw:polygon draw:style-name="gr55" draw:text-style-name="P8" draw:layer="layout" svg:width="0.03cm" svg:height="2.333cm" svg:x="10.906cm" svg:y="25.445cm" svg:viewBox="0 0 31 2334" draw:points="0,2334 31,2334 31,0 0,0">
          <text:p/>
        </draw:polygon>
        <draw:polygon draw:style-name="gr55" draw:text-style-name="P8" draw:layer="layout" svg:width="0.03cm" svg:height="2.333cm" svg:x="12.765cm" svg:y="25.445cm" svg:viewBox="0 0 31 2334" draw:points="0,2334 31,2334 31,0 0,0">
          <text:p/>
        </draw:polygon>
        <draw:polygon draw:style-name="gr55" draw:text-style-name="P8" draw:layer="layout" svg:width="0.03cm" svg:height="0.436cm" svg:x="18.854cm" svg:y="27.342cm" svg:viewBox="0 0 31 437" draw:points="0,437 31,437 31,0 0,0">
          <text:p/>
        </draw:polygon>
        <draw:polygon draw:style-name="gr55" draw:text-style-name="P8" draw:layer="layout" svg:width="18.343cm" svg:height="0.03cm" svg:x="0.541cm" svg:y="1.9cm" svg:viewBox="0 0 18344 31" draw:points="0,31 18344,31 18344,0 0,0">
          <text:p/>
        </draw:polygon>
        <draw:polygon draw:style-name="gr55" draw:text-style-name="P8" draw:layer="layout" svg:width="18.343cm" svg:height="0.03cm" svg:x="0.541cm" svg:y="2.336cm" svg:viewBox="0 0 18344 31" draw:points="0,31 18344,31 18344,0 0,0">
          <text:p/>
        </draw:polygon>
        <draw:polygon draw:style-name="gr55" draw:text-style-name="P8" draw:layer="layout" svg:width="18.343cm" svg:height="0.03cm" svg:x="0.541cm" svg:y="2.772cm" svg:viewBox="0 0 18344 31" draw:points="0,31 18344,31 18344,0 0,0">
          <text:p/>
        </draw:polygon>
        <draw:polygon draw:style-name="gr55" draw:text-style-name="P8" draw:layer="layout" svg:width="18.343cm" svg:height="0.03cm" svg:x="0.541cm" svg:y="3.209cm" svg:viewBox="0 0 18344 31" draw:points="0,31 18344,31 18344,0 0,0">
          <text:p/>
        </draw:polygon>
        <draw:polygon draw:style-name="gr55" draw:text-style-name="P8" draw:layer="layout" svg:width="18.343cm" svg:height="0.03cm" svg:x="0.541cm" svg:y="3.645cm" svg:viewBox="0 0 18344 31" draw:points="0,31 18344,31 18344,0 0,0">
          <text:p/>
        </draw:polygon>
        <draw:polygon draw:style-name="gr55" draw:text-style-name="P8" draw:layer="layout" svg:width="18.343cm" svg:height="0.03cm" svg:x="0.541cm" svg:y="4.081cm" svg:viewBox="0 0 18344 31" draw:points="0,31 18344,31 18344,0 0,0">
          <text:p/>
        </draw:polygon>
        <draw:polygon draw:style-name="gr55" draw:text-style-name="P8" draw:layer="layout" svg:width="18.343cm" svg:height="0.03cm" svg:x="0.541cm" svg:y="4.517cm" svg:viewBox="0 0 18344 31" draw:points="0,31 18344,31 18344,0 0,0">
          <text:p/>
        </draw:polygon>
        <draw:polygon draw:style-name="gr55" draw:text-style-name="P8" draw:layer="layout" svg:width="18.343cm" svg:height="0.03cm" svg:x="0.541cm" svg:y="4.953cm" svg:viewBox="0 0 18344 31" draw:points="0,31 18344,31 18344,0 0,0">
          <text:p/>
        </draw:polygon>
        <draw:polygon draw:style-name="gr55" draw:text-style-name="P8" draw:layer="layout" svg:width="18.343cm" svg:height="0.03cm" svg:x="0.541cm" svg:y="5.389cm" svg:viewBox="0 0 18344 31" draw:points="0,31 18344,31 18344,0 0,0">
          <text:p/>
        </draw:polygon>
        <draw:polygon draw:style-name="gr55" draw:text-style-name="P8" draw:layer="layout" svg:width="18.343cm" svg:height="0.03cm" svg:x="0.541cm" svg:y="5.825cm" svg:viewBox="0 0 18344 31" draw:points="0,31 18344,31 18344,0 0,0">
          <text:p/>
        </draw:polygon>
        <draw:polygon draw:style-name="gr55" draw:text-style-name="P8" draw:layer="layout" svg:width="18.343cm" svg:height="0.03cm" svg:x="0.541cm" svg:y="6.261cm" svg:viewBox="0 0 18344 31" draw:points="0,31 18344,31 18344,0 0,0">
          <text:p/>
        </draw:polygon>
        <draw:polygon draw:style-name="gr55" draw:text-style-name="P8" draw:layer="layout" svg:width="18.343cm" svg:height="0.03cm" svg:x="0.541cm" svg:y="6.697cm" svg:viewBox="0 0 18344 31" draw:points="0,31 18344,31 18344,0 0,0">
          <text:p/>
        </draw:polygon>
        <draw:polygon draw:style-name="gr55" draw:text-style-name="P8" draw:layer="layout" svg:width="18.343cm" svg:height="0.03cm" svg:x="0.541cm" svg:y="7.133cm" svg:viewBox="0 0 18344 31" draw:points="0,31 18344,31 18344,0 0,0">
          <text:p/>
        </draw:polygon>
        <draw:polygon draw:style-name="gr55" draw:text-style-name="P8" draw:layer="layout" svg:width="18.343cm" svg:height="0.03cm" svg:x="0.541cm" svg:y="7.569cm" svg:viewBox="0 0 18344 31" draw:points="0,31 18344,31 18344,0 0,0">
          <text:p/>
        </draw:polygon>
        <draw:polygon draw:style-name="gr55" draw:text-style-name="P8" draw:layer="layout" svg:width="18.343cm" svg:height="0.03cm" svg:x="0.541cm" svg:y="8.005cm" svg:viewBox="0 0 18344 31" draw:points="0,31 18344,31 18344,0 0,0">
          <text:p/>
        </draw:polygon>
        <draw:polygon draw:style-name="gr55" draw:text-style-name="P8" draw:layer="layout" svg:width="18.343cm" svg:height="0.03cm" svg:x="0.541cm" svg:y="8.636cm" svg:viewBox="0 0 18344 31" draw:points="0,31 18344,31 18344,0 0,0">
          <text:p/>
        </draw:polygon>
        <draw:polygon draw:style-name="gr55" draw:text-style-name="P8" draw:layer="layout" svg:width="18.343cm" svg:height="0.03cm" svg:x="0.541cm" svg:y="9.225cm" svg:viewBox="0 0 18344 31" draw:points="0,31 18344,31 18344,0 0,0">
          <text:p/>
        </draw:polygon>
        <draw:polygon draw:style-name="gr55" draw:text-style-name="P8" draw:layer="layout" svg:width="18.343cm" svg:height="0.029cm" svg:x="0.541cm" svg:y="9.662cm" svg:viewBox="0 0 18344 30" draw:points="0,30 18344,30 18344,0 0,0">
          <text:p/>
        </draw:polygon>
        <draw:polygon draw:style-name="gr55" draw:text-style-name="P8" draw:layer="layout" svg:width="18.343cm" svg:height="0.029cm" svg:x="0.541cm" svg:y="10.098cm" svg:viewBox="0 0 18344 30" draw:points="0,30 18344,30 18344,0 0,0">
          <text:p/>
        </draw:polygon>
        <draw:polygon draw:style-name="gr55" draw:text-style-name="P8" draw:layer="layout" svg:width="18.343cm" svg:height="0.029cm" svg:x="0.541cm" svg:y="10.534cm" svg:viewBox="0 0 18344 30" draw:points="0,30 18344,30 18344,0 0,0">
          <text:p/>
        </draw:polygon>
        <draw:polygon draw:style-name="gr55" draw:text-style-name="P8" draw:layer="layout" svg:width="18.343cm" svg:height="0.029cm" svg:x="0.541cm" svg:y="10.97cm" svg:viewBox="0 0 18344 30" draw:points="0,30 18344,30 18344,0 0,0">
          <text:p/>
        </draw:polygon>
        <draw:polygon draw:style-name="gr55" draw:text-style-name="P8" draw:layer="layout" svg:width="18.343cm" svg:height="0.029cm" svg:x="0.541cm" svg:y="11.406cm" svg:viewBox="0 0 18344 30" draw:points="0,30 18344,30 18344,0 0,0">
          <text:p/>
        </draw:polygon>
        <draw:polygon draw:style-name="gr55" draw:text-style-name="P8" draw:layer="layout" svg:width="18.343cm" svg:height="0.03cm" svg:x="0.541cm" svg:y="11.842cm" svg:viewBox="0 0 18344 31" draw:points="0,31 18344,31 18344,0 0,0">
          <text:p/>
        </draw:polygon>
        <draw:polygon draw:style-name="gr55" draw:text-style-name="P8" draw:layer="layout" svg:width="18.343cm" svg:height="0.03cm" svg:x="0.541cm" svg:y="12.278cm" svg:viewBox="0 0 18344 31" draw:points="0,31 18344,31 18344,0 0,0">
          <text:p/>
        </draw:polygon>
        <draw:polygon draw:style-name="gr55" draw:text-style-name="P8" draw:layer="layout" svg:width="18.343cm" svg:height="0.03cm" svg:x="0.541cm" svg:y="12.714cm" svg:viewBox="0 0 18344 31" draw:points="0,31 18344,31 18344,0 0,0">
          <text:p/>
        </draw:polygon>
        <draw:polygon draw:style-name="gr55" draw:text-style-name="P8" draw:layer="layout" svg:width="18.343cm" svg:height="0.03cm" svg:x="0.541cm" svg:y="13.15cm" svg:viewBox="0 0 18344 31" draw:points="0,31 18344,31 18344,0 0,0">
          <text:p/>
        </draw:polygon>
        <draw:polygon draw:style-name="gr55" draw:text-style-name="P8" draw:layer="layout" svg:width="18.343cm" svg:height="0.031cm" svg:x="0.541cm" svg:y="13.586cm" svg:viewBox="0 0 18344 32" draw:points="0,32 18344,32 18344,0 0,0">
          <text:p/>
        </draw:polygon>
        <draw:polygon draw:style-name="gr55" draw:text-style-name="P8" draw:layer="layout" svg:width="18.343cm" svg:height="0.03cm" svg:x="0.541cm" svg:y="14.149cm" svg:viewBox="0 0 18344 31" draw:points="0,31 18344,31 18344,0 0,0">
          <text:p/>
        </draw:polygon>
        <draw:polygon draw:style-name="gr55" draw:text-style-name="P8" draw:layer="layout" svg:width="18.343cm" svg:height="0.029cm" svg:x="0.541cm" svg:y="14.78cm" svg:viewBox="0 0 18344 30" draw:points="0,30 18344,30 18344,0 0,0">
          <text:p/>
        </draw:polygon>
        <draw:polygon draw:style-name="gr55" draw:text-style-name="P8" draw:layer="layout" svg:width="18.343cm" svg:height="0.03cm" svg:x="0.541cm" svg:y="15.368cm" svg:viewBox="0 0 18344 31" draw:points="0,31 18344,31 18344,0 0,0">
          <text:p/>
        </draw:polygon>
        <draw:polygon draw:style-name="gr55" draw:text-style-name="P8" draw:layer="layout" svg:width="18.343cm" svg:height="0.03cm" svg:x="0.541cm" svg:y="15.805cm" svg:viewBox="0 0 18344 31" draw:points="0,31 18344,31 18344,0 0,0">
          <text:p/>
        </draw:polygon>
        <draw:polygon draw:style-name="gr55" draw:text-style-name="P8" draw:layer="layout" svg:width="18.343cm" svg:height="0.03cm" svg:x="0.541cm" svg:y="16.241cm" svg:viewBox="0 0 18344 31" draw:points="0,31 18344,31 18344,0 0,0">
          <text:p/>
        </draw:polygon>
        <draw:polygon draw:style-name="gr55" draw:text-style-name="P8" draw:layer="layout" svg:width="18.343cm" svg:height="0.03cm" svg:x="0.541cm" svg:y="16.677cm" svg:viewBox="0 0 18344 31" draw:points="0,31 18344,31 18344,0 0,0">
          <text:p/>
        </draw:polygon>
        <draw:polygon draw:style-name="gr55" draw:text-style-name="P8" draw:layer="layout" svg:width="18.343cm" svg:height="0.029cm" svg:x="0.541cm" svg:y="17.308cm" svg:viewBox="0 0 18344 30" draw:points="0,30 18344,30 18344,0 0,0">
          <text:p/>
        </draw:polygon>
        <draw:polygon draw:style-name="gr55" draw:text-style-name="P8" draw:layer="layout" svg:width="18.343cm" svg:height="0.03cm" svg:x="0.541cm" svg:y="17.896cm" svg:viewBox="0 0 18344 31" draw:points="0,31 18344,31 18344,0 0,0">
          <text:p/>
        </draw:polygon>
        <draw:polygon draw:style-name="gr55" draw:text-style-name="P8" draw:layer="layout" svg:width="18.343cm" svg:height="0.03cm" svg:x="0.541cm" svg:y="18.332cm" svg:viewBox="0 0 18344 31" draw:points="0,31 18344,31 18344,0 0,0">
          <text:p/>
        </draw:polygon>
        <draw:polygon draw:style-name="gr55" draw:text-style-name="P8" draw:layer="layout" svg:width="18.343cm" svg:height="0.03cm" svg:x="0.541cm" svg:y="18.768cm" svg:viewBox="0 0 18344 31" draw:points="0,31 18344,31 18344,0 0,0">
          <text:p/>
        </draw:polygon>
        <draw:polygon draw:style-name="gr55" draw:text-style-name="P8" draw:layer="layout" svg:width="18.343cm" svg:height="0.03cm" svg:x="0.541cm" svg:y="19.204cm" svg:viewBox="0 0 18344 31" draw:points="0,31 18344,31 18344,0 0,0">
          <text:p/>
        </draw:polygon>
        <draw:polygon draw:style-name="gr55" draw:text-style-name="P8" draw:layer="layout" svg:width="18.343cm" svg:height="0.03cm" svg:x="0.541cm" svg:y="19.64cm" svg:viewBox="0 0 18344 31" draw:points="0,31 18344,31 18344,0 0,0">
          <text:p/>
        </draw:polygon>
        <draw:polygon draw:style-name="gr55" draw:text-style-name="P8" draw:layer="layout" svg:width="18.343cm" svg:height="0.03cm" svg:x="0.541cm" svg:y="20.076cm" svg:viewBox="0 0 18344 31" draw:points="0,31 18344,31 18344,0 0,0">
          <text:p/>
        </draw:polygon>
        <draw:polygon draw:style-name="gr55" draw:text-style-name="P8" draw:layer="layout" svg:width="18.343cm" svg:height="0.03cm" svg:x="0.541cm" svg:y="20.707cm" svg:viewBox="0 0 18344 31" draw:points="0,31 18344,31 18344,0 0,0">
          <text:p/>
        </draw:polygon>
        <draw:polygon draw:style-name="gr55" draw:text-style-name="P8" draw:layer="layout" svg:width="18.343cm" svg:height="0.029cm" svg:x="0.541cm" svg:y="21.296cm" svg:viewBox="0 0 18344 30" draw:points="0,30 18344,30 18344,0 0,0">
          <text:p/>
        </draw:polygon>
        <draw:polygon draw:style-name="gr55" draw:text-style-name="P8" draw:layer="layout" svg:width="18.343cm" svg:height="0.029cm" svg:x="0.541cm" svg:y="21.732cm" svg:viewBox="0 0 18344 30" draw:points="0,30 18344,30 18344,0 0,0">
          <text:p/>
        </draw:polygon>
        <draw:polygon draw:style-name="gr55" draw:text-style-name="P8" draw:layer="layout" svg:width="18.343cm" svg:height="0.029cm" svg:x="0.541cm" svg:y="22.169cm" svg:viewBox="0 0 18344 30" draw:points="0,30 18344,30 18344,0 0,0">
          <text:p/>
        </draw:polygon>
        <draw:polygon draw:style-name="gr55" draw:text-style-name="P8" draw:layer="layout" svg:width="18.343cm" svg:height="0.029cm" svg:x="0.541cm" svg:y="22.605cm" svg:viewBox="0 0 18344 30" draw:points="0,30 18344,30 18344,0 0,0">
          <text:p/>
        </draw:polygon>
        <draw:polygon draw:style-name="gr55" draw:text-style-name="P8" draw:layer="layout" svg:width="18.343cm" svg:height="0.029cm" svg:x="0.541cm" svg:y="23.041cm" svg:viewBox="0 0 18344 30" draw:points="0,30 18344,30 18344,0 0,0">
          <text:p/>
        </draw:polygon>
        <draw:polygon draw:style-name="gr55" draw:text-style-name="P8" draw:layer="layout" svg:width="18.343cm" svg:height="0.029cm" svg:x="0.541cm" svg:y="23.477cm" svg:viewBox="0 0 18344 30" draw:points="0,30 18344,30 18344,0 0,0">
          <text:p/>
        </draw:polygon>
        <draw:polygon draw:style-name="gr55" draw:text-style-name="P8" draw:layer="layout" svg:width="18.343cm" svg:height="0.03cm" svg:x="0.541cm" svg:y="23.913cm" svg:viewBox="0 0 18344 31" draw:points="0,31 18344,31 18344,0 0,0">
          <text:p/>
        </draw:polygon>
        <draw:polygon draw:style-name="gr55" draw:text-style-name="P8" draw:layer="layout" svg:width="18.343cm" svg:height="0.03cm" svg:x="0.541cm" svg:y="24.349cm" svg:viewBox="0 0 18344 31" draw:points="0,31 18344,31 18344,0 0,0">
          <text:p/>
        </draw:polygon>
        <draw:polygon draw:style-name="gr55" draw:text-style-name="P8" draw:layer="layout" svg:width="18.343cm" svg:height="0.03cm" svg:x="0.541cm" svg:y="24.785cm" svg:viewBox="0 0 18344 31" draw:points="0,31 18344,31 18344,0 0,0">
          <text:p/>
        </draw:polygon>
        <draw:polygon draw:style-name="gr55" draw:text-style-name="P8" draw:layer="layout" svg:width="18.343cm" svg:height="0.029cm" svg:x="0.541cm" svg:y="25.416cm" svg:viewBox="0 0 18344 30" draw:points="0,30 18344,30 18344,0 0,0">
          <text:p/>
        </draw:polygon>
        <draw:polygon draw:style-name="gr55" draw:text-style-name="P8" draw:layer="layout" svg:width="18.343cm" svg:height="0.03cm" svg:x="0.541cm" svg:y="26.004cm" svg:viewBox="0 0 18344 31" draw:points="0,31 18344,31 18344,0 0,0">
          <text:p/>
        </draw:polygon>
        <draw:polygon draw:style-name="gr55" draw:text-style-name="P8" draw:layer="layout" svg:width="18.343cm" svg:height="0.03cm" svg:x="0.541cm" svg:y="26.44cm" svg:viewBox="0 0 18344 31" draw:points="0,31 18344,31 18344,0 0,0">
          <text:p/>
        </draw:polygon>
        <draw:polygon draw:style-name="gr55" draw:text-style-name="P8" draw:layer="layout" svg:width="18.343cm" svg:height="0.03cm" svg:x="0.541cm" svg:y="26.876cm" svg:viewBox="0 0 18344 31" draw:points="0,31 18344,31 18344,0 0,0">
          <text:p/>
        </draw:polygon>
        <draw:polygon draw:style-name="gr55" draw:text-style-name="P8" draw:layer="layout" svg:width="18.343cm" svg:height="0.03cm" svg:x="0.541cm" svg:y="27.312cm" svg:viewBox="0 0 18344 31" draw:points="0,31 18344,31 18344,0 0,0">
          <text:p/>
        </draw:polygon>
        <draw:polygon draw:style-name="gr55" draw:text-style-name="P8" draw:layer="layout" svg:width="18.343cm" svg:height="0.03cm" svg:x="0.541cm" svg:y="27.748cm" svg:viewBox="0 0 18344 31" draw:points="0,31 18344,31 18344,0 0,0">
          <text:p/>
        </draw:polygon>
        <draw:frame draw:style-name="gr98" draw:text-style-name="P5" draw:layer="layout" svg:width="4.265cm" svg:height="0.336cm" svg:x="0.851cm" svg:y="16.853cm">
          <draw:text-box>
            <text:p text:style-name="P4"><text:span text:style-name="T4">Order_product(Состав заявки)</text:span></text:p>
          </draw:text-box>
        </draw:frame>
        <draw:frame draw:style-name="gr99" draw:text-style-name="P9" draw:layer="layout" svg:width="2.31cm" svg:height="0.671cm" svg:x="6.44cm" svg:y="22.729cm">
          <draw:text-box>
            <text:p><text:span text:style-name="T1">VARCHAR(100)</text:span></text:p>
          </draw:text-box>
        </draw:frame>
      </draw:page>
      <draw:page draw:name="page3" draw:style-name="dp1" draw:master-page-name="master-page32">
        <draw:polygon draw:style-name="gr1" draw:text-style-name="P1" draw:layer="layout" svg:width="18.347cm" svg:height="0.636cm" svg:x="0.524cm" svg:y="2.349cm" svg:viewBox="0 0 18348 637" draw:points="0,637 18348,637 18348,0 0,0">
          <text:p/>
        </draw:polygon>
        <draw:polygon draw:style-name="gr3" draw:text-style-name="P3" draw:layer="layout" svg:width="18.347cm" svg:height="0.593cm" svg:x="0.524cm" svg:y="2.98cm" svg:viewBox="0 0 18348 594" draw:points="0,594 18348,594 18348,0 0,0">
          <text:p/>
        </draw:polygon>
        <draw:polygon draw:style-name="gr1" draw:text-style-name="P1" draw:layer="layout" svg:width="18.347cm" svg:height="0.636cm" svg:x="0.524cm" svg:y="5.749cm" svg:viewBox="0 0 18348 637" draw:points="0,637 18348,637 18348,0 0,0">
          <text:p/>
        </draw:polygon>
        <draw:polygon draw:style-name="gr3" draw:text-style-name="P3" draw:layer="layout" svg:width="18.347cm" svg:height="0.593cm" svg:x="0.524cm" svg:y="6.38cm" svg:viewBox="0 0 18348 594" draw:points="0,594 18348,594 18348,0 0,0">
          <text:p/>
        </draw:polygon>
        <draw:polygon draw:style-name="gr1" draw:text-style-name="P1" draw:layer="layout" svg:width="18.347cm" svg:height="0.441cm" svg:x="0.524cm" svg:y="9.149cm" svg:viewBox="0 0 18348 442" draw:points="0,442 18348,442 18348,0 0,0">
          <text:p/>
        </draw:polygon>
        <draw:polygon draw:style-name="gr3" draw:text-style-name="P3" draw:layer="layout" svg:width="18.347cm" svg:height="0.44cm" svg:x="0.524cm" svg:y="9.586cm" svg:viewBox="0 0 18348 441" draw:points="0,441 18348,441 18348,0 0,0">
          <text:p/>
        </draw:polygon>
        <draw:polygon draw:style-name="gr1" draw:text-style-name="P1" draw:layer="layout" svg:width="18.347cm" svg:height="0.636cm" svg:x="0.524cm" svg:y="17.871cm" svg:viewBox="0 0 18348 637" draw:points="0,637 18348,637 18348,0 0,0">
          <text:p/>
        </draw:polygon>
        <draw:polygon draw:style-name="gr3" draw:text-style-name="P3" draw:layer="layout" svg:width="18.347cm" svg:height="0.592cm" svg:x="0.524cm" svg:y="18.502cm" svg:viewBox="0 0 18348 593" draw:points="0,593 18348,593 18348,0 0,0">
          <text:p/>
        </draw:polygon>
        <draw:polygon draw:style-name="gr1" draw:text-style-name="P1" draw:layer="layout" svg:width="18.347cm" svg:height="0.636cm" svg:x="0.524cm" svg:y="20.398cm" svg:viewBox="0 0 18348 637" draw:points="0,637 18348,637 18348,0 0,0">
          <text:p/>
        </draw:polygon>
        <draw:polygon draw:style-name="gr3" draw:text-style-name="P3" draw:layer="layout" svg:width="18.347cm" svg:height="0.593cm" svg:x="0.524cm" svg:y="21.029cm" svg:viewBox="0 0 18348 594" draw:points="0,594 18348,594 18348,0 0,0">
          <text:p/>
        </draw:polygon>
        <draw:polygon draw:style-name="gr1" draw:text-style-name="P1" draw:layer="layout" svg:width="18.347cm" svg:height="0.636cm" svg:x="0.524cm" svg:y="24.235cm" svg:viewBox="0 0 18348 637" draw:points="0,637 18348,637 18348,0 0,0">
          <text:p/>
        </draw:polygon>
        <draw:polygon draw:style-name="gr3" draw:text-style-name="P3" draw:layer="layout" svg:width="18.347cm" svg:height="0.593cm" svg:x="0.524cm" svg:y="24.865cm" svg:viewBox="0 0 18348 594" draw:points="0,594 18348,594 18348,0 0,0">
          <text:p/>
        </draw:polygon>
        <draw:polygon draw:style-name="gr1" draw:text-style-name="P1" draw:layer="layout" svg:width="18.347cm" svg:height="0.636cm" svg:x="0.524cm" svg:y="26.762cm" svg:viewBox="0 0 18348 637" draw:points="0,637 18348,637 18348,0 0,0">
          <text:p/>
        </draw:polygon>
        <draw:frame draw:style-name="gr69" draw:text-style-name="P5" draw:layer="layout" svg:width="0.341cm" svg:height="0.336cm" svg:x="20.019cm" svg:y="2.627cm">
          <draw:text-box>
            <text:p text:style-name="P4"><text:span text:style-name="T1">15</text:span></text:p>
          </draw:text-box>
        </draw:frame>
        <draw:frame draw:style-name="gr5" draw:text-style-name="P5" draw:layer="layout" svg:width="0.518cm" svg:height="0.336cm" svg:x="0.91cm" svg:y="3.14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3.14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3.14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3.14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3.652cm">
          <draw:text-box>
            <text:p text:style-name="P4"><text:span text:style-name="T1">PK</text:span></text:p>
          </draw:text-box>
        </draw:frame>
        <draw:frame draw:style-name="gr100" draw:text-style-name="P5" draw:layer="layout" svg:width="2.572cm" svg:height="0.336cm" svg:x="1.842cm" svg:y="3.652cm">
          <draw:text-box>
            <text:p text:style-name="P4"><text:span text:style-name="T2">priority_history_id</text:span></text:p>
          </draw:text-box>
        </draw:frame>
        <draw:frame draw:style-name="gr88" draw:text-style-name="P6" draw:layer="layout" svg:width="1.137cm" svg:height="0.671cm" svg:x="6.363cm" svg:y="3.652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3.652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3.652cm">
          <draw:text-box>
            <text:p text:style-name="P4"><text:span text:style-name="T1">Autoincrement</text:span></text:p>
          </draw:text-box>
        </draw:frame>
        <draw:frame draw:style-name="gr4" draw:text-style-name="P5" draw:layer="layout" svg:width="0.329cm" svg:height="0.336cm" svg:x="1.008cm" svg:y="4.088cm">
          <draw:text-box>
            <text:p text:style-name="P4"><text:span text:style-name="T1">FK</text:span></text:p>
          </draw:text-box>
        </draw:frame>
        <draw:frame draw:style-name="gr18" draw:text-style-name="P5" draw:layer="layout" svg:width="1.204cm" svg:height="0.336cm" svg:x="1.842cm" svg:y="4.088cm">
          <draw:text-box>
            <text:p text:style-name="P4"><text:span text:style-name="T2">agent_id</text:span></text:p>
          </draw:text-box>
        </draw:frame>
        <draw:frame draw:style-name="gr101" draw:text-style-name="P6" draw:layer="layout" svg:width="1.387cm" svg:height="0.671cm" svg:x="6.363cm" svg:y="4.088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4.088cm">
          <draw:text-box>
            <text:p text:style-name="P4"><text:span text:style-name="T1">Y</text:span></text:p>
          </draw:text-box>
        </draw:frame>
        <draw:frame draw:style-name="gr79" draw:text-style-name="P5" draw:layer="layout" svg:width="3.63cm" svg:height="0.336cm" svg:x="12.838cm" svg:y="4.088cm">
          <draw:text-box>
            <text:p text:style-name="P4"><text:span text:style-name="T1">Внешний ключ на Product</text:span></text:p>
          </draw:text-box>
        </draw:frame>
        <draw:frame draw:style-name="gr30" draw:text-style-name="P5" draw:layer="layout" svg:width="1.026cm" svg:height="0.336cm" svg:x="1.842cm" svg:y="4.524cm">
          <draw:text-box>
            <text:p text:style-name="P4"><text:span text:style-name="T2">priority</text:span></text:p>
          </draw:text-box>
        </draw:frame>
        <draw:frame draw:style-name="gr11" draw:text-style-name="P5" draw:layer="layout" svg:width="0.629cm" svg:height="0.336cm" svg:x="6.363cm" svg:y="4.524cm">
          <draw:text-box>
            <text:p text:style-name="P4"><text:span text:style-name="T1">INT4</text:span></text:p>
          </draw:text-box>
        </draw:frame>
        <draw:frame draw:style-name="gr4" draw:text-style-name="P5" draw:layer="layout" svg:width="0.329cm" svg:height="0.336cm" svg:x="11.784cm" svg:y="4.524cm">
          <draw:text-box>
            <text:p text:style-name="P4"><text:span text:style-name="T1">Y</text:span></text:p>
          </draw:text-box>
        </draw:frame>
        <draw:frame draw:style-name="gr102" draw:text-style-name="P5" draw:layer="layout" svg:width="0.624cm" svg:height="0.336cm" svg:x="1.842cm" svg:y="4.96cm">
          <draw:text-box>
            <text:p text:style-name="P4"><text:span text:style-name="T2">date</text:span></text:p>
          </draw:text-box>
        </draw:frame>
        <draw:frame draw:style-name="gr63" draw:text-style-name="P5" draw:layer="layout" svg:width="1.407cm" svg:height="0.336cm" svg:x="6.363cm" svg:y="4.96cm">
          <draw:text-box>
            <text:p text:style-name="P4"><text:span text:style-name="T1">DATETIME</text:span></text:p>
          </draw:text-box>
        </draw:frame>
        <draw:frame draw:style-name="gr4" draw:text-style-name="P5" draw:layer="layout" svg:width="0.329cm" svg:height="0.336cm" svg:x="11.784cm" svg:y="4.96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6.027cm">
          <draw:text-box>
            <text:p text:style-name="P4"><text:span text:style-name="T1">16</text:span></text:p>
          </draw:text-box>
        </draw:frame>
        <draw:frame draw:style-name="gr5" draw:text-style-name="P5" draw:layer="layout" svg:width="0.518cm" svg:height="0.336cm" svg:x="0.91cm" svg:y="6.539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6.539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6.539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6.539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7.051cm">
          <draw:text-box>
            <text:p text:style-name="P4"><text:span text:style-name="T1">PK</text:span></text:p>
          </draw:text-box>
        </draw:frame>
        <draw:frame draw:style-name="gr68" draw:text-style-name="P5" draw:layer="layout" svg:width="2.83cm" svg:height="0.336cm" svg:x="1.842cm" svg:y="7.051cm">
          <draw:text-box>
            <text:p text:style-name="P4"><text:span text:style-name="T2">product_material_id</text:span></text:p>
          </draw:text-box>
        </draw:frame>
        <draw:frame draw:style-name="gr11" draw:text-style-name="P5" draw:layer="layout" svg:width="0.629cm" svg:height="0.336cm" svg:x="6.363cm" svg:y="7.05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7.051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7.051cm">
          <draw:text-box>
            <text:p text:style-name="P4"><text:span text:style-name="T1">Autoincrement</text:span></text:p>
          </draw:text-box>
        </draw:frame>
        <draw:frame draw:style-name="gr4" draw:text-style-name="P5" draw:layer="layout" svg:width="0.329cm" svg:height="0.336cm" svg:x="1.008cm" svg:y="7.487cm">
          <draw:text-box>
            <text:p text:style-name="P4"><text:span text:style-name="T1">FK</text:span></text:p>
          </draw:text-box>
        </draw:frame>
        <draw:frame draw:style-name="gr78" draw:text-style-name="P5" draw:layer="layout" svg:width="1.509cm" svg:height="0.336cm" svg:x="1.842cm" svg:y="7.487cm">
          <draw:text-box>
            <text:p text:style-name="P4"><text:span text:style-name="T2">product_id</text:span></text:p>
          </draw:text-box>
        </draw:frame>
        <draw:frame draw:style-name="gr11" draw:text-style-name="P5" draw:layer="layout" svg:width="0.629cm" svg:height="0.336cm" svg:x="6.363cm" svg:y="7.487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7.487cm">
          <draw:text-box>
            <text:p text:style-name="P4"><text:span text:style-name="T1">Y</text:span></text:p>
          </draw:text-box>
        </draw:frame>
        <draw:frame draw:style-name="gr79" draw:text-style-name="P5" draw:layer="layout" svg:width="3.63cm" svg:height="0.336cm" svg:x="12.838cm" svg:y="7.487cm">
          <draw:text-box>
            <text:p text:style-name="P4"><text:span text:style-name="T1">Внешний ключ на Product</text:span></text:p>
          </draw:text-box>
        </draw:frame>
        <draw:frame draw:style-name="gr4" draw:text-style-name="P5" draw:layer="layout" svg:width="0.329cm" svg:height="0.336cm" svg:x="1.008cm" svg:y="7.923cm">
          <draw:text-box>
            <text:p text:style-name="P4"><text:span text:style-name="T1">FK</text:span></text:p>
          </draw:text-box>
        </draw:frame>
        <draw:frame draw:style-name="gr35" draw:text-style-name="P5" draw:layer="layout" svg:width="1.581cm" svg:height="0.336cm" svg:x="1.842cm" svg:y="7.923cm">
          <draw:text-box>
            <text:p text:style-name="P4"><text:span text:style-name="T2">material_id</text:span></text:p>
          </draw:text-box>
        </draw:frame>
        <draw:frame draw:style-name="gr11" draw:text-style-name="P5" draw:layer="layout" svg:width="0.629cm" svg:height="0.336cm" svg:x="6.363cm" svg:y="7.923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7.923cm">
          <draw:text-box>
            <text:p text:style-name="P4"><text:span text:style-name="T1">Y</text:span></text:p>
          </draw:text-box>
        </draw:frame>
        <draw:frame draw:style-name="gr58" draw:text-style-name="P5" draw:layer="layout" svg:width="3.715cm" svg:height="0.336cm" svg:x="12.838cm" svg:y="7.923cm">
          <draw:text-box>
            <text:p text:style-name="P4"><text:span text:style-name="T1">Внешний ключ на Material</text:span></text:p>
          </draw:text-box>
        </draw:frame>
        <draw:frame draw:style-name="gr64" draw:text-style-name="P5" draw:layer="layout" svg:width="0.789cm" svg:height="0.336cm" svg:x="1.842cm" svg:y="8.359cm">
          <draw:text-box>
            <text:p text:style-name="P4"><text:span text:style-name="T2">count</text:span></text:p>
          </draw:text-box>
        </draw:frame>
        <draw:frame draw:style-name="gr11" draw:text-style-name="P5" draw:layer="layout" svg:width="0.629cm" svg:height="0.336cm" svg:x="6.363cm" svg:y="8.359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8.359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9.233cm">
          <draw:text-box>
            <text:p text:style-name="P4"><text:span text:style-name="T1">17</text:span></text:p>
          </draw:text-box>
        </draw:frame>
        <draw:frame draw:style-name="gr5" draw:text-style-name="P5" draw:layer="layout" svg:width="0.518cm" svg:height="0.336cm" svg:x="0.91cm" svg:y="9.669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9.669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9.669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9.669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0.105cm">
          <draw:text-box>
            <text:p text:style-name="P4"><text:span text:style-name="T1">PK</text:span></text:p>
          </draw:text-box>
        </draw:frame>
        <draw:frame draw:style-name="gr78" draw:text-style-name="P5" draw:layer="layout" svg:width="1.509cm" svg:height="0.336cm" svg:x="1.842cm" svg:y="10.105cm">
          <draw:text-box>
            <text:p text:style-name="P4"><text:span text:style-name="T2">product_id</text:span></text:p>
          </draw:text-box>
        </draw:frame>
        <draw:frame draw:style-name="gr11" draw:text-style-name="P5" draw:layer="layout" svg:width="0.629cm" svg:height="0.336cm" svg:x="6.363cm" svg:y="10.105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0.105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0.105cm">
          <draw:text-box>
            <text:p text:style-name="P4"><text:span text:style-name="T1">Autoincrement</text:span></text:p>
          </draw:text-box>
        </draw:frame>
        <draw:frame draw:style-name="gr103" draw:text-style-name="P5" draw:layer="layout" svg:width="0.895cm" svg:height="0.336cm" svg:x="1.842cm" svg:y="10.541cm">
          <draw:text-box>
            <text:p text:style-name="P4"><text:span text:style-name="T2">artikul</text:span></text:p>
          </draw:text-box>
        </draw:frame>
        <draw:frame draw:style-name="gr25" draw:text-style-name="P5" draw:layer="layout" svg:width="2.098cm" svg:height="0.336cm" svg:x="6.363cm" svg:y="10.541cm">
          <draw:text-box>
            <text:p text:style-name="P4"><text:span text:style-name="T1">VARCHAR (200)</text:span></text:p>
          </draw:text-box>
        </draw:frame>
        <draw:frame draw:style-name="gr4" draw:text-style-name="P5" draw:layer="layout" svg:width="0.329cm" svg:height="0.336cm" svg:x="11.784cm" svg:y="10.541cm">
          <draw:text-box>
            <text:p text:style-name="P4"><text:span text:style-name="T1">Y</text:span></text:p>
          </draw:text-box>
        </draw:frame>
        <draw:frame draw:style-name="gr104" draw:text-style-name="P5" draw:layer="layout" svg:width="2.026cm" svg:height="0.336cm" svg:x="1.842cm" svg:y="10.977cm">
          <draw:text-box>
            <text:p text:style-name="P4"><text:span text:style-name="T2">product_name</text:span></text:p>
          </draw:text-box>
        </draw:frame>
        <draw:frame draw:style-name="gr25" draw:text-style-name="P5" draw:layer="layout" svg:width="2.098cm" svg:height="0.336cm" svg:x="6.363cm" svg:y="10.977cm">
          <draw:text-box>
            <text:p text:style-name="P4"><text:span text:style-name="T1">VARCHAR (200)</text:span></text:p>
          </draw:text-box>
        </draw:frame>
        <draw:frame draw:style-name="gr4" draw:text-style-name="P5" draw:layer="layout" svg:width="0.329cm" svg:height="0.336cm" svg:x="11.784cm" svg:y="10.977cm">
          <draw:text-box>
            <text:p text:style-name="P4"><text:span text:style-name="T1">Y</text:span></text:p>
          </draw:text-box>
        </draw:frame>
        <draw:frame draw:style-name="gr41" draw:text-style-name="P5" draw:layer="layout" svg:width="1.543cm" svg:height="0.336cm" svg:x="1.842cm" svg:y="11.413cm">
          <draw:text-box>
            <text:p text:style-name="P4"><text:span text:style-name="T2">description</text:span></text:p>
          </draw:text-box>
        </draw:frame>
        <draw:frame draw:style-name="gr105" draw:text-style-name="P5" draw:layer="layout" svg:width="2.233cm" svg:height="0.336cm" svg:x="6.363cm" svg:y="11.413cm">
          <draw:text-box>
            <text:p text:style-name="P4"><text:span text:style-name="T1">VARCHAR (MAX)</text:span></text:p>
          </draw:text-box>
        </draw:frame>
        <draw:frame draw:style-name="gr42" draw:text-style-name="P5" draw:layer="layout" svg:width="0.836cm" svg:height="0.336cm" svg:x="1.842cm" svg:y="11.849cm">
          <draw:text-box>
            <text:p text:style-name="P4"><text:span text:style-name="T2">image</text:span></text:p>
          </draw:text-box>
        </draw:frame>
        <draw:frame draw:style-name="gr25" draw:text-style-name="P5" draw:layer="layout" svg:width="2.098cm" svg:height="0.336cm" svg:x="6.363cm" svg:y="11.849cm">
          <draw:text-box>
            <text:p text:style-name="P4"><text:span text:style-name="T1">VARCHAR (200)</text:span></text:p>
          </draw:text-box>
        </draw:frame>
        <draw:frame draw:style-name="gr43" draw:text-style-name="P5" draw:layer="layout" svg:width="0.684cm" svg:height="0.336cm" svg:x="1.842cm" svg:y="12.285cm">
          <draw:text-box>
            <text:p text:style-name="P4"><text:span text:style-name="T2">sidth</text:span></text:p>
          </draw:text-box>
        </draw:frame>
        <draw:frame draw:style-name="gr29" draw:text-style-name="P5" draw:layer="layout" svg:width="2.021cm" svg:height="0.336cm" svg:x="6.363cm" svg:y="12.285cm">
          <draw:text-box>
            <text:p text:style-name="P4"><text:span text:style-name="T1">VARCHAR(100)</text:span></text:p>
          </draw:text-box>
        </draw:frame>
        <draw:frame draw:style-name="gr106" draw:text-style-name="P5" draw:layer="layout" svg:width="0.874cm" svg:height="0.336cm" svg:x="1.842cm" svg:y="12.721cm">
          <draw:text-box>
            <text:p text:style-name="P4"><text:span text:style-name="T2">height</text:span></text:p>
          </draw:text-box>
        </draw:frame>
        <draw:frame draw:style-name="gr29" draw:text-style-name="P5" draw:layer="layout" svg:width="2.021cm" svg:height="0.336cm" svg:x="6.479cm" svg:y="12.65cm">
          <draw:text-box>
            <text:p text:style-name="P4"><text:span text:style-name="T1">VARCHAR(100)</text:span></text:p>
          </draw:text-box>
        </draw:frame>
        <draw:frame draw:style-name="gr106" draw:text-style-name="P5" draw:layer="layout" svg:width="0.874cm" svg:height="0.336cm" svg:x="1.842cm" svg:y="13.157cm">
          <draw:text-box>
            <text:p text:style-name="P4"><text:span text:style-name="T2">length</text:span></text:p>
          </draw:text-box>
        </draw:frame>
        <draw:frame draw:style-name="gr107" draw:text-style-name="P6" draw:layer="layout" svg:width="2.387cm" svg:height="1.006cm" svg:x="6.363cm" svg:y="13.157cm">
          <draw:text-box>
            <text:p text:style-name="P4"><text:span text:style-name="T1">VARCHAR(100)</text:span></text:p>
          </draw:text-box>
        </draw:frame>
        <draw:frame draw:style-name="gr108" draw:text-style-name="P5" draw:layer="layout" svg:width="0.739cm" svg:height="0.336cm" svg:x="1.842cm" svg:y="13.593cm">
          <draw:text-box>
            <text:p text:style-name="P4"><text:span text:style-name="T2">netto</text:span></text:p>
          </draw:text-box>
        </draw:frame>
        <draw:frame draw:style-name="gr107" draw:text-style-name="P6" draw:layer="layout" svg:width="2.387cm" svg:height="1.006cm" svg:x="6.363cm" svg:y="13.593cm">
          <draw:text-box>
            <text:p text:style-name="P4"><text:span text:style-name="T1">VARCHAR(100)</text:span></text:p>
          </draw:text-box>
        </draw:frame>
        <draw:frame draw:style-name="gr109" draw:text-style-name="P5" draw:layer="layout" svg:width="0.87cm" svg:height="0.336cm" svg:x="1.842cm" svg:y="14.029cm">
          <draw:text-box>
            <text:p text:style-name="P4"><text:span text:style-name="T2">brutto</text:span></text:p>
          </draw:text-box>
        </draw:frame>
        <draw:frame draw:style-name="gr107" draw:text-style-name="P6" draw:layer="layout" svg:width="2.387cm" svg:height="1.006cm" svg:x="6.363cm" svg:y="14.029cm">
          <draw:text-box>
            <text:p text:style-name="P4"><text:span text:style-name="T1">VARCHAR(100)</text:span></text:p>
          </draw:text-box>
        </draw:frame>
        <draw:frame draw:style-name="gr110" draw:text-style-name="P5" draw:layer="layout" svg:width="1.463cm" svg:height="0.336cm" svg:x="1.842cm" svg:y="14.465cm">
          <draw:text-box>
            <text:p text:style-name="P4"><text:span text:style-name="T2">certificate </text:span></text:p>
          </draw:text-box>
        </draw:frame>
        <draw:frame draw:style-name="gr25" draw:text-style-name="P5" draw:layer="layout" svg:width="2.098cm" svg:height="0.336cm" svg:x="6.363cm" svg:y="14.465cm">
          <draw:text-box>
            <text:p text:style-name="P4"><text:span text:style-name="T1">VARCHAR (200)</text:span></text:p>
          </draw:text-box>
        </draw:frame>
        <draw:frame draw:style-name="gr111" draw:text-style-name="P5" draw:layer="layout" svg:width="1.954cm" svg:height="0.336cm" svg:x="1.842cm" svg:y="14.901cm">
          <draw:text-box>
            <text:p text:style-name="P4"><text:span text:style-name="T2">standart_num</text:span></text:p>
          </draw:text-box>
        </draw:frame>
        <draw:frame draw:style-name="gr25" draw:text-style-name="P5" draw:layer="layout" svg:width="2.098cm" svg:height="0.336cm" svg:x="6.363cm" svg:y="14.901cm">
          <draw:text-box>
            <text:p text:style-name="P4"><text:span text:style-name="T1">VARCHAR (200)</text:span></text:p>
          </draw:text-box>
        </draw:frame>
        <draw:frame draw:style-name="gr112" draw:text-style-name="P5" draw:layer="layout" svg:width="1.899cm" svg:height="0.336cm" svg:x="1.842cm" svg:y="15.338cm">
          <draw:text-box>
            <text:p text:style-name="P4"><text:span text:style-name="T2">people_count</text:span></text:p>
          </draw:text-box>
        </draw:frame>
        <draw:frame draw:style-name="gr11" draw:text-style-name="P5" draw:layer="layout" svg:width="0.629cm" svg:height="0.336cm" svg:x="6.363cm" svg:y="15.338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5.338cm">
          <draw:text-box>
            <text:p text:style-name="P4"><text:span text:style-name="T1">Y</text:span></text:p>
          </draw:text-box>
        </draw:frame>
        <draw:frame draw:style-name="gr66" draw:text-style-name="P5" draw:layer="layout" svg:width="2.313cm" svg:height="0.336cm" svg:x="1.842cm" svg:y="15.774cm">
          <draw:text-box>
            <text:p text:style-name="P4"><text:span text:style-name="T2">production_time</text:span></text:p>
          </draw:text-box>
        </draw:frame>
        <draw:frame draw:style-name="gr11" draw:text-style-name="P5" draw:layer="layout" svg:width="0.629cm" svg:height="0.336cm" svg:x="6.363cm" svg:y="15.774cm">
          <draw:text-box>
            <text:p text:style-name="P4"><text:span text:style-name="T1">INT8</text:span></text:p>
          </draw:text-box>
        </draw:frame>
        <draw:frame draw:style-name="gr89" draw:text-style-name="P5" draw:layer="layout" svg:width="1.966cm" svg:height="0.336cm" svg:x="1.842cm" svg:y="16.21cm">
          <draw:text-box>
            <text:p text:style-name="P4"><text:span text:style-name="T2">minimal_price</text:span></text:p>
          </draw:text-box>
        </draw:frame>
        <draw:frame draw:style-name="gr29" draw:text-style-name="P5" draw:layer="layout" svg:width="2.021cm" svg:height="0.336cm" svg:x="6.363cm" svg:y="16.21cm">
          <draw:text-box>
            <text:p text:style-name="P4"><text:span text:style-name="T1">VARCHAR(100)</text:span></text:p>
          </draw:text-box>
        </draw:frame>
        <draw:frame draw:style-name="gr4" draw:text-style-name="P5" draw:layer="layout" svg:width="0.329cm" svg:height="0.336cm" svg:x="11.784cm" svg:y="16.21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1.008cm" svg:y="16.646cm">
          <draw:text-box>
            <text:p text:style-name="P4"><text:span text:style-name="T1">FK</text:span></text:p>
          </draw:text-box>
        </draw:frame>
        <draw:frame draw:style-name="gr113" draw:text-style-name="P5" draw:layer="layout" svg:width="1.788cm" svg:height="0.336cm" svg:x="1.842cm" svg:y="16.646cm">
          <draw:text-box>
            <text:p text:style-name="P4"><text:span text:style-name="T2">workshop_id</text:span></text:p>
          </draw:text-box>
        </draw:frame>
        <draw:frame draw:style-name="gr11" draw:text-style-name="P5" draw:layer="layout" svg:width="0.629cm" svg:height="0.336cm" svg:x="6.363cm" svg:y="16.646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6.646cm">
          <draw:text-box>
            <text:p text:style-name="P4"><text:span text:style-name="T1">Y</text:span></text:p>
          </draw:text-box>
        </draw:frame>
        <draw:frame draw:style-name="gr114" draw:text-style-name="P5" draw:layer="layout" svg:width="3.977cm" svg:height="0.336cm" svg:x="12.838cm" svg:y="16.646cm">
          <draw:text-box>
            <text:p text:style-name="P4"><text:span text:style-name="T1">Внешний ключ на WorkShop</text:span></text:p>
          </draw:text-box>
        </draw:frame>
        <draw:frame draw:style-name="gr4" draw:text-style-name="P5" draw:layer="layout" svg:width="0.329cm" svg:height="0.336cm" svg:x="1.008cm" svg:y="17.082cm">
          <draw:text-box>
            <text:p text:style-name="P4"><text:span text:style-name="T5">FK</text:span></text:p>
          </draw:text-box>
        </draw:frame>
        <draw:frame draw:style-name="gr115" draw:text-style-name="P5" draw:layer="layout" svg:width="2.288cm" svg:height="0.336cm" svg:x="1.842cm" svg:y="17.082cm">
          <draw:text-box>
            <text:p text:style-name="P4"><text:span text:style-name="T2">product_type_id</text:span></text:p>
          </draw:text-box>
        </draw:frame>
        <draw:frame draw:style-name="gr11" draw:text-style-name="P5" draw:layer="layout" svg:width="0.629cm" svg:height="0.336cm" svg:x="6.363cm" svg:y="17.082cm">
          <draw:text-box>
            <text:p text:style-name="P4"><text:span text:style-name="T5">INT8</text:span></text:p>
          </draw:text-box>
        </draw:frame>
        <draw:frame draw:style-name="gr4" draw:text-style-name="P5" draw:layer="layout" svg:width="0.329cm" svg:height="0.336cm" svg:x="11.784cm" svg:y="17.082cm">
          <draw:text-box>
            <text:p text:style-name="P4"><text:span text:style-name="T5">Y</text:span></text:p>
          </draw:text-box>
        </draw:frame>
        <draw:frame draw:style-name="gr116" draw:text-style-name="P5" draw:layer="layout" svg:width="4.278cm" svg:height="0.336cm" svg:x="12.838cm" svg:y="17.082cm">
          <draw:text-box>
            <text:p text:style-name="P4"><text:span text:style-name="T5">Внешний ключ на ProductType</text:span></text:p>
          </draw:text-box>
        </draw:frame>
        <draw:frame draw:style-name="gr69" draw:text-style-name="P5" draw:layer="layout" svg:width="0.341cm" svg:height="0.336cm" svg:x="20.019cm" svg:y="18.149cm">
          <draw:text-box>
            <text:p text:style-name="P4"><text:span text:style-name="T1">18</text:span></text:p>
          </draw:text-box>
        </draw:frame>
        <draw:frame draw:style-name="gr5" draw:text-style-name="P5" draw:layer="layout" svg:width="0.518cm" svg:height="0.336cm" svg:x="0.91cm" svg:y="18.661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18.661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18.661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18.661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9.173cm">
          <draw:text-box>
            <text:p text:style-name="P4"><text:span text:style-name="T1">PK</text:span></text:p>
          </draw:text-box>
        </draw:frame>
        <draw:frame draw:style-name="gr115" draw:text-style-name="P5" draw:layer="layout" svg:width="2.288cm" svg:height="0.336cm" svg:x="1.842cm" svg:y="19.173cm">
          <draw:text-box>
            <text:p text:style-name="P4"><text:span text:style-name="T2">product_type_id</text:span></text:p>
          </draw:text-box>
        </draw:frame>
        <draw:frame draw:style-name="gr11" draw:text-style-name="P5" draw:layer="layout" svg:width="0.629cm" svg:height="0.336cm" svg:x="6.363cm" svg:y="19.173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9.173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9.173cm">
          <draw:text-box>
            <text:p text:style-name="P4"><text:span text:style-name="T1">Autoincrement</text:span></text:p>
          </draw:text-box>
        </draw:frame>
        <draw:frame draw:style-name="gr117" draw:text-style-name="P5" draw:layer="layout" svg:width="2.804cm" svg:height="0.336cm" svg:x="1.842cm" svg:y="19.609cm">
          <draw:text-box>
            <text:p text:style-name="P4"><text:span text:style-name="T2">product_type_name</text:span></text:p>
          </draw:text-box>
        </draw:frame>
        <draw:frame draw:style-name="gr25" draw:text-style-name="P5" draw:layer="layout" svg:width="2.098cm" svg:height="0.336cm" svg:x="6.363cm" svg:y="19.609cm">
          <draw:text-box>
            <text:p text:style-name="P4"><text:span text:style-name="T1">VARCHAR (200)</text:span></text:p>
          </draw:text-box>
        </draw:frame>
        <draw:frame draw:style-name="gr4" draw:text-style-name="P5" draw:layer="layout" svg:width="0.329cm" svg:height="0.336cm" svg:x="11.784cm" svg:y="19.609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20.676cm">
          <draw:text-box>
            <text:p text:style-name="P4"><text:span text:style-name="T1">19</text:span></text:p>
          </draw:text-box>
        </draw:frame>
        <draw:frame draw:style-name="gr5" draw:text-style-name="P5" draw:layer="layout" svg:width="0.518cm" svg:height="0.336cm" svg:x="0.91cm" svg:y="21.188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21.188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21.188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21.188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21.701cm">
          <draw:text-box>
            <text:p text:style-name="P4"><text:span text:style-name="T1">PK</text:span></text:p>
          </draw:text-box>
        </draw:frame>
        <draw:frame draw:style-name="gr118" draw:text-style-name="P5" draw:layer="layout" svg:width="2.004cm" svg:height="0.336cm" svg:x="1.842cm" svg:y="21.701cm">
          <draw:text-box>
            <text:p text:style-name="P4"><text:span text:style-name="T2">sell_history_id</text:span></text:p>
          </draw:text-box>
        </draw:frame>
        <draw:frame draw:style-name="gr11" draw:text-style-name="P5" draw:layer="layout" svg:width="0.629cm" svg:height="0.336cm" svg:x="6.363cm" svg:y="21.70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1.701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21.701cm">
          <draw:text-box>
            <text:p text:style-name="P4"><text:span text:style-name="T1">Autoincrement</text:span></text:p>
          </draw:text-box>
        </draw:frame>
        <draw:frame draw:style-name="gr4" draw:text-style-name="P5" draw:layer="layout" svg:width="0.329cm" svg:height="0.336cm" svg:x="1.008cm" svg:y="22.138cm">
          <draw:text-box>
            <text:p text:style-name="P4"><text:span text:style-name="T1">FK</text:span></text:p>
          </draw:text-box>
        </draw:frame>
        <draw:frame draw:style-name="gr18" draw:text-style-name="P5" draw:layer="layout" svg:width="1.204cm" svg:height="0.336cm" svg:x="1.842cm" svg:y="22.138cm">
          <draw:text-box>
            <text:p text:style-name="P4"><text:span text:style-name="T2">agent_id</text:span></text:p>
          </draw:text-box>
        </draw:frame>
        <draw:frame draw:style-name="gr11" draw:text-style-name="P5" draw:layer="layout" svg:width="0.629cm" svg:height="0.336cm" svg:x="6.363cm" svg:y="22.138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2.138cm">
          <draw:text-box>
            <text:p text:style-name="P4"><text:span text:style-name="T1">Y</text:span></text:p>
          </draw:text-box>
        </draw:frame>
        <draw:frame draw:style-name="gr17" draw:text-style-name="P5" draw:layer="layout" svg:width="3.372cm" svg:height="0.336cm" svg:x="12.838cm" svg:y="22.138cm">
          <draw:text-box>
            <text:p text:style-name="P4"><text:span text:style-name="T1">Внешний ключ на Agent</text:span></text:p>
          </draw:text-box>
        </draw:frame>
        <draw:frame draw:style-name="gr4" draw:text-style-name="P5" draw:layer="layout" svg:width="0.329cm" svg:height="0.336cm" svg:x="1.008cm" svg:y="22.574cm">
          <draw:text-box>
            <text:p text:style-name="P4"><text:span text:style-name="T1">FK</text:span></text:p>
          </draw:text-box>
        </draw:frame>
        <draw:frame draw:style-name="gr78" draw:text-style-name="P5" draw:layer="layout" svg:width="1.509cm" svg:height="0.336cm" svg:x="1.842cm" svg:y="22.574cm">
          <draw:text-box>
            <text:p text:style-name="P4"><text:span text:style-name="T2">product_id</text:span></text:p>
          </draw:text-box>
        </draw:frame>
        <draw:frame draw:style-name="gr11" draw:text-style-name="P5" draw:layer="layout" svg:width="0.629cm" svg:height="0.336cm" svg:x="6.363cm" svg:y="22.574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2.574cm">
          <draw:text-box>
            <text:p text:style-name="P4"><text:span text:style-name="T1">Y</text:span></text:p>
          </draw:text-box>
        </draw:frame>
        <draw:frame draw:style-name="gr79" draw:text-style-name="P5" draw:layer="layout" svg:width="3.63cm" svg:height="0.336cm" svg:x="12.838cm" svg:y="22.574cm">
          <draw:text-box>
            <text:p text:style-name="P4"><text:span text:style-name="T1">Внешний ключ на Product</text:span></text:p>
          </draw:text-box>
        </draw:frame>
        <draw:frame draw:style-name="gr102" draw:text-style-name="P5" draw:layer="layout" svg:width="0.624cm" svg:height="0.336cm" svg:x="1.842cm" svg:y="23.01cm">
          <draw:text-box>
            <text:p text:style-name="P4"><text:span text:style-name="T2">date</text:span></text:p>
          </draw:text-box>
        </draw:frame>
        <draw:frame draw:style-name="gr63" draw:text-style-name="P5" draw:layer="layout" svg:width="1.407cm" svg:height="0.336cm" svg:x="6.363cm" svg:y="23.01cm">
          <draw:text-box>
            <text:p text:style-name="P4"><text:span text:style-name="T1">DATETIME</text:span></text:p>
          </draw:text-box>
        </draw:frame>
        <draw:frame draw:style-name="gr4" draw:text-style-name="P5" draw:layer="layout" svg:width="0.329cm" svg:height="0.336cm" svg:x="11.784cm" svg:y="23.01cm">
          <draw:text-box>
            <text:p text:style-name="P4"><text:span text:style-name="T1">Y</text:span></text:p>
          </draw:text-box>
        </draw:frame>
        <draw:frame draw:style-name="gr64" draw:text-style-name="P5" draw:layer="layout" svg:width="0.789cm" svg:height="0.336cm" svg:x="1.842cm" svg:y="23.446cm">
          <draw:text-box>
            <text:p text:style-name="P4"><text:span text:style-name="T2">count</text:span></text:p>
          </draw:text-box>
        </draw:frame>
        <draw:frame draw:style-name="gr11" draw:text-style-name="P5" draw:layer="layout" svg:width="0.629cm" svg:height="0.336cm" svg:x="6.363cm" svg:y="23.446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3.446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24.512cm">
          <draw:text-box>
            <text:p text:style-name="P4"><text:span text:style-name="T1">20</text:span></text:p>
          </draw:text-box>
        </draw:frame>
        <draw:frame draw:style-name="gr5" draw:text-style-name="P5" draw:layer="layout" svg:width="0.518cm" svg:height="0.336cm" svg:x="0.91cm" svg:y="25.025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25.025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25.025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25.025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25.537cm">
          <draw:text-box>
            <text:p text:style-name="P4"><text:span text:style-name="T1">PK</text:span></text:p>
          </draw:text-box>
        </draw:frame>
        <draw:frame draw:style-name="gr119" draw:text-style-name="P5" draw:layer="layout" svg:width="1.077cm" svg:height="0.336cm" svg:x="1.842cm" svg:y="25.537cm">
          <draw:text-box>
            <text:p text:style-name="P4"><text:span text:style-name="T2">door_id</text:span></text:p>
          </draw:text-box>
        </draw:frame>
        <draw:frame draw:style-name="gr11" draw:text-style-name="P5" draw:layer="layout" svg:width="0.629cm" svg:height="0.336cm" svg:x="6.363cm" svg:y="25.537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5.537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25.537cm">
          <draw:text-box>
            <text:p text:style-name="P4"><text:span text:style-name="T1">Autoincrement</text:span></text:p>
          </draw:text-box>
        </draw:frame>
        <draw:frame draw:style-name="gr120" draw:text-style-name="P5" draw:layer="layout" svg:width="1.547cm" svg:height="0.336cm" svg:x="1.842cm" svg:y="25.973cm">
          <draw:text-box>
            <text:p text:style-name="P4"><text:span text:style-name="T2">door_place</text:span></text:p>
          </draw:text-box>
        </draw:frame>
        <draw:frame draw:style-name="gr25" draw:text-style-name="P5" draw:layer="layout" svg:width="2.098cm" svg:height="0.336cm" svg:x="6.363cm" svg:y="25.973cm">
          <draw:text-box>
            <text:p text:style-name="P4"><text:span text:style-name="T1">VARCHAR (200)</text:span></text:p>
          </draw:text-box>
        </draw:frame>
        <draw:frame draw:style-name="gr4" draw:text-style-name="P5" draw:layer="layout" svg:width="0.329cm" svg:height="0.336cm" svg:x="11.784cm" svg:y="25.973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27.04cm">
          <draw:text-box>
            <text:p text:style-name="P4"><text:span text:style-name="T1">21</text:span></text:p>
          </draw:text-box>
        </draw:frame>
        <draw:frame draw:style-name="gr121" draw:text-style-name="P5" draw:layer="layout" svg:width="4.176cm" svg:height="0.336cm" svg:x="0.851cm" svg:y="20.562cm">
          <draw:text-box>
            <text:p text:style-name="P4"><text:span text:style-name="T4">sell_history(История продаж)</text:span></text:p>
          </draw:text-box>
        </draw:frame>
        <draw:frame draw:style-name="gr122" draw:text-style-name="P5" draw:layer="layout" svg:width="6.949cm" svg:height="0.336cm" svg:x="0.851cm" svg:y="2.512cm">
          <draw:text-box>
            <text:p text:style-name="P4"><text:span text:style-name="T4">priority_history(История изменения приоритета)</text:span></text:p>
          </draw:text-box>
        </draw:frame>
        <draw:frame draw:style-name="gr123" draw:text-style-name="P5" draw:layer="layout" svg:width="8.731cm" svg:height="0.336cm" svg:x="0.851cm" svg:y="5.913cm">
          <draw:text-box>
            <text:p text:style-name="P4"><text:span text:style-name="T4">product_materials(Материалы для изготовления продукции)</text:span></text:p>
          </draw:text-box>
        </draw:frame>
        <draw:frame draw:style-name="gr124" draw:text-style-name="P5" draw:layer="layout" svg:width="2.898cm" svg:height="0.336cm" svg:x="0.851cm" svg:y="9.216cm">
          <draw:text-box>
            <text:p text:style-name="P4"><text:span text:style-name="T4">product(Продукция)</text:span></text:p>
          </draw:text-box>
        </draw:frame>
        <draw:frame draw:style-name="gr98" draw:text-style-name="P5" draw:layer="layout" svg:width="4.265cm" svg:height="0.336cm" svg:x="0.851cm" svg:y="18.034cm">
          <draw:text-box>
            <text:p text:style-name="P4"><text:span text:style-name="T4">product_type(Тип продукции)</text:span></text:p>
          </draw:text-box>
        </draw:frame>
        <draw:frame draw:style-name="gr125" draw:text-style-name="P5" draw:layer="layout" svg:width="2.635cm" svg:height="0.336cm" svg:x="0.851cm" svg:y="26.925cm">
          <draw:text-box>
            <text:p text:style-name="P4"><text:span text:style-name="T4">worker_door(Теги)</text:span></text:p>
          </draw:text-box>
        </draw:frame>
        <draw:polygon draw:style-name="gr55" draw:text-style-name="P8" draw:layer="layout" svg:width="0.03cm" svg:height="2.092cm" svg:x="18.854cm" svg:y="2.366cm" svg:viewBox="0 0 31 2093" draw:points="0,2093 31,2093 31,0 0,0">
          <text:p/>
        </draw:polygon>
        <draw:polygon draw:style-name="gr55" draw:text-style-name="P8" draw:layer="layout" svg:width="0.029cm" svg:height="2.994cm" svg:x="0.512cm" svg:y="2.336cm" svg:viewBox="0 0 30 2995" draw:points="0,2995 30,2995 30,0 0,0">
          <text:p/>
        </draw:polygon>
        <draw:polygon draw:style-name="gr55" draw:text-style-name="P8" draw:layer="layout" svg:width="0.03cm" svg:height="0.436cm" svg:x="18.854cm" svg:y="4.894cm" svg:viewBox="0 0 31 437" draw:points="0,437 31,437 31,0 0,0">
          <text:p/>
        </draw:polygon>
        <draw:polygon draw:style-name="gr55" draw:text-style-name="P8" draw:layer="layout" svg:width="0.03cm" svg:height="2.333cm" svg:x="1.769cm" svg:y="2.997cm" svg:viewBox="0 0 31 2334" draw:points="0,2334 31,2334 31,0 0,0">
          <text:p/>
        </draw:polygon>
        <draw:polygon draw:style-name="gr55" draw:text-style-name="P8" draw:layer="layout" svg:width="0.03cm" svg:height="2.333cm" svg:x="6.291cm" svg:y="2.997cm" svg:viewBox="0 0 31 2334" draw:points="0,2334 31,2334 31,0 0,0">
          <text:p/>
        </draw:polygon>
        <draw:polygon draw:style-name="gr55" draw:text-style-name="P8" draw:layer="layout" svg:width="0.03cm" svg:height="2.333cm" svg:x="10.906cm" svg:y="2.997cm" svg:viewBox="0 0 31 2334" draw:points="0,2334 31,2334 31,0 0,0">
          <text:p/>
        </draw:polygon>
        <draw:polygon draw:style-name="gr55" draw:text-style-name="P8" draw:layer="layout" svg:width="0.03cm" svg:height="2.333cm" svg:x="12.765cm" svg:y="2.997cm" svg:viewBox="0 0 31 2334" draw:points="0,2334 31,2334 31,0 0,0">
          <text:p/>
        </draw:polygon>
        <draw:polygon draw:style-name="gr55" draw:text-style-name="P8" draw:layer="layout" svg:width="0.029cm" svg:height="2.993cm" svg:x="0.512cm" svg:y="5.736cm" svg:viewBox="0 0 30 2994" draw:points="0,2994 30,2994 30,0 0,0">
          <text:p/>
        </draw:polygon>
        <draw:polygon draw:style-name="gr55" draw:text-style-name="P8" draw:layer="layout" svg:width="0.03cm" svg:height="2.963cm" svg:x="18.854cm" svg:y="5.766cm" svg:viewBox="0 0 31 2964" draw:points="0,2964 31,2964 31,0 0,0">
          <text:p/>
        </draw:polygon>
        <draw:polygon draw:style-name="gr55" draw:text-style-name="P8" draw:layer="layout" svg:width="0.03cm" svg:height="2.332cm" svg:x="1.769cm" svg:y="6.397cm" svg:viewBox="0 0 31 2333" draw:points="0,2333 31,2333 31,0 0,0">
          <text:p/>
        </draw:polygon>
        <draw:polygon draw:style-name="gr55" draw:text-style-name="P8" draw:layer="layout" svg:width="0.03cm" svg:height="2.332cm" svg:x="6.291cm" svg:y="6.397cm" svg:viewBox="0 0 31 2333" draw:points="0,2333 31,2333 31,0 0,0">
          <text:p/>
        </draw:polygon>
        <draw:polygon draw:style-name="gr55" draw:text-style-name="P8" draw:layer="layout" svg:width="0.03cm" svg:height="2.332cm" svg:x="10.906cm" svg:y="6.397cm" svg:viewBox="0 0 31 2333" draw:points="0,2333 31,2333 31,0 0,0">
          <text:p/>
        </draw:polygon>
        <draw:polygon draw:style-name="gr55" draw:text-style-name="P8" draw:layer="layout" svg:width="0.03cm" svg:height="2.332cm" svg:x="12.765cm" svg:y="6.397cm" svg:viewBox="0 0 31 2333" draw:points="0,2333 31,2333 31,0 0,0">
          <text:p/>
        </draw:polygon>
        <draw:polygon draw:style-name="gr55" draw:text-style-name="P8" draw:layer="layout" svg:width="0.029cm" svg:height="8.316cm" svg:x="0.512cm" svg:y="9.136cm" svg:viewBox="0 0 30 8317" draw:points="0,8317 30,8317 30,0 0,0">
          <text:p/>
        </draw:polygon>
        <draw:polygon draw:style-name="gr55" draw:text-style-name="P8" draw:layer="layout" svg:width="0.03cm" svg:height="8.287cm" svg:x="18.854cm" svg:y="9.165cm" svg:viewBox="0 0 31 8288" draw:points="0,8288 31,8288 31,0 0,0">
          <text:p/>
        </draw:polygon>
        <draw:polygon draw:style-name="gr55" draw:text-style-name="P8" draw:layer="layout" svg:width="0.03cm" svg:height="7.85cm" svg:x="1.769cm" svg:y="9.602cm" svg:viewBox="0 0 31 7851" draw:points="0,7851 31,7851 31,0 0,0">
          <text:p/>
        </draw:polygon>
        <draw:polygon draw:style-name="gr55" draw:text-style-name="P8" draw:layer="layout" svg:width="0.03cm" svg:height="7.85cm" svg:x="6.291cm" svg:y="9.602cm" svg:viewBox="0 0 31 7851" draw:points="0,7851 31,7851 31,0 0,0">
          <text:p/>
        </draw:polygon>
        <draw:polygon draw:style-name="gr55" draw:text-style-name="P8" draw:layer="layout" svg:width="0.03cm" svg:height="7.85cm" svg:x="10.906cm" svg:y="9.602cm" svg:viewBox="0 0 31 7851" draw:points="0,7851 31,7851 31,0 0,0">
          <text:p/>
        </draw:polygon>
        <draw:polygon draw:style-name="gr55" draw:text-style-name="P8" draw:layer="layout" svg:width="0.03cm" svg:height="7.85cm" svg:x="12.765cm" svg:y="9.602cm" svg:viewBox="0 0 31 7851" draw:points="0,7851 31,7851 31,0 0,0">
          <text:p/>
        </draw:polygon>
        <draw:polygon draw:style-name="gr55" draw:text-style-name="P8" draw:layer="layout" svg:width="0.029cm" svg:height="2.121cm" svg:x="0.512cm" svg:y="17.858cm" svg:viewBox="0 0 30 2122" draw:points="0,2122 30,2122 30,0 0,0">
          <text:p/>
        </draw:polygon>
        <draw:polygon draw:style-name="gr55" draw:text-style-name="P8" draw:layer="layout" svg:width="0.03cm" svg:height="2.091cm" svg:x="18.854cm" svg:y="17.888cm" svg:viewBox="0 0 31 2092" draw:points="0,2092 31,2092 31,0 0,0">
          <text:p/>
        </draw:polygon>
        <draw:polygon draw:style-name="gr55" draw:text-style-name="P8" draw:layer="layout" svg:width="0.03cm" svg:height="1.46cm" svg:x="1.769cm" svg:y="18.519cm" svg:viewBox="0 0 31 1461" draw:points="0,1461 31,1461 31,0 0,0">
          <text:p/>
        </draw:polygon>
        <draw:polygon draw:style-name="gr55" draw:text-style-name="P8" draw:layer="layout" svg:width="0.03cm" svg:height="1.46cm" svg:x="6.291cm" svg:y="18.519cm" svg:viewBox="0 0 31 1461" draw:points="0,1461 31,1461 31,0 0,0">
          <text:p/>
        </draw:polygon>
        <draw:polygon draw:style-name="gr55" draw:text-style-name="P8" draw:layer="layout" svg:width="0.03cm" svg:height="1.46cm" svg:x="10.906cm" svg:y="18.519cm" svg:viewBox="0 0 31 1461" draw:points="0,1461 31,1461 31,0 0,0">
          <text:p/>
        </draw:polygon>
        <draw:polygon draw:style-name="gr55" draw:text-style-name="P8" draw:layer="layout" svg:width="0.03cm" svg:height="1.46cm" svg:x="12.765cm" svg:y="18.519cm" svg:viewBox="0 0 31 1461" draw:points="0,1461 31,1461 31,0 0,0">
          <text:p/>
        </draw:polygon>
        <draw:polygon draw:style-name="gr55" draw:text-style-name="P8" draw:layer="layout" svg:width="0.029cm" svg:height="3.43cm" svg:x="0.512cm" svg:y="20.386cm" svg:viewBox="0 0 30 3431" draw:points="0,3431 30,3431 30,0 0,0">
          <text:p/>
        </draw:polygon>
        <draw:polygon draw:style-name="gr55" draw:text-style-name="P8" draw:layer="layout" svg:width="0.03cm" svg:height="3.401cm" svg:x="18.854cm" svg:y="20.415cm" svg:viewBox="0 0 31 3402" draw:points="0,3402 31,3402 31,0 0,0">
          <text:p/>
        </draw:polygon>
        <draw:polygon draw:style-name="gr55" draw:text-style-name="P8" draw:layer="layout" svg:width="0.03cm" svg:height="2.77cm" svg:x="1.769cm" svg:y="21.046cm" svg:viewBox="0 0 31 2771" draw:points="0,2771 31,2771 31,0 0,0">
          <text:p/>
        </draw:polygon>
        <draw:polygon draw:style-name="gr55" draw:text-style-name="P8" draw:layer="layout" svg:width="0.03cm" svg:height="2.77cm" svg:x="6.291cm" svg:y="21.046cm" svg:viewBox="0 0 31 2771" draw:points="0,2771 31,2771 31,0 0,0">
          <text:p/>
        </draw:polygon>
        <draw:polygon draw:style-name="gr55" draw:text-style-name="P8" draw:layer="layout" svg:width="0.03cm" svg:height="2.77cm" svg:x="10.906cm" svg:y="21.046cm" svg:viewBox="0 0 31 2771" draw:points="0,2771 31,2771 31,0 0,0">
          <text:p/>
        </draw:polygon>
        <draw:polygon draw:style-name="gr55" draw:text-style-name="P8" draw:layer="layout" svg:width="0.03cm" svg:height="2.77cm" svg:x="12.765cm" svg:y="21.046cm" svg:viewBox="0 0 31 2771" draw:points="0,2771 31,2771 31,0 0,0">
          <text:p/>
        </draw:polygon>
        <draw:polygon draw:style-name="gr55" draw:text-style-name="P8" draw:layer="layout" svg:width="0.029cm" svg:height="2.121cm" svg:x="0.512cm" svg:y="24.222cm" svg:viewBox="0 0 30 2122" draw:points="0,2122 30,2122 30,0 0,0">
          <text:p/>
        </draw:polygon>
        <draw:polygon draw:style-name="gr55" draw:text-style-name="P8" draw:layer="layout" svg:width="0.03cm" svg:height="2.092cm" svg:x="18.854cm" svg:y="24.251cm" svg:viewBox="0 0 31 2093" draw:points="0,2093 31,2093 31,0 0,0">
          <text:p/>
        </draw:polygon>
        <draw:polygon draw:style-name="gr55" draw:text-style-name="P8" draw:layer="layout" svg:width="0.029cm" svg:height="0.66cm" svg:x="0.512cm" svg:y="26.749cm" svg:viewBox="0 0 30 661" draw:points="0,661 30,661 30,0 0,0">
          <text:p/>
        </draw:polygon>
        <draw:polygon draw:style-name="gr55" draw:text-style-name="P8" draw:layer="layout" svg:width="0.03cm" svg:height="0.63cm" svg:x="18.854cm" svg:y="26.779cm" svg:viewBox="0 0 31 631" draw:points="0,631 31,631 31,0 0,0">
          <text:p/>
        </draw:polygon>
        <draw:polygon draw:style-name="gr55" draw:text-style-name="P8" draw:layer="layout" svg:width="0.03cm" svg:height="1.461cm" svg:x="1.769cm" svg:y="24.882cm" svg:viewBox="0 0 31 1462" draw:points="0,1462 31,1462 31,0 0,0">
          <text:p/>
        </draw:polygon>
        <draw:polygon draw:style-name="gr55" draw:text-style-name="P8" draw:layer="layout" svg:width="0.03cm" svg:height="1.461cm" svg:x="6.291cm" svg:y="24.882cm" svg:viewBox="0 0 31 1462" draw:points="0,1462 31,1462 31,0 0,0">
          <text:p/>
        </draw:polygon>
        <draw:polygon draw:style-name="gr55" draw:text-style-name="P8" draw:layer="layout" svg:width="0.03cm" svg:height="1.461cm" svg:x="10.906cm" svg:y="24.882cm" svg:viewBox="0 0 31 1462" draw:points="0,1462 31,1462 31,0 0,0">
          <text:p/>
        </draw:polygon>
        <draw:polygon draw:style-name="gr55" draw:text-style-name="P8" draw:layer="layout" svg:width="0.03cm" svg:height="1.461cm" svg:x="12.765cm" svg:y="24.882cm" svg:viewBox="0 0 31 1462" draw:points="0,1462 31,1462 31,0 0,0">
          <text:p/>
        </draw:polygon>
        <draw:polygon draw:style-name="gr55" draw:text-style-name="P8" draw:layer="layout" svg:width="18.343cm" svg:height="0.03cm" svg:x="0.541cm" svg:y="2.336cm" svg:viewBox="0 0 18344 31" draw:points="0,31 18344,31 18344,0 0,0">
          <text:p/>
        </draw:polygon>
        <draw:polygon draw:style-name="gr55" draw:text-style-name="P8" draw:layer="layout" svg:width="18.343cm" svg:height="0.029cm" svg:x="0.541cm" svg:y="2.968cm" svg:viewBox="0 0 18344 30" draw:points="0,30 18344,30 18344,0 0,0">
          <text:p/>
        </draw:polygon>
        <draw:polygon draw:style-name="gr55" draw:text-style-name="P8" draw:layer="layout" svg:width="18.343cm" svg:height="0.03cm" svg:x="0.541cm" svg:y="3.556cm" svg:viewBox="0 0 18344 31" draw:points="0,31 18344,31 18344,0 0,0">
          <text:p/>
        </draw:polygon>
        <draw:polygon draw:style-name="gr55" draw:text-style-name="P8" draw:layer="layout" svg:width="18.343cm" svg:height="0.03cm" svg:x="0.541cm" svg:y="3.992cm" svg:viewBox="0 0 18344 31" draw:points="0,31 18344,31 18344,0 0,0">
          <text:p/>
        </draw:polygon>
        <draw:polygon draw:style-name="gr55" draw:text-style-name="P8" draw:layer="layout" svg:width="18.343cm" svg:height="0.03cm" svg:x="0.541cm" svg:y="4.428cm" svg:viewBox="0 0 18344 31" draw:points="0,31 18344,31 18344,0 0,0">
          <text:p/>
        </draw:polygon>
        <draw:polygon draw:style-name="gr55" draw:text-style-name="P8" draw:layer="layout" svg:width="18.343cm" svg:height="0.03cm" svg:x="0.541cm" svg:y="4.864cm" svg:viewBox="0 0 18344 31" draw:points="0,31 18344,31 18344,0 0,0">
          <text:p/>
        </draw:polygon>
        <draw:polygon draw:style-name="gr55" draw:text-style-name="P8" draw:layer="layout" svg:width="18.343cm" svg:height="0.03cm" svg:x="0.541cm" svg:y="5.3cm" svg:viewBox="0 0 18344 31" draw:points="0,31 18344,31 18344,0 0,0">
          <text:p/>
        </draw:polygon>
        <draw:polygon draw:style-name="gr55" draw:text-style-name="P8" draw:layer="layout" svg:width="18.343cm" svg:height="0.03cm" svg:x="0.541cm" svg:y="5.736cm" svg:viewBox="0 0 18344 31" draw:points="0,31 18344,31 18344,0 0,0">
          <text:p/>
        </draw:polygon>
        <draw:polygon draw:style-name="gr55" draw:text-style-name="P8" draw:layer="layout" svg:width="18.343cm" svg:height="0.03cm" svg:x="0.541cm" svg:y="6.367cm" svg:viewBox="0 0 18344 31" draw:points="0,31 18344,31 18344,0 0,0">
          <text:p/>
        </draw:polygon>
        <draw:polygon draw:style-name="gr55" draw:text-style-name="P8" draw:layer="layout" svg:width="18.343cm" svg:height="0.029cm" svg:x="0.541cm" svg:y="6.956cm" svg:viewBox="0 0 18344 30" draw:points="0,30 18344,30 18344,0 0,0">
          <text:p/>
        </draw:polygon>
        <draw:polygon draw:style-name="gr55" draw:text-style-name="P8" draw:layer="layout" svg:width="18.343cm" svg:height="0.029cm" svg:x="0.541cm" svg:y="7.392cm" svg:viewBox="0 0 18344 30" draw:points="0,30 18344,30 18344,0 0,0">
          <text:p/>
        </draw:polygon>
        <draw:polygon draw:style-name="gr55" draw:text-style-name="P8" draw:layer="layout" svg:width="18.343cm" svg:height="0.029cm" svg:x="0.541cm" svg:y="7.828cm" svg:viewBox="0 0 18344 30" draw:points="0,30 18344,30 18344,0 0,0">
          <text:p/>
        </draw:polygon>
        <draw:polygon draw:style-name="gr55" draw:text-style-name="P8" draw:layer="layout" svg:width="18.343cm" svg:height="0.029cm" svg:x="0.541cm" svg:y="8.264cm" svg:viewBox="0 0 18344 30" draw:points="0,30 18344,30 18344,0 0,0">
          <text:p/>
        </draw:polygon>
        <draw:polygon draw:style-name="gr55" draw:text-style-name="P8" draw:layer="layout" svg:width="18.343cm" svg:height="0.029cm" svg:x="0.541cm" svg:y="8.7cm" svg:viewBox="0 0 18344 30" draw:points="0,30 18344,30 18344,0 0,0">
          <text:p/>
        </draw:polygon>
        <draw:polygon draw:style-name="gr55" draw:text-style-name="P8" draw:layer="layout" svg:width="18.343cm" svg:height="0.029cm" svg:x="0.541cm" svg:y="9.136cm" svg:viewBox="0 0 18344 30" draw:points="0,30 18344,30 18344,0 0,0">
          <text:p/>
        </draw:polygon>
        <draw:polygon draw:style-name="gr55" draw:text-style-name="P8" draw:layer="layout" svg:width="18.343cm" svg:height="0.029cm" svg:x="0.541cm" svg:y="9.573cm" svg:viewBox="0 0 18344 30" draw:points="0,30 18344,30 18344,0 0,0">
          <text:p/>
        </draw:polygon>
        <draw:polygon draw:style-name="gr55" draw:text-style-name="P8" draw:layer="layout" svg:width="18.343cm" svg:height="0.029cm" svg:x="0.541cm" svg:y="10.009cm" svg:viewBox="0 0 18344 30" draw:points="0,30 18344,30 18344,0 0,0">
          <text:p/>
        </draw:polygon>
        <draw:polygon draw:style-name="gr55" draw:text-style-name="P8" draw:layer="layout" svg:width="18.343cm" svg:height="0.03cm" svg:x="0.541cm" svg:y="10.445cm" svg:viewBox="0 0 18344 31" draw:points="0,31 18344,31 18344,0 0,0">
          <text:p/>
        </draw:polygon>
        <draw:polygon draw:style-name="gr55" draw:text-style-name="P8" draw:layer="layout" svg:width="18.343cm" svg:height="0.03cm" svg:x="0.541cm" svg:y="10.881cm" svg:viewBox="0 0 18344 31" draw:points="0,31 18344,31 18344,0 0,0">
          <text:p/>
        </draw:polygon>
        <draw:polygon draw:style-name="gr55" draw:text-style-name="P8" draw:layer="layout" svg:width="18.343cm" svg:height="0.03cm" svg:x="0.541cm" svg:y="11.317cm" svg:viewBox="0 0 18344 31" draw:points="0,31 18344,31 18344,0 0,0">
          <text:p/>
        </draw:polygon>
        <draw:polygon draw:style-name="gr55" draw:text-style-name="P8" draw:layer="layout" svg:width="18.343cm" svg:height="0.03cm" svg:x="0.541cm" svg:y="11.753cm" svg:viewBox="0 0 18344 31" draw:points="0,31 18344,31 18344,0 0,0">
          <text:p/>
        </draw:polygon>
        <draw:polygon draw:style-name="gr55" draw:text-style-name="P8" draw:layer="layout" svg:width="18.343cm" svg:height="0.03cm" svg:x="0.541cm" svg:y="12.189cm" svg:viewBox="0 0 18344 31" draw:points="0,31 18344,31 18344,0 0,0">
          <text:p/>
        </draw:polygon>
        <draw:polygon draw:style-name="gr55" draw:text-style-name="P8" draw:layer="layout" svg:width="18.343cm" svg:height="0.03cm" svg:x="0.541cm" svg:y="12.625cm" svg:viewBox="0 0 18344 31" draw:points="0,31 18344,31 18344,0 0,0">
          <text:p/>
        </draw:polygon>
        <draw:polygon draw:style-name="gr55" draw:text-style-name="P8" draw:layer="layout" svg:width="18.343cm" svg:height="0.03cm" svg:x="0.5cm" svg:y="13.119cm" svg:viewBox="0 0 18344 31" draw:points="0,31 18344,31 18344,0 0,0">
          <text:p/>
        </draw:polygon>
        <draw:polygon draw:style-name="gr55" draw:text-style-name="P8" draw:layer="layout" svg:width="18.343cm" svg:height="0.03cm" svg:x="0.541cm" svg:y="13.497cm" svg:viewBox="0 0 18344 31" draw:points="0,31 18344,31 18344,0 0,0">
          <text:p/>
        </draw:polygon>
        <draw:polygon draw:style-name="gr55" draw:text-style-name="P8" draw:layer="layout" svg:width="18.343cm" svg:height="0.03cm" svg:x="0.541cm" svg:y="13.933cm" svg:viewBox="0 0 18344 31" draw:points="0,31 18344,31 18344,0 0,0">
          <text:p/>
        </draw:polygon>
        <draw:polygon draw:style-name="gr55" draw:text-style-name="P8" draw:layer="layout" svg:width="18.343cm" svg:height="0.031cm" svg:x="0.541cm" svg:y="14.369cm" svg:viewBox="0 0 18344 32" draw:points="0,32 18344,32 18344,0 0,0">
          <text:p/>
        </draw:polygon>
        <draw:polygon draw:style-name="gr55" draw:text-style-name="P8" draw:layer="layout" svg:width="18.343cm" svg:height="0.03cm" svg:x="0.541cm" svg:y="14.805cm" svg:viewBox="0 0 18344 31" draw:points="0,31 18344,31 18344,0 0,0">
          <text:p/>
        </draw:polygon>
        <draw:polygon draw:style-name="gr55" draw:text-style-name="P8" draw:layer="layout" svg:width="18.343cm" svg:height="0.03cm" svg:x="0.541cm" svg:y="15.241cm" svg:viewBox="0 0 18344 31" draw:points="0,31 18344,31 18344,0 0,0">
          <text:p/>
        </draw:polygon>
        <draw:polygon draw:style-name="gr55" draw:text-style-name="P8" draw:layer="layout" svg:width="18.343cm" svg:height="0.03cm" svg:x="0.541cm" svg:y="15.678cm" svg:viewBox="0 0 18344 31" draw:points="0,31 18344,31 18344,0 0,0">
          <text:p/>
        </draw:polygon>
        <draw:polygon draw:style-name="gr55" draw:text-style-name="P8" draw:layer="layout" svg:width="18.343cm" svg:height="0.03cm" svg:x="0.541cm" svg:y="16.114cm" svg:viewBox="0 0 18344 31" draw:points="0,31 18344,31 18344,0 0,0">
          <text:p/>
        </draw:polygon>
        <draw:polygon draw:style-name="gr55" draw:text-style-name="P8" draw:layer="layout" svg:width="18.343cm" svg:height="0.03cm" svg:x="0.541cm" svg:y="16.55cm" svg:viewBox="0 0 18344 31" draw:points="0,31 18344,31 18344,0 0,0">
          <text:p/>
        </draw:polygon>
        <draw:polygon draw:style-name="gr55" draw:text-style-name="P8" draw:layer="layout" svg:width="18.343cm" svg:height="0.03cm" svg:x="0.541cm" svg:y="16.986cm" svg:viewBox="0 0 18344 31" draw:points="0,31 18344,31 18344,0 0,0">
          <text:p/>
        </draw:polygon>
        <draw:polygon draw:style-name="gr55" draw:text-style-name="P8" draw:layer="layout" svg:width="18.343cm" svg:height="0.03cm" svg:x="0.541cm" svg:y="17.422cm" svg:viewBox="0 0 18344 31" draw:points="0,31 18344,31 18344,0 0,0">
          <text:p/>
        </draw:polygon>
        <draw:polygon draw:style-name="gr55" draw:text-style-name="P8" draw:layer="layout" svg:width="18.343cm" svg:height="0.03cm" svg:x="0.541cm" svg:y="17.858cm" svg:viewBox="0 0 18344 31" draw:points="0,31 18344,31 18344,0 0,0">
          <text:p/>
        </draw:polygon>
        <draw:polygon draw:style-name="gr55" draw:text-style-name="P8" draw:layer="layout" svg:width="18.343cm" svg:height="0.03cm" svg:x="0.541cm" svg:y="18.489cm" svg:viewBox="0 0 18344 31" draw:points="0,31 18344,31 18344,0 0,0">
          <text:p/>
        </draw:polygon>
        <draw:polygon draw:style-name="gr55" draw:text-style-name="P8" draw:layer="layout" svg:width="18.343cm" svg:height="0.03cm" svg:x="0.541cm" svg:y="19.077cm" svg:viewBox="0 0 18344 31" draw:points="0,31 18344,31 18344,0 0,0">
          <text:p/>
        </draw:polygon>
        <draw:polygon draw:style-name="gr55" draw:text-style-name="P8" draw:layer="layout" svg:width="18.343cm" svg:height="0.03cm" svg:x="0.541cm" svg:y="19.513cm" svg:viewBox="0 0 18344 31" draw:points="0,31 18344,31 18344,0 0,0">
          <text:p/>
        </draw:polygon>
        <draw:polygon draw:style-name="gr55" draw:text-style-name="P8" draw:layer="layout" svg:width="18.343cm" svg:height="0.03cm" svg:x="0.541cm" svg:y="19.949cm" svg:viewBox="0 0 18344 31" draw:points="0,31 18344,31 18344,0 0,0">
          <text:p/>
        </draw:polygon>
        <draw:polygon draw:style-name="gr55" draw:text-style-name="P8" draw:layer="layout" svg:width="18.343cm" svg:height="0.03cm" svg:x="0.541cm" svg:y="20.385cm" svg:viewBox="0 0 18344 31" draw:points="0,31 18344,31 18344,0 0,0">
          <text:p/>
        </draw:polygon>
        <draw:polygon draw:style-name="gr55" draw:text-style-name="P8" draw:layer="layout" svg:width="18.343cm" svg:height="0.03cm" svg:x="0.541cm" svg:y="21.016cm" svg:viewBox="0 0 18344 31" draw:points="0,31 18344,31 18344,0 0,0">
          <text:p/>
        </draw:polygon>
        <draw:polygon draw:style-name="gr55" draw:text-style-name="P8" draw:layer="layout" svg:width="18.343cm" svg:height="0.029cm" svg:x="0.541cm" svg:y="21.605cm" svg:viewBox="0 0 18344 30" draw:points="0,30 18344,30 18344,0 0,0">
          <text:p/>
        </draw:polygon>
        <draw:polygon draw:style-name="gr55" draw:text-style-name="P8" draw:layer="layout" svg:width="18.343cm" svg:height="0.029cm" svg:x="0.541cm" svg:y="22.042cm" svg:viewBox="0 0 18344 30" draw:points="0,30 18344,30 18344,0 0,0">
          <text:p/>
        </draw:polygon>
        <draw:polygon draw:style-name="gr55" draw:text-style-name="P8" draw:layer="layout" svg:width="18.343cm" svg:height="0.029cm" svg:x="0.541cm" svg:y="22.478cm" svg:viewBox="0 0 18344 30" draw:points="0,30 18344,30 18344,0 0,0">
          <text:p/>
        </draw:polygon>
        <draw:polygon draw:style-name="gr55" draw:text-style-name="P8" draw:layer="layout" svg:width="18.343cm" svg:height="0.029cm" svg:x="0.541cm" svg:y="22.914cm" svg:viewBox="0 0 18344 30" draw:points="0,30 18344,30 18344,0 0,0">
          <text:p/>
        </draw:polygon>
        <draw:polygon draw:style-name="gr55" draw:text-style-name="P8" draw:layer="layout" svg:width="18.343cm" svg:height="0.029cm" svg:x="0.541cm" svg:y="23.35cm" svg:viewBox="0 0 18344 30" draw:points="0,30 18344,30 18344,0 0,0">
          <text:p/>
        </draw:polygon>
        <draw:polygon draw:style-name="gr55" draw:text-style-name="P8" draw:layer="layout" svg:width="18.343cm" svg:height="0.03cm" svg:x="0.541cm" svg:y="23.786cm" svg:viewBox="0 0 18344 31" draw:points="0,31 18344,31 18344,0 0,0">
          <text:p/>
        </draw:polygon>
        <draw:polygon draw:style-name="gr55" draw:text-style-name="P8" draw:layer="layout" svg:width="18.343cm" svg:height="0.03cm" svg:x="0.541cm" svg:y="24.222cm" svg:viewBox="0 0 18344 31" draw:points="0,31 18344,31 18344,0 0,0">
          <text:p/>
        </draw:polygon>
        <draw:polygon draw:style-name="gr55" draw:text-style-name="P8" draw:layer="layout" svg:width="18.343cm" svg:height="0.029cm" svg:x="0.541cm" svg:y="24.853cm" svg:viewBox="0 0 18344 30" draw:points="0,30 18344,30 18344,0 0,0">
          <text:p/>
        </draw:polygon>
        <draw:polygon draw:style-name="gr55" draw:text-style-name="P8" draw:layer="layout" svg:width="18.343cm" svg:height="0.03cm" svg:x="0.541cm" svg:y="25.441cm" svg:viewBox="0 0 18344 31" draw:points="0,31 18344,31 18344,0 0,0">
          <text:p/>
        </draw:polygon>
        <draw:polygon draw:style-name="gr55" draw:text-style-name="P8" draw:layer="layout" svg:width="18.343cm" svg:height="0.03cm" svg:x="0.541cm" svg:y="25.877cm" svg:viewBox="0 0 18344 31" draw:points="0,31 18344,31 18344,0 0,0">
          <text:p/>
        </draw:polygon>
        <draw:polygon draw:style-name="gr55" draw:text-style-name="P8" draw:layer="layout" svg:width="18.343cm" svg:height="0.03cm" svg:x="0.541cm" svg:y="26.313cm" svg:viewBox="0 0 18344 31" draw:points="0,31 18344,31 18344,0 0,0">
          <text:p/>
        </draw:polygon>
        <draw:polygon draw:style-name="gr55" draw:text-style-name="P8" draw:layer="layout" svg:width="18.343cm" svg:height="0.03cm" svg:x="0.541cm" svg:y="26.749cm" svg:viewBox="0 0 18344 31" draw:points="0,31 18344,31 18344,0 0,0">
          <text:p/>
        </draw:polygon>
        <draw:polygon draw:style-name="gr55" draw:text-style-name="P8" draw:layer="layout" svg:width="18.343cm" svg:height="0.029cm" svg:x="0.541cm" svg:y="27.38cm" svg:viewBox="0 0 18344 30" draw:points="0,30 18344,30 18344,0 0,0">
          <text:p/>
        </draw:polygon>
        <draw:frame draw:style-name="gr126" draw:text-style-name="P5" draw:layer="layout" svg:width="1.518cm" svg:height="0.336cm" svg:x="0.851cm" svg:y="24.398cm">
          <draw:text-box>
            <text:p text:style-name="P4"><text:span text:style-name="T4">door(Теги)</text:span></text:p>
          </draw:text-box>
        </draw:frame>
      </draw:page>
      <draw:page draw:name="page4" draw:style-name="dp1" draw:master-page-name="master-page3">
        <draw:polygon draw:style-name="gr3" draw:text-style-name="P3" draw:layer="layout" svg:width="18.347cm" svg:height="0.593cm" svg:x="0.524cm" svg:y="1.913cm" svg:viewBox="0 0 18348 594" draw:points="0,594 18348,594 18348,0 0,0">
          <text:p/>
        </draw:polygon>
        <draw:polygon draw:style-name="gr1" draw:text-style-name="P1" draw:layer="layout" svg:width="18.347cm" svg:height="0.441cm" svg:x="0.524cm" svg:y="4.682cm" svg:viewBox="0 0 18348 442" draw:points="0,442 18348,442 18348,0 0,0">
          <text:p/>
        </draw:polygon>
        <draw:polygon draw:style-name="gr3" draw:text-style-name="P3" draw:layer="layout" svg:width="18.347cm" svg:height="0.441cm" svg:x="0.524cm" svg:y="5.118cm" svg:viewBox="0 0 18348 442" draw:points="0,442 18348,442 18348,0 0,0">
          <text:p/>
        </draw:polygon>
        <draw:polygon draw:style-name="gr1" draw:text-style-name="P1" draw:layer="layout" svg:width="18.347cm" svg:height="0.44cm" svg:x="0.524cm" svg:y="11.66cm" svg:viewBox="0 0 18348 441" draw:points="0,441 18348,441 18348,0 0,0">
          <text:p/>
        </draw:polygon>
        <draw:polygon draw:style-name="gr3" draw:text-style-name="P3" draw:layer="layout" svg:width="18.347cm" svg:height="0.44cm" svg:x="0.524cm" svg:y="12.096cm" svg:viewBox="0 0 18348 441" draw:points="0,441 18348,441 18348,0 0,0">
          <text:p/>
        </draw:polygon>
        <draw:polygon draw:style-name="gr1" draw:text-style-name="P1" draw:layer="layout" svg:width="18.347cm" svg:height="0.44cm" svg:x="0.524cm" svg:y="13.84cm" svg:viewBox="0 0 18348 441" draw:points="0,441 18348,441 18348,0 0,0">
          <text:p/>
        </draw:polygon>
        <draw:polygon draw:style-name="gr3" draw:text-style-name="P3" draw:layer="layout" svg:width="18.347cm" svg:height="0.44cm" svg:x="0.524cm" svg:y="14.276cm" svg:viewBox="0 0 18348 441" draw:points="0,441 18348,441 18348,0 0,0">
          <text:p/>
        </draw:polygon>
        <draw:polygon draw:style-name="gr1" draw:text-style-name="P1" draw:layer="layout" svg:width="18.347cm" svg:height="0.44cm" svg:x="0.524cm" svg:y="16.893cm" svg:viewBox="0 0 18348 441" draw:points="0,441 18348,441 18348,0 0,0">
          <text:p/>
        </draw:polygon>
        <draw:polygon draw:style-name="gr3" draw:text-style-name="P3" draw:layer="layout" svg:width="18.347cm" svg:height="0.44cm" svg:x="0.524cm" svg:y="17.329cm" svg:viewBox="0 0 18348 441" draw:points="0,441 18348,441 18348,0 0,0">
          <text:p/>
        </draw:polygon>
        <draw:frame draw:style-name="gr5" draw:text-style-name="P5" draw:layer="layout" svg:width="0.518cm" svg:height="0.336cm" svg:x="0.91cm" svg:y="2.072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2.072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2.072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2.072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2.584cm">
          <draw:text-box>
            <text:p text:style-name="P4"><text:span text:style-name="T1">PK</text:span></text:p>
          </draw:text-box>
        </draw:frame>
        <draw:frame draw:style-name="gr127" draw:text-style-name="P5" draw:layer="layout" svg:width="2.225cm" svg:height="0.336cm" svg:x="1.842cm" svg:y="2.584cm">
          <draw:text-box>
            <text:p text:style-name="P4"><text:span text:style-name="T2">worker_door_id</text:span></text:p>
          </draw:text-box>
        </draw:frame>
        <draw:frame draw:style-name="gr88" draw:text-style-name="P6" draw:layer="layout" svg:width="1.137cm" svg:height="0.671cm" svg:x="6.363cm" svg:y="2.584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2.584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2.584cm">
          <draw:text-box>
            <text:p text:style-name="P4"><text:span text:style-name="T1">Autoincrement</text:span></text:p>
          </draw:text-box>
        </draw:frame>
        <draw:frame draw:style-name="gr4" draw:text-style-name="P5" draw:layer="layout" svg:width="0.329cm" svg:height="0.336cm" svg:x="1.008cm" svg:y="3.021cm">
          <draw:text-box>
            <text:p text:style-name="P4"><text:span text:style-name="T1">FK</text:span></text:p>
          </draw:text-box>
        </draw:frame>
        <draw:frame draw:style-name="gr119" draw:text-style-name="P5" draw:layer="layout" svg:width="1.077cm" svg:height="0.336cm" svg:x="1.842cm" svg:y="3.021cm">
          <draw:text-box>
            <text:p text:style-name="P4"><text:span text:style-name="T2">door_id</text:span></text:p>
          </draw:text-box>
        </draw:frame>
        <draw:frame draw:style-name="gr88" draw:text-style-name="P6" draw:layer="layout" svg:width="1.137cm" svg:height="0.671cm" svg:x="6.363cm" svg:y="3.021cm">
          <draw:text-box>
            <text:p text:style-name="P4"><text:span text:style-name="T1">INT8</text:span></text:p>
          </draw:text-box>
        </draw:frame>
        <draw:frame draw:style-name="gr128" draw:text-style-name="P5" draw:layer="layout" svg:width="3.241cm" svg:height="0.336cm" svg:x="12.838cm" svg:y="3.021cm">
          <draw:text-box>
            <text:p text:style-name="P4"><text:span text:style-name="T1">Внешний ключ на Door</text:span></text:p>
          </draw:text-box>
        </draw:frame>
        <draw:frame draw:style-name="gr4" draw:text-style-name="P5" draw:layer="layout" svg:width="0.329cm" svg:height="0.336cm" svg:x="1.008cm" svg:y="3.457cm">
          <draw:text-box>
            <text:p text:style-name="P4"><text:span text:style-name="T1">FK</text:span></text:p>
          </draw:text-box>
        </draw:frame>
        <draw:frame draw:style-name="gr63" draw:text-style-name="P5" draw:layer="layout" svg:width="1.407cm" svg:height="0.336cm" svg:x="1.842cm" svg:y="3.457cm">
          <draw:text-box>
            <text:p text:style-name="P4"><text:span text:style-name="T2">worker_id</text:span></text:p>
          </draw:text-box>
        </draw:frame>
        <draw:frame draw:style-name="gr101" draw:text-style-name="P6" draw:layer="layout" svg:width="1.387cm" svg:height="0.671cm" svg:x="6.363cm" svg:y="3.457cm">
          <draw:text-box>
            <text:p text:style-name="P4"><text:span text:style-name="T1">INT8</text:span></text:p>
          </draw:text-box>
        </draw:frame>
        <draw:frame draw:style-name="gr129" draw:text-style-name="P5" draw:layer="layout" svg:width="3.583cm" svg:height="0.336cm" svg:x="12.838cm" svg:y="3.457cm">
          <draw:text-box>
            <text:p text:style-name="P4"><text:span text:style-name="T1">Внешний ключ на Worker</text:span></text:p>
          </draw:text-box>
        </draw:frame>
        <draw:frame draw:style-name="gr130" draw:text-style-name="P5" draw:layer="layout" svg:width="1.331cm" svg:height="0.336cm" svg:x="1.842cm" svg:y="3.893cm">
          <draw:text-box>
            <text:p text:style-name="P4"><text:span text:style-name="T2">DateTime</text:span></text:p>
          </draw:text-box>
        </draw:frame>
        <draw:frame draw:style-name="gr63" draw:text-style-name="P5" draw:layer="layout" svg:width="1.407cm" svg:height="0.336cm" svg:x="6.363cm" svg:y="3.893cm">
          <draw:text-box>
            <text:p text:style-name="P4"><text:span text:style-name="T1">DATETIME</text:span></text:p>
          </draw:text-box>
        </draw:frame>
        <draw:frame draw:style-name="gr4" draw:text-style-name="P5" draw:layer="layout" svg:width="0.329cm" svg:height="0.336cm" svg:x="11.784cm" svg:y="3.893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4.765cm">
          <draw:text-box>
            <text:p text:style-name="P4"><text:span text:style-name="T1">22</text:span></text:p>
          </draw:text-box>
        </draw:frame>
        <draw:frame draw:style-name="gr5" draw:text-style-name="P5" draw:layer="layout" svg:width="0.518cm" svg:height="0.336cm" svg:x="0.91cm" svg:y="5.201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5.201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5.201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5.201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5.637cm">
          <draw:text-box>
            <text:p text:style-name="P4"><text:span text:style-name="T1">PK</text:span></text:p>
          </draw:text-box>
        </draw:frame>
        <draw:frame draw:style-name="gr63" draw:text-style-name="P5" draw:layer="layout" svg:width="1.407cm" svg:height="0.336cm" svg:x="1.842cm" svg:y="5.637cm">
          <draw:text-box>
            <text:p text:style-name="P4"><text:span text:style-name="T2">worker_id</text:span></text:p>
          </draw:text-box>
        </draw:frame>
        <draw:frame draw:style-name="gr11" draw:text-style-name="P5" draw:layer="layout" svg:width="0.629cm" svg:height="0.336cm" svg:x="6.363cm" svg:y="5.637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5.637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5.637cm">
          <draw:text-box>
            <text:p text:style-name="P4"><text:span text:style-name="T1">Autoincrement</text:span></text:p>
          </draw:text-box>
        </draw:frame>
        <draw:frame draw:style-name="gr78" draw:text-style-name="P5" draw:layer="layout" svg:width="1.509cm" svg:height="0.336cm" svg:x="1.842cm" svg:y="6.073cm">
          <draw:text-box>
            <text:p text:style-name="P4"><text:span text:style-name="T2">last_name </text:span></text:p>
          </draw:text-box>
        </draw:frame>
        <draw:frame draw:style-name="gr20" draw:text-style-name="P5" draw:layer="layout" svg:width="1.928cm" svg:height="0.336cm" svg:x="6.363cm" svg:y="6.073cm">
          <draw:text-box>
            <text:p text:style-name="P4"><text:span text:style-name="T1">VARCHAR (50)</text:span></text:p>
          </draw:text-box>
        </draw:frame>
        <draw:frame draw:style-name="gr4" draw:text-style-name="P5" draw:layer="layout" svg:width="0.329cm" svg:height="0.336cm" svg:x="11.784cm" svg:y="6.073cm">
          <draw:text-box>
            <text:p text:style-name="P4"><text:span text:style-name="T1">Y</text:span></text:p>
          </draw:text-box>
        </draw:frame>
        <draw:frame draw:style-name="gr131" draw:text-style-name="P5" draw:layer="layout" svg:width="1.488cm" svg:height="0.336cm" svg:x="1.842cm" svg:y="6.509cm">
          <draw:text-box>
            <text:p text:style-name="P4"><text:span text:style-name="T2">first_name</text:span></text:p>
          </draw:text-box>
        </draw:frame>
        <draw:frame draw:style-name="gr20" draw:text-style-name="P5" draw:layer="layout" svg:width="1.928cm" svg:height="0.336cm" svg:x="6.363cm" svg:y="6.509cm">
          <draw:text-box>
            <text:p text:style-name="P4"><text:span text:style-name="T1">VARCHAR (50)</text:span></text:p>
          </draw:text-box>
        </draw:frame>
        <draw:frame draw:style-name="gr4" draw:text-style-name="P5" draw:layer="layout" svg:width="0.329cm" svg:height="0.336cm" svg:x="11.784cm" svg:y="6.509cm">
          <draw:text-box>
            <text:p text:style-name="P4"><text:span text:style-name="T1">Y</text:span></text:p>
          </draw:text-box>
        </draw:frame>
        <draw:frame draw:style-name="gr62" draw:text-style-name="P5" draw:layer="layout" svg:width="1.89cm" svg:height="0.336cm" svg:x="1.842cm" svg:y="6.945cm">
          <draw:text-box>
            <text:p text:style-name="P4"><text:span text:style-name="T2">middle_name</text:span></text:p>
          </draw:text-box>
        </draw:frame>
        <draw:frame draw:style-name="gr20" draw:text-style-name="P5" draw:layer="layout" svg:width="1.928cm" svg:height="0.336cm" svg:x="6.363cm" svg:y="6.945cm">
          <draw:text-box>
            <text:p text:style-name="P4"><text:span text:style-name="T1">VARCHAR (50)</text:span></text:p>
          </draw:text-box>
        </draw:frame>
        <draw:frame draw:style-name="gr132" draw:text-style-name="P5" draw:layer="layout" svg:width="1.907cm" svg:height="0.336cm" svg:x="1.842cm" svg:y="7.382cm">
          <draw:text-box>
            <text:p text:style-name="P4"><text:span text:style-name="T2">date_of_birth</text:span></text:p>
          </draw:text-box>
        </draw:frame>
        <draw:frame draw:style-name="gr63" draw:text-style-name="P5" draw:layer="layout" svg:width="1.407cm" svg:height="0.336cm" svg:x="6.363cm" svg:y="7.382cm">
          <draw:text-box>
            <text:p text:style-name="P4"><text:span text:style-name="T1">DATETIME</text:span></text:p>
          </draw:text-box>
        </draw:frame>
        <draw:frame draw:style-name="gr4" draw:text-style-name="P5" draw:layer="layout" svg:width="0.329cm" svg:height="0.336cm" svg:x="11.784cm" svg:y="7.382cm">
          <draw:text-box>
            <text:p text:style-name="P4"><text:span text:style-name="T1">Y</text:span></text:p>
          </draw:text-box>
        </draw:frame>
        <draw:frame draw:style-name="gr133" draw:text-style-name="P5" draw:layer="layout" svg:width="0.963cm" svg:height="0.336cm" svg:x="1.842cm" svg:y="7.818cm">
          <draw:text-box>
            <text:p text:style-name="P4"><text:span text:style-name="T2">gender</text:span></text:p>
          </draw:text-box>
        </draw:frame>
        <draw:frame draw:style-name="gr20" draw:text-style-name="P5" draw:layer="layout" svg:width="1.928cm" svg:height="0.336cm" svg:x="6.363cm" svg:y="7.818cm">
          <draw:text-box>
            <text:p text:style-name="P4"><text:span text:style-name="T1">VARCHAR (10)</text:span></text:p>
          </draw:text-box>
        </draw:frame>
        <draw:frame draw:style-name="gr4" draw:text-style-name="P5" draw:layer="layout" svg:width="0.329cm" svg:height="0.336cm" svg:x="11.784cm" svg:y="7.818cm">
          <draw:text-box>
            <text:p text:style-name="P4"><text:span text:style-name="T1">Y</text:span></text:p>
          </draw:text-box>
        </draw:frame>
        <draw:frame draw:style-name="gr134" draw:text-style-name="P5" draw:layer="layout" svg:width="4.489cm" svg:height="0.336cm" svg:x="12.838cm" svg:y="7.813cm">
          <draw:text-box>
            <text:p text:style-name="P4"><text:span text:style-name="T1">Проверка (Only Accept 'F' or 'M')</text:span></text:p>
          </draw:text-box>
        </draw:frame>
        <draw:frame draw:style-name="gr135" draw:text-style-name="P5" draw:layer="layout" svg:width="2.153cm" svg:height="0.336cm" svg:x="1.842cm" svg:y="8.254cm">
          <draw:text-box>
            <text:p text:style-name="P4"><text:span text:style-name="T2">passport_series</text:span></text:p>
          </draw:text-box>
        </draw:frame>
        <draw:frame draw:style-name="gr20" draw:text-style-name="P5" draw:layer="layout" svg:width="1.928cm" svg:height="0.336cm" svg:x="6.363cm" svg:y="8.254cm">
          <draw:text-box>
            <text:p text:style-name="P4"><text:span text:style-name="T1">VARCHAR (10)</text:span></text:p>
          </draw:text-box>
        </draw:frame>
        <draw:frame draw:style-name="gr4" draw:text-style-name="P5" draw:layer="layout" svg:width="0.329cm" svg:height="0.336cm" svg:x="11.784cm" svg:y="8.254cm">
          <draw:text-box>
            <text:p text:style-name="P4"><text:span text:style-name="T1">Y</text:span></text:p>
          </draw:text-box>
        </draw:frame>
        <draw:frame draw:style-name="gr136" draw:text-style-name="P5" draw:layer="layout" svg:width="2.445cm" svg:height="0.336cm" svg:x="1.842cm" svg:y="8.69cm">
          <draw:text-box>
            <text:p text:style-name="P4"><text:span text:style-name="T2">passport_number</text:span></text:p>
          </draw:text-box>
        </draw:frame>
        <draw:frame draw:style-name="gr20" draw:text-style-name="P5" draw:layer="layout" svg:width="1.928cm" svg:height="0.336cm" svg:x="6.363cm" svg:y="8.69cm">
          <draw:text-box>
            <text:p text:style-name="P4"><text:span text:style-name="T1">VARCHAR (10)</text:span></text:p>
          </draw:text-box>
        </draw:frame>
        <draw:frame draw:style-name="gr4" draw:text-style-name="P5" draw:layer="layout" svg:width="0.329cm" svg:height="0.336cm" svg:x="11.784cm" svg:y="8.69cm">
          <draw:text-box>
            <text:p text:style-name="P4"><text:span text:style-name="T1">Y</text:span></text:p>
          </draw:text-box>
        </draw:frame>
        <draw:frame draw:style-name="gr137" draw:text-style-name="P5" draw:layer="layout" svg:width="1.903cm" svg:height="0.336cm" svg:x="1.842cm" svg:y="9.127cm">
          <draw:text-box>
            <text:p text:style-name="P4"><text:span text:style-name="T2">passport_info</text:span></text:p>
          </draw:text-box>
        </draw:frame>
        <draw:frame draw:style-name="gr14" draw:text-style-name="P5" draw:layer="layout" svg:width="2.267cm" svg:height="0.336cm" svg:x="6.363cm" svg:y="9.127cm">
          <draw:text-box>
            <text:p text:style-name="P4"><text:span text:style-name="T1">VARCHAR (1000)</text:span></text:p>
          </draw:text-box>
        </draw:frame>
        <draw:frame draw:style-name="gr4" draw:text-style-name="P5" draw:layer="layout" svg:width="0.329cm" svg:height="0.336cm" svg:x="11.784cm" svg:y="9.127cm">
          <draw:text-box>
            <text:p text:style-name="P4"><text:span text:style-name="T1">Y</text:span></text:p>
          </draw:text-box>
        </draw:frame>
        <draw:frame draw:style-name="gr138" draw:text-style-name="P5" draw:layer="layout" svg:width="1.937cm" svg:height="0.336cm" svg:x="1.842cm" svg:y="9.563cm">
          <draw:text-box>
            <text:p text:style-name="P4"><text:span text:style-name="T2">bank_account</text:span></text:p>
          </draw:text-box>
        </draw:frame>
        <draw:frame draw:style-name="gr14" draw:text-style-name="P5" draw:layer="layout" svg:width="2.267cm" svg:height="0.336cm" svg:x="6.363cm" svg:y="9.563cm">
          <draw:text-box>
            <text:p text:style-name="P4"><text:span text:style-name="T1">VARCHAR (1000)</text:span></text:p>
          </draw:text-box>
        </draw:frame>
        <draw:frame draw:style-name="gr139" draw:text-style-name="P5" draw:layer="layout" svg:width="1.564cm" svg:height="0.336cm" svg:x="1.842cm" svg:y="9.999cm">
          <draw:text-box>
            <text:p text:style-name="P4"><text:span text:style-name="T2">family_info</text:span></text:p>
          </draw:text-box>
        </draw:frame>
        <draw:frame draw:style-name="gr14" draw:text-style-name="P5" draw:layer="layout" svg:width="2.267cm" svg:height="0.336cm" svg:x="6.363cm" svg:y="9.999cm">
          <draw:text-box>
            <text:p text:style-name="P4"><text:span text:style-name="T1">VARCHAR (1000)</text:span></text:p>
          </draw:text-box>
        </draw:frame>
        <draw:frame draw:style-name="gr4" draw:text-style-name="P5" draw:layer="layout" svg:width="0.329cm" svg:height="0.336cm" svg:x="11.784cm" svg:y="9.999cm">
          <draw:text-box>
            <text:p text:style-name="P4"><text:span text:style-name="T1">Y</text:span></text:p>
          </draw:text-box>
        </draw:frame>
        <draw:frame draw:style-name="gr140" draw:text-style-name="P5" draw:layer="layout" svg:width="1.746cm" svg:height="0.336cm" svg:x="1.842cm" svg:y="10.435cm">
          <draw:text-box>
            <text:p text:style-name="P4"><text:span text:style-name="T2">healthy_info</text:span></text:p>
          </draw:text-box>
        </draw:frame>
        <draw:frame draw:style-name="gr14" draw:text-style-name="P5" draw:layer="layout" svg:width="2.267cm" svg:height="0.336cm" svg:x="6.363cm" svg:y="10.435cm">
          <draw:text-box>
            <text:p text:style-name="P4"><text:span text:style-name="T1">VARCHAR (1000)</text:span></text:p>
          </draw:text-box>
        </draw:frame>
        <draw:frame draw:style-name="gr4" draw:text-style-name="P5" draw:layer="layout" svg:width="0.329cm" svg:height="0.336cm" svg:x="11.784cm" svg:y="10.435cm">
          <draw:text-box>
            <text:p text:style-name="P4"><text:span text:style-name="T1">Y</text:span></text:p>
          </draw:text-box>
        </draw:frame>
        <draw:frame draw:style-name="gr4" draw:text-style-name="P5" draw:layer="layout" svg:width="0.329cm" svg:height="0.336cm" svg:x="1.008cm" svg:y="10.871cm">
          <draw:text-box>
            <text:p text:style-name="P4"><text:span text:style-name="T1">FK</text:span></text:p>
          </draw:text-box>
        </draw:frame>
        <draw:frame draw:style-name="gr141" draw:text-style-name="P5" draw:layer="layout" svg:width="1.717cm" svg:height="0.336cm" svg:x="1.842cm" svg:y="10.871cm">
          <draw:text-box>
            <text:p text:style-name="P4"><text:span text:style-name="T2">speciality_id</text:span></text:p>
          </draw:text-box>
        </draw:frame>
        <draw:frame draw:style-name="gr11" draw:text-style-name="P5" draw:layer="layout" svg:width="0.629cm" svg:height="0.336cm" svg:x="6.363cm" svg:y="10.87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0.871cm">
          <draw:text-box>
            <text:p text:style-name="P4"><text:span text:style-name="T1">Y</text:span></text:p>
          </draw:text-box>
        </draw:frame>
        <draw:frame draw:style-name="gr142" draw:text-style-name="P5" draw:layer="layout" svg:width="3.85cm" svg:height="0.336cm" svg:x="12.838cm" svg:y="10.871cm">
          <draw:text-box>
            <text:p text:style-name="P4"><text:span text:style-name="T1">Внешний ключ на Speciality</text:span></text:p>
          </draw:text-box>
        </draw:frame>
        <draw:frame draw:style-name="gr69" draw:text-style-name="P5" draw:layer="layout" svg:width="0.341cm" svg:height="0.336cm" svg:x="20.019cm" svg:y="11.743cm">
          <draw:text-box>
            <text:p text:style-name="P4"><text:span text:style-name="T1">23</text:span></text:p>
          </draw:text-box>
        </draw:frame>
        <draw:frame draw:style-name="gr5" draw:text-style-name="P5" draw:layer="layout" svg:width="0.518cm" svg:height="0.336cm" svg:x="0.91cm" svg:y="12.179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12.179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12.179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12.179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2.615cm">
          <draw:text-box>
            <text:p text:style-name="P4"><text:span text:style-name="T1">PK</text:span></text:p>
          </draw:text-box>
        </draw:frame>
        <draw:frame draw:style-name="gr141" draw:text-style-name="P5" draw:layer="layout" svg:width="1.717cm" svg:height="0.336cm" svg:x="1.842cm" svg:y="12.615cm">
          <draw:text-box>
            <text:p text:style-name="P4"><text:span text:style-name="T2">speciality_id</text:span></text:p>
          </draw:text-box>
        </draw:frame>
        <draw:frame draw:style-name="gr11" draw:text-style-name="P5" draw:layer="layout" svg:width="0.629cm" svg:height="0.336cm" svg:x="6.363cm" svg:y="12.615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2.615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2.615cm">
          <draw:text-box>
            <text:p text:style-name="P4"><text:span text:style-name="T1">Autoincrement</text:span></text:p>
          </draw:text-box>
        </draw:frame>
        <draw:frame draw:style-name="gr105" draw:text-style-name="P5" draw:layer="layout" svg:width="2.233cm" svg:height="0.336cm" svg:x="1.842cm" svg:y="13.051cm">
          <draw:text-box>
            <text:p text:style-name="P4"><text:span text:style-name="T2">speciality_name</text:span></text:p>
          </draw:text-box>
        </draw:frame>
        <draw:frame draw:style-name="gr25" draw:text-style-name="P5" draw:layer="layout" svg:width="2.098cm" svg:height="0.336cm" svg:x="6.363cm" svg:y="13.051cm">
          <draw:text-box>
            <text:p text:style-name="P4"><text:span text:style-name="T1">VARCHAR (100)</text:span></text:p>
          </draw:text-box>
        </draw:frame>
        <draw:frame draw:style-name="gr4" draw:text-style-name="P5" draw:layer="layout" svg:width="0.329cm" svg:height="0.336cm" svg:x="11.784cm" svg:y="13.051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13.923cm">
          <draw:text-box>
            <text:p text:style-name="P4"><text:span text:style-name="T1">24</text:span></text:p>
          </draw:text-box>
        </draw:frame>
        <draw:frame draw:style-name="gr5" draw:text-style-name="P5" draw:layer="layout" svg:width="0.518cm" svg:height="0.336cm" svg:x="0.91cm" svg:y="14.359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14.359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14.359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14.359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4.795cm">
          <draw:text-box>
            <text:p text:style-name="P4"><text:span text:style-name="T1">PK</text:span></text:p>
          </draw:text-box>
        </draw:frame>
        <draw:frame draw:style-name="gr143" draw:text-style-name="P5" draw:layer="layout" svg:width="2.936cm" svg:height="0.336cm" svg:x="1.842cm" svg:y="14.795cm">
          <draw:text-box>
            <text:p text:style-name="P4"><text:span text:style-name="T2">worker_workshop_id</text:span></text:p>
          </draw:text-box>
        </draw:frame>
        <draw:frame draw:style-name="gr11" draw:text-style-name="P5" draw:layer="layout" svg:width="0.629cm" svg:height="0.336cm" svg:x="6.363cm" svg:y="14.795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4.795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4.795cm">
          <draw:text-box>
            <text:p text:style-name="P4"><text:span text:style-name="T1">Autoincrement</text:span></text:p>
          </draw:text-box>
        </draw:frame>
        <draw:frame draw:style-name="gr63" draw:text-style-name="P5" draw:layer="layout" svg:width="1.407cm" svg:height="0.336cm" svg:x="1.842cm" svg:y="15.231cm">
          <draw:text-box>
            <text:p text:style-name="P4"><text:span text:style-name="T2">worker_id</text:span></text:p>
          </draw:text-box>
        </draw:frame>
        <draw:frame draw:style-name="gr11" draw:text-style-name="P5" draw:layer="layout" svg:width="0.629cm" svg:height="0.336cm" svg:x="6.363cm" svg:y="15.231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5.231cm">
          <draw:text-box>
            <text:p text:style-name="P4"><text:span text:style-name="T1">Y</text:span></text:p>
          </draw:text-box>
        </draw:frame>
        <draw:frame draw:style-name="gr129" draw:text-style-name="P5" draw:layer="layout" svg:width="3.583cm" svg:height="0.336cm" svg:x="12.838cm" svg:y="15.231cm">
          <draw:text-box>
            <text:p text:style-name="P4"><text:span text:style-name="T1">Внешний ключ на Worker</text:span></text:p>
          </draw:text-box>
        </draw:frame>
        <draw:frame draw:style-name="gr113" draw:text-style-name="P5" draw:layer="layout" svg:width="1.788cm" svg:height="0.336cm" svg:x="1.842cm" svg:y="15.668cm">
          <draw:text-box>
            <text:p text:style-name="P4"><text:span text:style-name="T2">workshop_id</text:span></text:p>
          </draw:text-box>
        </draw:frame>
        <draw:frame draw:style-name="gr11" draw:text-style-name="P5" draw:layer="layout" svg:width="0.629cm" svg:height="0.336cm" svg:x="6.363cm" svg:y="15.668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5.668cm">
          <draw:text-box>
            <text:p text:style-name="P4"><text:span text:style-name="T1">Y</text:span></text:p>
          </draw:text-box>
        </draw:frame>
        <draw:frame draw:style-name="gr114" draw:text-style-name="P5" draw:layer="layout" svg:width="3.977cm" svg:height="0.336cm" svg:x="12.838cm" svg:y="15.668cm">
          <draw:text-box>
            <text:p text:style-name="P4"><text:span text:style-name="T1">Внешний ключ на WorkShop</text:span></text:p>
          </draw:text-box>
        </draw:frame>
        <draw:frame draw:style-name="gr144" draw:text-style-name="P5" draw:layer="layout" svg:width="1.467cm" svg:height="0.336cm" svg:x="1.842cm" svg:y="16.104cm">
          <draw:text-box>
            <text:p text:style-name="P4"><text:span text:style-name="T2">work_shift</text:span></text:p>
          </draw:text-box>
        </draw:frame>
        <draw:frame draw:style-name="gr11" draw:text-style-name="P5" draw:layer="layout" svg:width="0.629cm" svg:height="0.336cm" svg:x="6.363cm" svg:y="16.104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6.104cm">
          <draw:text-box>
            <text:p text:style-name="P4"><text:span text:style-name="T1">Y</text:span></text:p>
          </draw:text-box>
        </draw:frame>
        <draw:frame draw:style-name="gr69" draw:text-style-name="P5" draw:layer="layout" svg:width="0.341cm" svg:height="0.336cm" svg:x="20.019cm" svg:y="16.976cm">
          <draw:text-box>
            <text:p text:style-name="P4"><text:span text:style-name="T1">25</text:span></text:p>
          </draw:text-box>
        </draw:frame>
        <draw:frame draw:style-name="gr5" draw:text-style-name="P5" draw:layer="layout" svg:width="0.518cm" svg:height="0.336cm" svg:x="0.91cm" svg:y="17.412cm">
          <draw:text-box>
            <text:p text:style-name="P4"><text:span text:style-name="T2">KEY</text:span></text:p>
          </draw:text-box>
        </draw:frame>
        <draw:frame draw:style-name="gr6" draw:text-style-name="P5" draw:layer="layout" svg:width="1.691cm" svg:height="0.336cm" svg:x="1.842cm" svg:y="17.412cm">
          <draw:text-box>
            <text:p text:style-name="P4"><text:span text:style-name="T2">FIELD NAME</text:span></text:p>
          </draw:text-box>
        </draw:frame>
        <draw:frame draw:style-name="gr7" draw:text-style-name="P5" draw:layer="layout" svg:width="3.211cm" svg:height="0.336cm" svg:x="6.363cm" svg:y="17.412cm">
          <draw:text-box>
            <text:p text:style-name="P4"><text:span text:style-name="T2">DATA TYPE / FIELD SIZE</text:span></text:p>
          </draw:text-box>
        </draw:frame>
        <draw:frame draw:style-name="gr8" draw:text-style-name="P5" draw:layer="layout" svg:width="2.589cm" svg:height="0.336cm" svg:x="11.073cm" svg:y="17.412cm">
          <draw:text-box>
            <text:p text:style-name="P4"><text:span text:style-name="T2">REQUIRED? NOTES</text:span></text:p>
          </draw:text-box>
        </draw:frame>
        <draw:frame draw:style-name="gr9" draw:text-style-name="P5" draw:layer="layout" svg:width="0.345cm" svg:height="0.336cm" svg:x="0.999cm" svg:y="17.848cm">
          <draw:text-box>
            <text:p text:style-name="P4"><text:span text:style-name="T1">PK</text:span></text:p>
          </draw:text-box>
        </draw:frame>
        <draw:frame draw:style-name="gr113" draw:text-style-name="P5" draw:layer="layout" svg:width="1.788cm" svg:height="0.336cm" svg:x="1.842cm" svg:y="17.848cm">
          <draw:text-box>
            <text:p text:style-name="P4"><text:span text:style-name="T2">workshop_id</text:span></text:p>
          </draw:text-box>
        </draw:frame>
        <draw:frame draw:style-name="gr11" draw:text-style-name="P5" draw:layer="layout" svg:width="0.629cm" svg:height="0.336cm" svg:x="6.363cm" svg:y="17.848cm">
          <draw:text-box>
            <text:p text:style-name="P4"><text:span text:style-name="T1">INT8</text:span></text:p>
          </draw:text-box>
        </draw:frame>
        <draw:frame draw:style-name="gr4" draw:text-style-name="P5" draw:layer="layout" svg:width="0.329cm" svg:height="0.336cm" svg:x="11.784cm" svg:y="17.848cm">
          <draw:text-box>
            <text:p text:style-name="P4"><text:span text:style-name="T1">Y</text:span></text:p>
          </draw:text-box>
        </draw:frame>
        <draw:frame draw:style-name="gr12" draw:text-style-name="P5" draw:layer="layout" svg:width="2.03cm" svg:height="0.336cm" svg:x="12.838cm" svg:y="17.848cm">
          <draw:text-box>
            <text:p text:style-name="P4"><text:span text:style-name="T1">Autoincrement</text:span></text:p>
          </draw:text-box>
        </draw:frame>
        <draw:frame draw:style-name="gr145" draw:text-style-name="P5" draw:layer="layout" svg:width="2.305cm" svg:height="0.336cm" svg:x="1.842cm" svg:y="18.284cm">
          <draw:text-box>
            <text:p text:style-name="P4"><text:span text:style-name="T2">workshop_name</text:span></text:p>
          </draw:text-box>
        </draw:frame>
        <draw:frame draw:style-name="gr25" draw:text-style-name="P5" draw:layer="layout" svg:width="2.098cm" svg:height="0.336cm" svg:x="6.363cm" svg:y="18.284cm">
          <draw:text-box>
            <text:p text:style-name="P4"><text:span text:style-name="T1">VARCHAR (100)</text:span></text:p>
          </draw:text-box>
        </draw:frame>
        <draw:frame draw:style-name="gr4" draw:text-style-name="P5" draw:layer="layout" svg:width="0.329cm" svg:height="0.336cm" svg:x="11.784cm" svg:y="18.284cm">
          <draw:text-box>
            <text:p text:style-name="P4"><text:span text:style-name="T1">Y</text:span></text:p>
          </draw:text-box>
        </draw:frame>
        <draw:frame draw:style-name="gr146" draw:text-style-name="P5" draw:layer="layout" svg:width="4.959cm" svg:height="0.336cm" svg:x="0.851cm" svg:y="13.906cm">
          <draw:text-box>
            <text:p text:style-name="P4"><text:span text:style-name="T4">worker_workshop(Рабочие смены)</text:span></text:p>
          </draw:text-box>
        </draw:frame>
        <draw:frame draw:style-name="gr147" draw:text-style-name="P5" draw:layer="layout" svg:width="2.322cm" svg:height="0.336cm" svg:x="0.851cm" svg:y="16.959cm">
          <draw:text-box>
            <text:p text:style-name="P4"><text:span text:style-name="T4">workshop(Цеха)</text:span></text:p>
          </draw:text-box>
        </draw:frame>
        <draw:frame draw:style-name="gr148" draw:text-style-name="P5" draw:layer="layout" svg:width="4.777cm" svg:height="0.336cm" svg:x="0.851cm" svg:y="11.726cm">
          <draw:text-box>
            <text:p text:style-name="P4"><text:span text:style-name="T4">speciality(Категории работников)</text:span></text:p>
          </draw:text-box>
        </draw:frame>
        <draw:polygon draw:style-name="gr55" draw:text-style-name="P8" draw:layer="layout" svg:width="0.029cm" svg:height="2.363cm" svg:x="0.512cm" svg:y="1.9cm" svg:viewBox="0 0 30 2364" draw:points="0,2364 30,2364 30,0 0,0">
          <text:p/>
        </draw:polygon>
        <draw:polygon draw:style-name="gr55" draw:text-style-name="P8" draw:layer="layout" svg:width="0.03cm" svg:height="2.333cm" svg:x="18.854cm" svg:y="1.93cm" svg:viewBox="0 0 31 2334" draw:points="0,2334 31,2334 31,0 0,0">
          <text:p/>
        </draw:polygon>
        <draw:polygon draw:style-name="gr55" draw:text-style-name="P8" draw:layer="layout" svg:width="0.03cm" svg:height="2.333cm" svg:x="1.769cm" svg:y="1.93cm" svg:viewBox="0 0 31 2334" draw:points="0,2334 31,2334 31,0 0,0">
          <text:p/>
        </draw:polygon>
        <draw:polygon draw:style-name="gr55" draw:text-style-name="P8" draw:layer="layout" svg:width="0.03cm" svg:height="2.333cm" svg:x="6.291cm" svg:y="1.93cm" svg:viewBox="0 0 31 2334" draw:points="0,2334 31,2334 31,0 0,0">
          <text:p/>
        </draw:polygon>
        <draw:polygon draw:style-name="gr55" draw:text-style-name="P8" draw:layer="layout" svg:width="0.03cm" svg:height="2.333cm" svg:x="10.906cm" svg:y="1.93cm" svg:viewBox="0 0 31 2334" draw:points="0,2334 31,2334 31,0 0,0">
          <text:p/>
        </draw:polygon>
        <draw:polygon draw:style-name="gr55" draw:text-style-name="P8" draw:layer="layout" svg:width="0.03cm" svg:height="2.333cm" svg:x="12.765cm" svg:y="1.93cm" svg:viewBox="0 0 31 2334" draw:points="0,2334 31,2334 31,0 0,0">
          <text:p/>
        </draw:polygon>
        <draw:polygon draw:style-name="gr55" draw:text-style-name="P8" draw:layer="layout" svg:width="0.029cm" svg:height="6.571cm" svg:x="0.512cm" svg:y="4.67cm" svg:viewBox="0 0 30 6572" draw:points="0,6572 30,6572 30,0 0,0">
          <text:p/>
        </draw:polygon>
        <draw:polygon draw:style-name="gr55" draw:text-style-name="P8" draw:layer="layout" svg:width="0.03cm" svg:height="6.541cm" svg:x="18.854cm" svg:y="4.7cm" svg:viewBox="0 0 31 6542" draw:points="0,6542 31,6542 31,0 0,0">
          <text:p/>
        </draw:polygon>
        <draw:polygon draw:style-name="gr55" draw:text-style-name="P8" draw:layer="layout" svg:width="0.03cm" svg:height="6.105cm" svg:x="1.769cm" svg:y="5.136cm" svg:viewBox="0 0 31 6106" draw:points="0,6106 31,6106 31,0 0,0">
          <text:p/>
        </draw:polygon>
        <draw:polygon draw:style-name="gr55" draw:text-style-name="P8" draw:layer="layout" svg:width="0.03cm" svg:height="6.105cm" svg:x="6.291cm" svg:y="5.136cm" svg:viewBox="0 0 31 6106" draw:points="0,6106 31,6106 31,0 0,0">
          <text:p/>
        </draw:polygon>
        <draw:polygon draw:style-name="gr55" draw:text-style-name="P8" draw:layer="layout" svg:width="0.03cm" svg:height="6.105cm" svg:x="10.906cm" svg:y="5.136cm" svg:viewBox="0 0 31 6106" draw:points="0,6106 31,6106 31,0 0,0">
          <text:p/>
        </draw:polygon>
        <draw:polygon draw:style-name="gr55" draw:text-style-name="P8" draw:layer="layout" svg:width="0.03cm" svg:height="6.105cm" svg:x="12.765cm" svg:y="5.136cm" svg:viewBox="0 0 31 6106" draw:points="0,6106 31,6106 31,0 0,0">
          <text:p/>
        </draw:polygon>
        <draw:polygon draw:style-name="gr55" draw:text-style-name="P8" draw:layer="layout" svg:width="0.029cm" svg:height="1.774cm" svg:x="0.512cm" svg:y="11.647cm" svg:viewBox="0 0 30 1775" draw:points="0,1775 30,1775 30,0 0,0">
          <text:p/>
        </draw:polygon>
        <draw:polygon draw:style-name="gr55" draw:text-style-name="P8" draw:layer="layout" svg:width="0.03cm" svg:height="1.744cm" svg:x="18.854cm" svg:y="11.677cm" svg:viewBox="0 0 31 1745" draw:points="0,1745 31,1745 31,0 0,0">
          <text:p/>
        </draw:polygon>
        <draw:polygon draw:style-name="gr55" draw:text-style-name="P8" draw:layer="layout" svg:width="0.03cm" svg:height="1.308cm" svg:x="1.769cm" svg:y="12.113cm" svg:viewBox="0 0 31 1309" draw:points="0,1309 31,1309 31,0 0,0">
          <text:p/>
        </draw:polygon>
        <draw:polygon draw:style-name="gr55" draw:text-style-name="P8" draw:layer="layout" svg:width="0.03cm" svg:height="1.308cm" svg:x="6.291cm" svg:y="12.113cm" svg:viewBox="0 0 31 1309" draw:points="0,1309 31,1309 31,0 0,0">
          <text:p/>
        </draw:polygon>
        <draw:polygon draw:style-name="gr55" draw:text-style-name="P8" draw:layer="layout" svg:width="0.03cm" svg:height="1.308cm" svg:x="10.906cm" svg:y="12.113cm" svg:viewBox="0 0 31 1309" draw:points="0,1309 31,1309 31,0 0,0">
          <text:p/>
        </draw:polygon>
        <draw:polygon draw:style-name="gr55" draw:text-style-name="P8" draw:layer="layout" svg:width="0.03cm" svg:height="1.308cm" svg:x="12.765cm" svg:y="12.113cm" svg:viewBox="0 0 31 1309" draw:points="0,1309 31,1309 31,0 0,0">
          <text:p/>
        </draw:polygon>
        <draw:polygon draw:style-name="gr55" draw:text-style-name="P8" draw:layer="layout" svg:width="0.029cm" svg:height="2.647cm" svg:x="0.512cm" svg:y="13.827cm" svg:viewBox="0 0 30 2648" draw:points="0,2648 30,2648 30,0 0,0">
          <text:p/>
        </draw:polygon>
        <draw:polygon draw:style-name="gr55" draw:text-style-name="P8" draw:layer="layout" svg:width="0.03cm" svg:height="2.617cm" svg:x="18.854cm" svg:y="13.857cm" svg:viewBox="0 0 31 2618" draw:points="0,2618 31,2618 31,0 0,0">
          <text:p/>
        </draw:polygon>
        <draw:polygon draw:style-name="gr55" draw:text-style-name="P8" draw:layer="layout" svg:width="0.03cm" svg:height="2.181cm" svg:x="1.769cm" svg:y="14.293cm" svg:viewBox="0 0 31 2182" draw:points="0,2182 31,2182 31,0 0,0">
          <text:p/>
        </draw:polygon>
        <draw:polygon draw:style-name="gr55" draw:text-style-name="P8" draw:layer="layout" svg:width="0.03cm" svg:height="2.181cm" svg:x="6.291cm" svg:y="14.293cm" svg:viewBox="0 0 31 2182" draw:points="0,2182 31,2182 31,0 0,0">
          <text:p/>
        </draw:polygon>
        <draw:polygon draw:style-name="gr55" draw:text-style-name="P8" draw:layer="layout" svg:width="0.03cm" svg:height="2.181cm" svg:x="10.906cm" svg:y="14.293cm" svg:viewBox="0 0 31 2182" draw:points="0,2182 31,2182 31,0 0,0">
          <text:p/>
        </draw:polygon>
        <draw:polygon draw:style-name="gr55" draw:text-style-name="P8" draw:layer="layout" svg:width="0.03cm" svg:height="2.181cm" svg:x="12.765cm" svg:y="14.293cm" svg:viewBox="0 0 31 2182" draw:points="0,2182 31,2182 31,0 0,0">
          <text:p/>
        </draw:polygon>
        <draw:polygon draw:style-name="gr55" draw:text-style-name="P8" draw:layer="layout" svg:width="0.029cm" svg:height="1.774cm" svg:x="0.512cm" svg:y="16.88cm" svg:viewBox="0 0 30 1775" draw:points="0,1775 30,1775 30,0 0,0">
          <text:p/>
        </draw:polygon>
        <draw:polygon draw:style-name="gr55" draw:text-style-name="P8" draw:layer="layout" svg:width="0.03cm" svg:height="1.308cm" svg:x="1.769cm" svg:y="17.346cm" svg:viewBox="0 0 31 1309" draw:points="0,1309 31,1309 31,0 0,0">
          <text:p/>
        </draw:polygon>
        <draw:polygon draw:style-name="gr55" draw:text-style-name="P8" draw:layer="layout" svg:width="0.03cm" svg:height="1.308cm" svg:x="6.291cm" svg:y="17.346cm" svg:viewBox="0 0 31 1309" draw:points="0,1309 31,1309 31,0 0,0">
          <text:p/>
        </draw:polygon>
        <draw:polygon draw:style-name="gr55" draw:text-style-name="P8" draw:layer="layout" svg:width="0.03cm" svg:height="1.308cm" svg:x="10.906cm" svg:y="17.346cm" svg:viewBox="0 0 31 1309" draw:points="0,1309 31,1309 31,0 0,0">
          <text:p/>
        </draw:polygon>
        <draw:polygon draw:style-name="gr55" draw:text-style-name="P8" draw:layer="layout" svg:width="0.03cm" svg:height="1.308cm" svg:x="12.765cm" svg:y="17.346cm" svg:viewBox="0 0 31 1309" draw:points="0,1309 31,1309 31,0 0,0">
          <text:p/>
        </draw:polygon>
        <draw:polygon draw:style-name="gr55" draw:text-style-name="P8" draw:layer="layout" svg:width="0.03cm" svg:height="1.744cm" svg:x="18.854cm" svg:y="16.91cm" svg:viewBox="0 0 31 1745" draw:points="0,1745 31,1745 31,0 0,0">
          <text:p/>
        </draw:polygon>
        <draw:polygon draw:style-name="gr55" draw:text-style-name="P8" draw:layer="layout" svg:width="18.343cm" svg:height="0.03cm" svg:x="0.541cm" svg:y="1.9cm" svg:viewBox="0 0 18344 31" draw:points="0,31 18344,31 18344,0 0,0">
          <text:p/>
        </draw:polygon>
        <draw:polygon draw:style-name="gr55" draw:text-style-name="P8" draw:layer="layout" svg:width="18.343cm" svg:height="0.029cm" svg:x="0.541cm" svg:y="2.489cm" svg:viewBox="0 0 18344 30" draw:points="0,30 18344,30 18344,0 0,0">
          <text:p/>
        </draw:polygon>
        <draw:polygon draw:style-name="gr55" draw:text-style-name="P8" draw:layer="layout" svg:width="18.343cm" svg:height="0.03cm" svg:x="0.541cm" svg:y="2.925cm" svg:viewBox="0 0 18344 31" draw:points="0,31 18344,31 18344,0 0,0">
          <text:p/>
        </draw:polygon>
        <draw:polygon draw:style-name="gr55" draw:text-style-name="P8" draw:layer="layout" svg:width="18.343cm" svg:height="0.03cm" svg:x="0.5cm" svg:y="3.369cm" svg:viewBox="0 0 18344 31" draw:points="0,31 18344,31 18344,0 0,0">
          <text:p/>
        </draw:polygon>
        <draw:polygon draw:style-name="gr55" draw:text-style-name="P8" draw:layer="layout" svg:width="18.343cm" svg:height="0.029cm" svg:x="0.541cm" svg:y="3.798cm" svg:viewBox="0 0 18344 30" draw:points="0,30 18344,30 18344,0 0,0">
          <text:p/>
        </draw:polygon>
        <draw:polygon draw:style-name="gr55" draw:text-style-name="P8" draw:layer="layout" svg:width="18.343cm" svg:height="0.029cm" svg:x="0.541cm" svg:y="4.234cm" svg:viewBox="0 0 18344 30" draw:points="0,30 18344,30 18344,0 0,0">
          <text:p/>
        </draw:polygon>
        <draw:polygon draw:style-name="gr55" draw:text-style-name="P8" draw:layer="layout" svg:width="18.343cm" svg:height="0.029cm" svg:x="0.541cm" svg:y="4.67cm" svg:viewBox="0 0 18344 30" draw:points="0,30 18344,30 18344,0 0,0">
          <text:p/>
        </draw:polygon>
        <draw:polygon draw:style-name="gr55" draw:text-style-name="P8" draw:layer="layout" svg:width="18.343cm" svg:height="0.029cm" svg:x="0.541cm" svg:y="5.106cm" svg:viewBox="0 0 18344 30" draw:points="0,30 18344,30 18344,0 0,0">
          <text:p/>
        </draw:polygon>
        <draw:polygon draw:style-name="gr55" draw:text-style-name="P8" draw:layer="layout" svg:width="18.343cm" svg:height="0.029cm" svg:x="0.541cm" svg:y="5.542cm" svg:viewBox="0 0 18344 30" draw:points="0,30 18344,30 18344,0 0,0">
          <text:p/>
        </draw:polygon>
        <draw:polygon draw:style-name="gr55" draw:text-style-name="P8" draw:layer="layout" svg:width="18.343cm" svg:height="0.029cm" svg:x="0.541cm" svg:y="5.978cm" svg:viewBox="0 0 18344 30" draw:points="0,30 18344,30 18344,0 0,0">
          <text:p/>
        </draw:polygon>
        <draw:polygon draw:style-name="gr55" draw:text-style-name="P8" draw:layer="layout" svg:width="18.343cm" svg:height="0.029cm" svg:x="0.541cm" svg:y="6.414cm" svg:viewBox="0 0 18344 30" draw:points="0,30 18344,30 18344,0 0,0">
          <text:p/>
        </draw:polygon>
        <draw:polygon draw:style-name="gr55" draw:text-style-name="P8" draw:layer="layout" svg:width="18.343cm" svg:height="0.029cm" svg:x="0.541cm" svg:y="6.85cm" svg:viewBox="0 0 18344 30" draw:points="0,30 18344,30 18344,0 0,0">
          <text:p/>
        </draw:polygon>
        <draw:polygon draw:style-name="gr55" draw:text-style-name="P8" draw:layer="layout" svg:width="18.343cm" svg:height="0.029cm" svg:x="0.541cm" svg:y="7.286cm" svg:viewBox="0 0 18344 30" draw:points="0,30 18344,30 18344,0 0,0">
          <text:p/>
        </draw:polygon>
        <draw:polygon draw:style-name="gr55" draw:text-style-name="P8" draw:layer="layout" svg:width="18.343cm" svg:height="0.029cm" svg:x="0.541cm" svg:y="7.722cm" svg:viewBox="0 0 18344 30" draw:points="0,30 18344,30 18344,0 0,0">
          <text:p/>
        </draw:polygon>
        <draw:polygon draw:style-name="gr55" draw:text-style-name="P8" draw:layer="layout" svg:width="18.343cm" svg:height="0.029cm" svg:x="0.541cm" svg:y="8.158cm" svg:viewBox="0 0 18344 30" draw:points="0,30 18344,30 18344,0 0,0">
          <text:p/>
        </draw:polygon>
        <draw:polygon draw:style-name="gr55" draw:text-style-name="P8" draw:layer="layout" svg:width="18.343cm" svg:height="0.03cm" svg:x="0.541cm" svg:y="8.594cm" svg:viewBox="0 0 18344 31" draw:points="0,31 18344,31 18344,0 0,0">
          <text:p/>
        </draw:polygon>
        <draw:polygon draw:style-name="gr55" draw:text-style-name="P8" draw:layer="layout" svg:width="18.343cm" svg:height="0.03cm" svg:x="0.541cm" svg:y="9.03cm" svg:viewBox="0 0 18344 31" draw:points="0,31 18344,31 18344,0 0,0">
          <text:p/>
        </draw:polygon>
        <draw:polygon draw:style-name="gr55" draw:text-style-name="P8" draw:layer="layout" svg:width="18.343cm" svg:height="0.03cm" svg:x="0.541cm" svg:y="9.467cm" svg:viewBox="0 0 18344 31" draw:points="0,31 18344,31 18344,0 0,0">
          <text:p/>
        </draw:polygon>
        <draw:polygon draw:style-name="gr55" draw:text-style-name="P8" draw:layer="layout" svg:width="18.343cm" svg:height="0.031cm" svg:x="0.541cm" svg:y="9.903cm" svg:viewBox="0 0 18344 32" draw:points="0,32 18344,32 18344,0 0,0">
          <text:p/>
        </draw:polygon>
        <draw:polygon draw:style-name="gr55" draw:text-style-name="P8" draw:layer="layout" svg:width="18.343cm" svg:height="0.03cm" svg:x="0.541cm" svg:y="10.339cm" svg:viewBox="0 0 18344 31" draw:points="0,31 18344,31 18344,0 0,0">
          <text:p/>
        </draw:polygon>
        <draw:polygon draw:style-name="gr55" draw:text-style-name="P8" draw:layer="layout" svg:width="18.343cm" svg:height="0.03cm" svg:x="0.541cm" svg:y="10.775cm" svg:viewBox="0 0 18344 31" draw:points="0,31 18344,31 18344,0 0,0">
          <text:p/>
        </draw:polygon>
        <draw:polygon draw:style-name="gr55" draw:text-style-name="P8" draw:layer="layout" svg:width="18.343cm" svg:height="0.03cm" svg:x="0.541cm" svg:y="11.211cm" svg:viewBox="0 0 18344 31" draw:points="0,31 18344,31 18344,0 0,0">
          <text:p/>
        </draw:polygon>
        <draw:polygon draw:style-name="gr55" draw:text-style-name="P8" draw:layer="layout" svg:width="18.343cm" svg:height="0.03cm" svg:x="0.541cm" svg:y="11.647cm" svg:viewBox="0 0 18344 31" draw:points="0,31 18344,31 18344,0 0,0">
          <text:p/>
        </draw:polygon>
        <draw:polygon draw:style-name="gr55" draw:text-style-name="P8" draw:layer="layout" svg:width="18.343cm" svg:height="0.03cm" svg:x="0.541cm" svg:y="12.083cm" svg:viewBox="0 0 18344 31" draw:points="0,31 18344,31 18344,0 0,0">
          <text:p/>
        </draw:polygon>
        <draw:polygon draw:style-name="gr55" draw:text-style-name="P8" draw:layer="layout" svg:width="18.343cm" svg:height="0.03cm" svg:x="0.541cm" svg:y="12.519cm" svg:viewBox="0 0 18344 31" draw:points="0,31 18344,31 18344,0 0,0">
          <text:p/>
        </draw:polygon>
        <draw:polygon draw:style-name="gr55" draw:text-style-name="P8" draw:layer="layout" svg:width="18.343cm" svg:height="0.03cm" svg:x="0.541cm" svg:y="12.955cm" svg:viewBox="0 0 18344 31" draw:points="0,31 18344,31 18344,0 0,0">
          <text:p/>
        </draw:polygon>
        <draw:polygon draw:style-name="gr55" draw:text-style-name="P8" draw:layer="layout" svg:width="18.343cm" svg:height="0.03cm" svg:x="0.541cm" svg:y="13.391cm" svg:viewBox="0 0 18344 31" draw:points="0,31 18344,31 18344,0 0,0">
          <text:p/>
        </draw:polygon>
        <draw:polygon draw:style-name="gr55" draw:text-style-name="P8" draw:layer="layout" svg:width="18.343cm" svg:height="0.03cm" svg:x="0.541cm" svg:y="13.827cm" svg:viewBox="0 0 18344 31" draw:points="0,31 18344,31 18344,0 0,0">
          <text:p/>
        </draw:polygon>
        <draw:polygon draw:style-name="gr55" draw:text-style-name="P8" draw:layer="layout" svg:width="18.343cm" svg:height="0.03cm" svg:x="0.541cm" svg:y="14.263cm" svg:viewBox="0 0 18344 31" draw:points="0,31 18344,31 18344,0 0,0">
          <text:p/>
        </draw:polygon>
        <draw:polygon draw:style-name="gr55" draw:text-style-name="P8" draw:layer="layout" svg:width="18.343cm" svg:height="0.03cm" svg:x="0.541cm" svg:y="14.699cm" svg:viewBox="0 0 18344 31" draw:points="0,31 18344,31 18344,0 0,0">
          <text:p/>
        </draw:polygon>
        <draw:polygon draw:style-name="gr55" draw:text-style-name="P8" draw:layer="layout" svg:width="18.343cm" svg:height="0.03cm" svg:x="0.541cm" svg:y="15.135cm" svg:viewBox="0 0 18344 31" draw:points="0,31 18344,31 18344,0 0,0">
          <text:p/>
        </draw:polygon>
        <draw:polygon draw:style-name="gr55" draw:text-style-name="P8" draw:layer="layout" svg:width="18.343cm" svg:height="0.03cm" svg:x="0.541cm" svg:y="15.572cm" svg:viewBox="0 0 18344 31" draw:points="0,31 18344,31 18344,0 0,0">
          <text:p/>
        </draw:polygon>
        <draw:polygon draw:style-name="gr55" draw:text-style-name="P8" draw:layer="layout" svg:width="18.343cm" svg:height="0.03cm" svg:x="0.541cm" svg:y="16.008cm" svg:viewBox="0 0 18344 31" draw:points="0,31 18344,31 18344,0 0,0">
          <text:p/>
        </draw:polygon>
        <draw:polygon draw:style-name="gr55" draw:text-style-name="P8" draw:layer="layout" svg:width="18.343cm" svg:height="0.03cm" svg:x="0.541cm" svg:y="16.444cm" svg:viewBox="0 0 18344 31" draw:points="0,31 18344,31 18344,0 0,0">
          <text:p/>
        </draw:polygon>
        <draw:polygon draw:style-name="gr55" draw:text-style-name="P8" draw:layer="layout" svg:width="18.343cm" svg:height="0.03cm" svg:x="0.541cm" svg:y="16.88cm" svg:viewBox="0 0 18344 31" draw:points="0,31 18344,31 18344,0 0,0">
          <text:p/>
        </draw:polygon>
        <draw:polygon draw:style-name="gr55" draw:text-style-name="P8" draw:layer="layout" svg:width="18.343cm" svg:height="0.03cm" svg:x="0.541cm" svg:y="17.316cm" svg:viewBox="0 0 18344 31" draw:points="0,31 18344,31 18344,0 0,0">
          <text:p/>
        </draw:polygon>
        <draw:polygon draw:style-name="gr55" draw:text-style-name="P8" draw:layer="layout" svg:width="18.343cm" svg:height="0.03cm" svg:x="0.541cm" svg:y="17.752cm" svg:viewBox="0 0 18344 31" draw:points="0,31 18344,31 18344,0 0,0">
          <text:p/>
        </draw:polygon>
        <draw:polygon draw:style-name="gr55" draw:text-style-name="P8" draw:layer="layout" svg:width="18.343cm" svg:height="0.03cm" svg:x="0.541cm" svg:y="18.188cm" svg:viewBox="0 0 18344 31" draw:points="0,31 18344,31 18344,0 0,0">
          <text:p/>
        </draw:polygon>
        <draw:polygon draw:style-name="gr55" draw:text-style-name="P8" draw:layer="layout" svg:width="18.343cm" svg:height="0.03cm" svg:x="0.541cm" svg:y="18.624cm" svg:viewBox="0 0 18344 31" draw:points="0,31 18344,31 18344,0 0,0">
          <text:p/>
        </draw:polygon>
        <draw:frame draw:style-name="gr149" draw:text-style-name="P5" draw:layer="layout" svg:width="2.957cm" svg:height="0.336cm" svg:x="0.851cm" svg:y="4.748cm">
          <draw:text-box>
            <text:p text:style-name="P4"><text:span text:style-name="T4">worker(Сотрудники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0.5cm" fo:margin-right="0.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1T14:32:38.147714383</dc:date>
    <meta:editing-duration>PT31M48S</meta:editing-duration>
    <meta:editing-cycles>2</meta:editing-cycles>
    <meta:generator>LibreOffice/7.5.6.2$Linux_X86_64 LibreOffice_project/50$Build-2</meta:generator>
    <meta:document-statistic meta:object-count="1011"/>
  </office:meta>
</office:document-meta>
</file>